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D521739869A6EF08.jpg" manifest:media-type="image/jpeg"/>
  <manifest:file-entry manifest:full-path="Pictures/10000000000000DE000000DE3E03341B18315253.gif" manifest:media-type="image/gif"/>
  <manifest:file-entry manifest:full-path="Pictures/10000001000001400000019ECA6DDE03155B21C8.png" manifest:media-type="image/png"/>
  <manifest:file-entry manifest:full-path="Pictures/1000000000000139000001F4A2B1EE6E799929D6.jpg" manifest:media-type="image/jpeg"/>
  <manifest:file-entry manifest:full-path="Pictures/10000000000000FA0000016A16FA12F826E20457.jpg" manifest:media-type="image/jpeg"/>
  <manifest:file-entry manifest:full-path="Pictures/100000000000010E0000017FB564DB91EEA68DDE.jpg" manifest:media-type="image/jpeg"/>
  <manifest:file-entry manifest:full-path="Pictures/10000001000001BF000002592623D938EF19485E.png" manifest:media-type="image/png"/>
  <manifest:file-entry manifest:full-path="Pictures/1000000000000195000001F3963D1D9E5458313F.jpg" manifest:media-type="image/jpeg"/>
  <manifest:file-entry manifest:full-path="Pictures/1000000000000099000000DA6A34329257779B57.jpg" manifest:media-type="image/jpeg"/>
  <manifest:file-entry manifest:full-path="Pictures/1000000000000198000001F4A61DF8B4C4303C62.jpg" manifest:media-type="image/jpeg"/>
  <manifest:file-entry manifest:full-path="Pictures/1000000000000196000001F4CC57CEB32F12F5E2.jpg" manifest:media-type="image/jpeg"/>
  <manifest:file-entry manifest:full-path="Pictures/10000000000003ED0000058D818163B614378B4D.png" manifest:media-type="image/png"/>
  <manifest:file-entry manifest:full-path="Pictures/100000000000015C000001EF0243330DC300D792.jpg" manifest:media-type="image/jpeg"/>
  <manifest:file-entry manifest:full-path="Pictures/10000000000000D70000011E97DCB7DDBD02FC22.jpg" manifest:media-type="image/jpeg"/>
  <manifest:file-entry manifest:full-path="Pictures/10000000000000E40000015E2BFDEEADCD623D3D.jpg" manifest:media-type="image/jpeg"/>
  <manifest:file-entry manifest:full-path="Pictures/1000000000000634000003602728AA1DA5B7E981.jpg" manifest:media-type="image/jpeg"/>
  <manifest:file-entry manifest:full-path="Pictures/10000001000002F900000434D31FFE545FBF80EB.png" manifest:media-type="image/png"/>
  <manifest:file-entry manifest:full-path="Pictures/10000000000001A5000001F4D1B4F50A5C56BBE8.jpg" manifest:media-type="image/jpeg"/>
  <manifest:file-entry manifest:full-path="Pictures/100000000000032500000050164F7C827DFBE8A9.png" manifest:media-type="image/png"/>
  <manifest:file-entry manifest:full-path="Pictures/1000000100000662000008B082CA01ABB4AD74DA.png" manifest:media-type="image/png"/>
  <manifest:file-entry manifest:full-path="Pictures/10000000000000830000003CF6AC0E2F75F7B87C.png" manifest:media-type="image/png"/>
  <manifest:file-entry manifest:full-path="Pictures/1000000100000160000001ECAD1E6ECD96EA00F4.png" manifest:media-type="image/png"/>
  <manifest:file-entry manifest:full-path="Pictures/1000000000000176000001F4D74745D62FFF595E.jpg" manifest:media-type="image/jpeg"/>
  <manifest:file-entry manifest:full-path="Pictures/100000000000012B0000015C743889C6AA2056CA.jpg" manifest:media-type="image/jpeg"/>
  <manifest:file-entry manifest:full-path="Pictures/10000001000000780000009D4E8FB1B29A1CD16A.png" manifest:media-type="image/png"/>
  <manifest:file-entry manifest:full-path="Pictures/100000000000015D000001F4124923D6BF89745A.jpg" manifest:media-type="image/jpeg"/>
  <manifest:file-entry manifest:full-path="Pictures/10000000000001060000016DD6642CA13E040A4F.jpg" manifest:media-type="image/jpeg"/>
  <manifest:file-entry manifest:full-path="Pictures/10000000000000E10000012C673D04DC028691F6.jpg" manifest:media-type="image/jpeg"/>
  <manifest:file-entry manifest:full-path="Pictures/1000000100000177000001F4FD22916AB2930468.png" manifest:media-type="image/png"/>
  <manifest:file-entry manifest:full-path="Pictures/1000000000000196000001F4CD6D9A7844D10520.jpg" manifest:media-type="image/jpeg"/>
  <manifest:file-entry manifest:full-path="Pictures/10000000000000E40000015E8C3A34D6C29D594D.jpg" manifest:media-type="image/jpeg"/>
  <manifest:file-entry manifest:full-path="Pictures/10000001000000CF0000004EA20EC638A79CE92B.png" manifest:media-type="image/png"/>
  <manifest:file-entry manifest:full-path="Pictures/100000000000015E000001F3ABE81094D9F9A15A.jpg" manifest:media-type="image/jpeg"/>
  <manifest:file-entry manifest:full-path="Pictures/10000000000000FA00000134A51C16862A83E19A.jpg" manifest:media-type="image/jpeg"/>
  <manifest:file-entry manifest:full-path="Pictures/10000000000000FA0000014FC2D251B2995B8F86.jpg" manifest:media-type="image/jpeg"/>
  <manifest:file-entry manifest:full-path="Pictures/100000000000013A00000170024EC74F64F1B192.jpg" manifest:media-type="image/jpeg"/>
  <manifest:file-entry manifest:full-path="Pictures/10000000000000FE0000017377D8ED17E1AE62CA.jpg" manifest:media-type="image/jpeg"/>
  <manifest:file-entry manifest:full-path="Pictures/100000000000014D000001F46AE5EA44D6A2F97C.jpg" manifest:media-type="image/jpe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000000107000001768332176E4BDFD5E8.jpg" manifest:media-type="image/jpeg"/>
  <manifest:file-entry manifest:full-path="Pictures/10000000000004140000050E6CAA9D4021340B99.png" manifest:media-type="image/png"/>
  <manifest:file-entry manifest:full-path="Pictures/1000000100000153000001E076B93455FA4B637B.png" manifest:media-type="image/png"/>
  <manifest:file-entry manifest:full-path="Pictures/10000000000000E10000012C0FEF7B7DEC609735.png" manifest:media-type="image/png"/>
  <manifest:file-entry manifest:full-path="Pictures/1000000000000178000001F41AD91B25130F0A3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0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1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3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/>
      <style:paragraph-properties style:writing-mode="lr-tb"/>
    </style:style>
    <style:style style:name="gr3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3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/>
      <style:paragraph-properties style:writing-mode="lr-tb"/>
    </style:style>
    <style:style style:name="gr3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/>
      <style:paragraph-properties style:writing-mode="lr-tb"/>
    </style:style>
    <style:style style:name="gr4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14cm"/>
      <style:paragraph-properties style:writing-mode="lr-tb"/>
    </style:style>
    <style:style style:name="gr4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9cm"/>
      <style:paragraph-properties style:writing-mode="lr-tb"/>
    </style:style>
    <style:style style:name="gr4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8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50" style:family="graphic" style:parent-style-name="standard">
      <style:graphic-properties draw:textarea-vertical-align="middle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5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/>
      <style:paragraph-properties style:writing-mode="lr-tb"/>
    </style:style>
    <style:style style:name="gr5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9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6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6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9cm"/>
      <style:paragraph-properties style:writing-mode="lr-tb"/>
    </style:style>
    <style:style style:name="gr6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683cm"/>
      <style:paragraph-properties style:writing-mode="lr-tb"/>
    </style:style>
    <style:style style:name="gr6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134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17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9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36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80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7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5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51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05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356cm" draw:shadow="visible"/>
      <style:paragraph-properties style:writing-mode="lr-tb"/>
    </style:style>
    <style:style style:name="gr106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7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8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09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110" style:family="graphic" style:parent-style-name="standard">
      <style:graphic-properties draw:stroke="none" draw:fill="none" fo:min-height="3.155cm"/>
      <style:paragraph-properties style:writing-mode="lr-tb"/>
    </style:style>
    <style:style style:name="gr111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loext:color-lum-mod="100%" loext:color-lum-off="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P30" style:family="paragraph">
      <style:paragraph-properties fo:text-align="end"/>
    </style:style>
    <style:style style:name="P31" style:family="paragraph">
      <loext:graphic-properties draw:fill="solid" draw:fill-color="#6ad7e5"/>
      <style:paragraph-properties fo:text-align="end" style:writing-mode="lr-tb"/>
      <style:text-properties style:font-name="Liberation Sans1" fo:font-size="12pt" fo:language="ru" fo:country="RU" style:font-size-asian="12pt" style:font-size-complex="12pt"/>
    </style:style>
    <style:style style:name="P32" style:family="paragraph">
      <style:paragraph-properties fo:line-height="100%"/>
    </style:style>
    <style:style style:name="P33" style:family="paragraph">
      <loext:graphic-properties draw:fill="solid" draw:fill-color="#eeeeee"/>
      <style:paragraph-properties fo:line-height="100%" style:writing-mode="lr-tb"/>
      <style:text-properties style:font-name="Liberation Mono1" fo:font-size="10pt" fo:language="ru" fo:country="RU" style:font-size-asian="10pt" style:font-size-complex="10pt"/>
    </style:style>
    <style:style style:name="P34" style:family="paragraph">
      <style:paragraph-properties fo:line-height="100%" fo:text-align="end"/>
    </style:style>
    <style:style style:name="P35" style:family="paragraph">
      <loext:graphic-properties draw:fill="solid" draw:fill-color="#eeeeee"/>
      <style:paragraph-properties fo:line-height="100%" fo:text-align="end" style:writing-mode="lr-tb"/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36" style:family="paragraph">
      <loext:graphic-properties draw:fill="solid" draw:fill-color="#eeeeee"/>
      <style:paragraph-properties fo:line-height="100%" fo:text-align="end" style:writing-mode="lr-tb"/>
      <style:text-properties fo:color="#3465a4" loext:opacity="100%" loext:color-lum-mod="100%" loext:color-lum-off="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loext:graphic-properties draw:fill="solid" draw:fill-color="#ffffff"/>
      <style:paragraph-properties fo:text-align="center" style:writing-mode="lr-tb"/>
    </style:style>
    <style:style style:name="P3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40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1pt" fo:language="ru" fo:country="RU" style:font-size-asian="11pt" style:font-size-complex="11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5pt" fo:language="ru" fo:country="RU" style:font-size-asian="15pt" style:font-size-complex="15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fo:language="ru" fo:country="RU" style:font-size-asian="14pt" style:font-size-complex="14pt"/>
    </style:style>
    <style:style style:name="P46" style:family="paragraph">
      <style:paragraph-properties fo:text-align="center" style:writing-mode="lr-tb"/>
      <style:text-properties fo:color="#000066" loext:opacity="100%" fo:language="ru" fo:country="RU"/>
    </style:style>
    <style:style style:name="P47" style:family="paragraph">
      <loext:graphic-properties draw:fill="solid" draw:fill-color="#eeeeee"/>
      <style:paragraph-properties fo:text-align="center" style:writing-mode="lr-tb"/>
      <style:text-properties fo:color="#000066" loext:opacity="100%" loext:color-lum-mod="100%" loext:color-lum-off="0%" fo:language="ru" fo:country="RU"/>
    </style:style>
    <style:style style:name="P48" style:family="paragraph">
      <style:paragraph-properties fo:text-align="center" style:writing-mode="lr-tb"/>
      <style:text-properties fo:font-size="18pt" fo:language="ru" fo:country="RU"/>
    </style:style>
    <style:style style:name="P49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0" style:family="paragraph">
      <style:paragraph-properties fo:text-align="center"/>
      <style:text-properties fo:language="ru" fo:country="RU"/>
    </style:style>
    <style:style style:name="P51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2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4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5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3pt" fo:language="ru" fo:country="RU" style:font-size-asian="13pt" style:font-size-complex="13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6pt" fo:language="ru" fo:country="RU" style:font-size-asian="16pt" style:font-size-complex="16pt"/>
    </style:style>
    <style:style style:name="P63" style:family="paragraph">
      <style:paragraph-properties fo:text-align="end" style:writing-mode="lr-tb"/>
      <style:text-properties fo:color="#000066" loext:opacity="100%" fo:language="ru" fo:country="RU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3pt" fo:language="ru" fo:country="RU" style:font-size-asian="13pt" style:font-size-complex="13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pt" fo:language="ru" fo:country="RU" style:font-size-asian="11pt" style:font-size-complex="11pt"/>
    </style:style>
    <style:style style:name="P66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2pt" fo:language="ru" fo:country="RU" style:font-size-asian="12pt" style:font-size-complex="12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tyle="italic" style:font-style-asian="italic" style:font-style-complex="italic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20pt" fo:language="ru" fo:country="RU" style:font-size-asian="22pt" style:font-size-complex="22pt"/>
    </style:style>
    <style:style style:name="P71" style:family="paragraph">
      <style:paragraph-properties fo:margin-left="2cm" fo:margin-right="0cm" fo:margin-top="0cm" fo:margin-bottom="0cm" fo:line-height="100%" fo:text-indent="0cm"/>
    </style:style>
    <style:style style:name="P72" style:family="paragraph">
      <style:paragraph-properties fo:margin-left="0cm" fo:margin-right="0cm" fo:margin-top="0cm" fo:margin-bottom="0cm" fo:line-height="100%" fo:text-align="start" fo:text-indent="0cm"/>
    </style:style>
    <style:style style:name="P73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74" style:family="paragraph">
      <style:paragraph-properties fo:margin-left="0cm" fo:margin-right="0cm" fo:margin-top="0cm" fo:margin-bottom="0cm" fo:line-height="100%" fo:text-align="center" fo:text-indent="0cm"/>
    </style:style>
    <style:style style:name="P75" style:family="paragraph">
      <style:paragraph-properties fo:text-align="justify" style:writing-mode="lr-tb"/>
      <style:text-properties fo:color="#000066" loext:opacity="100%" fo:language="ru" fo:country="RU"/>
    </style:style>
    <style:style style:name="P76" style:family="paragraph">
      <loext:graphic-properties draw:fill="solid" draw:fill-color="#eeeeee"/>
      <style:paragraph-properties fo:text-align="justify" style:writing-mode="lr-tb"/>
      <style:text-properties fo:color="#000066" loext:opacity="100%" loext:color-lum-mod="100%" loext:color-lum-off="0%" fo:language="ru" fo:country="RU"/>
    </style:style>
    <style:style style:name="P77" style:family="paragraph">
      <style:paragraph-properties fo:text-align="justify"/>
    </style:style>
    <style:style style:name="P78" style:family="paragraph">
      <loext:graphic-properties draw:fill="none" draw:fill-color="#ffffff"/>
      <style:paragraph-properties fo:text-align="justify" style:writing-mode="lr-tb"/>
      <style:text-properties fo:color="#000099" loext:opacity="100%" loext:color-lum-mod="100%" loext:color-lum-off="0%" style:font-name="Piboto" fo:font-size="26pt" fo:language="ru" fo:country="RU" style:font-size-asian="26pt" style:font-size-complex="26pt"/>
    </style:style>
    <style:style style:name="P79" style:family="paragraph">
      <loext:graphic-properties draw:fill="solid" draw:fill-color="#007d9c"/>
      <style:paragraph-properties fo:text-align="center"/>
      <style:text-properties fo:language="ru" fo:country="RU"/>
    </style:style>
    <style:style style:name="P80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81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Liberation Sans1" fo:font-size="80pt" fo:language="ru" fo:country="RU" style:font-size-asian="80pt" style:font-size-complex="80pt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loext:color-lum-mod="100%" loext:color-lum-off="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0" style:family="text">
      <style:text-properties fo:color="#3465a4" loext:opacity="100%" fo:font-size="10pt" style:font-size-asian="10pt" style:font-size-complex="10pt"/>
    </style:style>
    <style:style style:name="T51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2" style:family="text">
      <style:text-properties fo:font-size="10pt" fo:font-style="normal" style:font-size-asian="10pt" style:font-style-asian="normal" style:font-size-complex="10pt" style:font-style-complex="normal"/>
    </style:style>
    <style:style style:name="T5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67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68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color="#006699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6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7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7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1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2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83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84" style:family="text">
      <style:text-properties fo:color="#007d9c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5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86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1" style:family="text">
      <style:text-properties fo:color="#007d9c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2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3" style:family="text">
      <style:text-properties fo:color="#006699" loext:opacity="100%" style:font-name="Liberation Mono1" fo:font-size="14pt" fo:language="ru" fo:country="RU" fo:font-weight="bold" style:font-size-asian="14pt" style:font-weight-asian="bold" style:font-size-complex="14pt" style:font-weight-complex="bold"/>
    </style:style>
    <style:style style:name="T94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9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8" style:family="text">
      <style:text-properties fo:color="#006699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01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color="#eeeee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05" style:family="text">
      <style:text-properties fo:color="#c9211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06" style:family="text">
      <style:text-properties fo:color="#eeeeee" loext:opacity="100%" style:font-name="Liberation Mono1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07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10" style:family="text">
      <style:text-properties style:font-name="Liberation Sans1" fo:font-size="12pt" fo:language="ru" fo:country="RU" style:font-size-asian="12pt" style:font-size-complex="12pt"/>
    </style:style>
    <style:style style:name="T111" style:family="text">
      <style:text-properties fo:color="#3465a4" loext:opacity="100%" style:font-name="Liberation Sans1" fo:font-size="12pt" fo:language="ru" fo:country="RU" style:font-size-asian="12pt" style:font-size-complex="12pt"/>
    </style:style>
    <style:style style:name="T112" style:family="text">
      <style:text-properties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style:font-name="Liberation Mono1" fo:font-size="10pt" fo:language="ru" fo:country="RU" style:font-size-asian="10pt" style:font-size-complex="10pt"/>
    </style:style>
    <style:style style:name="T116" style:family="text">
      <style:text-properties style:font-name="Liberation Mono1" fo:font-size="10pt" fo:language="ru" fo:country="RU" style:font-name-asian="Liberation Sans4" style:font-size-asian="10pt" style:font-name-complex="Liberation Sans4" style:font-size-complex="10pt"/>
    </style:style>
    <style:style style:name="T117" style:family="text">
      <style:text-properties fo:color="#3465a4" loext:opacity="100%" style:font-name="Liberation Mono1" fo:font-size="10pt" fo:language="ru" fo:country="RU" style:font-name-asian="Liberation Sans4" style:font-size-asian="10pt" style:font-name-complex="Liberation Sans4" style:font-size-complex="10pt"/>
    </style:style>
    <style:style style:name="T118" style:family="text">
      <style:text-properties fo:color="#3465a4" loext:opacity="100%" style:font-name="Liberation Mono1" fo:font-size="10pt" fo:language="ru" fo:country="RU" style:font-size-asian="10pt" style:font-size-complex="10pt"/>
    </style:style>
    <style:style style:name="T119" style:family="text">
      <style:text-properties fo:font-variant="normal" fo:text-transform="none" fo:color="#3465a4" loext:opacity="10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121" style:family="text">
      <style:text-properties fo:color="#3465a4" loext:opacity="10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122" style:family="text">
      <style:text-properties fo:color="#3465a4" loext:opacity="100%"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23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24" style:family="text">
      <style:text-properties fo:color="#006699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T12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27" style:family="text">
      <style:text-properties fo:color="#006699" loext:opacity="100%" style:font-name="Liberation Mono1" fo:font-size="11.5pt" fo:language="ru" fo:country="RU" fo:font-weight="normal" style:font-size-asian="11.5pt" style:font-weight-asian="normal" style:font-size-complex="11.5pt" style:font-weight-complex="normal"/>
    </style:style>
    <style:style style:name="T128" style:family="text">
      <style:text-properties fo:color="#006699" loext:opacity="100%" style:font-name="Liberation Mono1" fo:font-size="11.5pt" fo:language="ru" fo:country="RU" fo:font-weight="bold" style:font-size-asian="11.5pt" style:font-weight-asian="bold" style:font-size-complex="11.5pt" style:font-weight-complex="bold"/>
    </style:style>
    <style:style style:name="T129" style:family="text">
      <style:text-properties fo:color="#006699" loext:opacity="100%" style:font-name="Liberation Sans1" fo:font-size="11.5pt" fo:language="ru" fo:country="RU" fo:font-weight="bold" style:font-size-asian="11.5pt" style:font-weight-asian="bold" style:font-size-complex="11.5pt" style:font-weight-complex="bold"/>
    </style:style>
    <style:style style:name="T130" style:family="text">
      <style:text-properties fo:color="#006699" loext:opacity="100%" style:font-name="Liberation Sans1" fo:font-size="11.5pt" fo:language="en" fo:country="US" fo:font-weight="normal" style:font-size-asian="11.5pt" style:font-weight-asian="normal" style:font-size-complex="11.5pt" style:font-weight-complex="normal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Liberation Sans4" style:font-size-asian="11.5pt" style:font-style-asian="normal" style:font-weight-asian="normal" style:font-name-complex="Liberation Sans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color="#ce181e" loext:opacity="100%" style:font-name="Liberation Mono1" fo:font-size="11pt" fo:language="ru" fo:country="RU" fo:font-weight="bold" style:font-size-asian="11pt" style:font-weight-asian="bold" style:font-size-complex="11pt" style:font-weight-complex="bold"/>
    </style:style>
    <style:style style:name="T134" style:family="text">
      <style:text-properties fo:color="#006699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35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color="#ce181e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42" style:family="text">
      <style:text-properties fo:color="#ce181e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43" style:family="text">
      <style:text-properties fo:color="#006699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4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8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149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50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5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3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54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55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56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7" style:family="text">
      <style:text-properties fo:color="#006699" loext:opacity="100%" style:font-name="Liberation Mono1" fo:font-size="14pt" fo:language="ru" fo:country="RU" fo:font-weight="normal" style:font-size-asian="14pt" style:font-weight-asian="bold" style:font-size-complex="14pt" style:font-weight-complex="600"/>
    </style:style>
    <style:style style:name="T158" style:family="text">
      <style:text-properties fo:color="#c9211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9" style:family="text">
      <style:text-properties fo:color="#c9211e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6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2a60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6" style:family="text">
      <style:text-properties fo:color="#ce18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6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68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9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70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1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75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76" style:family="text">
      <style:text-properties fo:color="#006699" loext:opacity="100%" style:text-outline="false" style:font-name="Liberation Sans1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77" style:family="text">
      <style:text-properties fo:color="#006699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78" style:family="text">
      <style:text-properties fo:color="#006699" loext:opacity="100%" style:font-name="Liberation Mono1" fo:font-size="13pt" fo:language="ru" fo:country="RU" fo:font-weight="bold" style:font-size-asian="13pt" style:font-weight-asian="bold" style:font-size-complex="13pt" style:font-weight-complex="bold"/>
    </style:style>
    <style:style style:name="T179" style:family="text">
      <style:text-properties fo:color="#006699" loext:opacity="100%" style:font-name="Liberation Mono1" fo:font-size="13pt" fo:language="ru" fo:country="RU" fo:font-weight="normal" style:font-name-asian="Liberation Mono1" style:font-size-asian="13pt" style:font-weight-asian="normal" style:font-name-complex="Liberation Mono1" style:font-size-complex="13pt" style:font-weight-complex="normal"/>
    </style:style>
    <style:style style:name="T18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color="#006699" loext:opacity="100%" style:font-name="Liberation Sans1" fo:font-size="13pt" fo:language="ru" fo:country="RU" fo:font-weight="normal" style:font-size-asian="13pt" style:font-weight-asian="normal" style:font-size-complex="13pt" style:font-weight-complex="normal"/>
    </style:style>
    <style:style style:name="T18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Liberation Mono1" style:font-size-asian="13pt" style:font-style-asian="italic" style:font-weight-asian="normal" style:font-name-complex="Liberation Mono1" style:font-size-complex="13pt" style:font-style-complex="italic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Liberation Mono1" style:font-size-asian="13pt" style:font-style-asian="normal" style:font-weight-asian="bold" style:font-name-complex="Liberation Mono1" style:font-size-complex="13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92" style:family="text">
      <style:text-properties fo:color="#c9211e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color="#006699" loext:opacity="100%"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T196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19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98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99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00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0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color="#006699" loext:opacity="100%" style:font-name="Liberation Mono1" fo:font-size="16pt" fo:language="ru" fo:country="RU" fo:font-style="normal" fo:font-weight="normal" style:font-name-asian="Liberation Mono1" style:font-size-asian="16pt" style:font-style-asian="normal" style:font-weight-asian="normal" style:font-name-complex="Liberation Mono1" style:font-size-complex="16pt" style:font-style-complex="normal" style:font-weight-complex="normal"/>
    </style:style>
    <style:style style:name="T204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205" style:family="text">
      <style:text-properties fo:font-variant="normal" fo:text-transform="none" fo:color="#ffffff" loext:opacity="100%" style:text-outline="false" style:text-line-through-style="none" style:text-line-through-type="none" style:font-name="Liberation Sans4" fo:font-size="28pt" fo:language="ru" fo:country="RU" fo:font-style="normal" fo:text-shadow="none" style:text-underline-style="none" fo:font-weight="normal" style:letter-kerning="true" style:font-name-asian="Liberation Sans4" style:font-size-asian="28pt" style:font-style-asian="normal" style:font-weight-asian="normal" style:font-name-complex="Liberation 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color="#006699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209" style:family="text">
      <style:text-properties fo:color="#006699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21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text-shadow="none" style:text-underline-style="none" fo:font-weight="normal" style:letter-kerning="true" style:font-name-asian="DejaVu Sans" style:font-size-asian="12pt" style:font-weight-asian="normal" style:font-name-complex="FreeSans2" style:font-size-complex="12pt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text-shadow="none" style:text-underline-style="none" fo:font-weight="bold" style:letter-kerning="true" style:font-name-asian="DejaVu Sans" style:font-size-asian="12pt" style:font-weight-asian="bold" style:font-name-complex="FreeSans2" style:font-size-complex="12pt" style:font-weight-complex="bold" style:text-emphasize="none" style:font-relief="none" style:text-overline-style="none" style:text-overline-color="font-color"/>
    </style:style>
    <style:style style:name="T212" style:family="text">
      <style:text-properties fo:color="#006699" loext:opacity="100%" style:font-name="Liberation Mono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13" style:family="text">
      <style:text-properties fo:color="#006699" loext:opacity="100%" style:font-name="Liberation Mono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color="#006699" loext:opacity="100%" style:font-name="Liberation Mono1" fo:font-size="18pt" fo:language="ru" fo:country="RU" fo:font-weight="normal" style:font-size-asian="18pt" style:font-weight-asian="normal" style:font-size-complex="18pt" style:font-weight-complex="normal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21" style:family="text">
      <style:text-properties fo:color="#006699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2" style:family="text">
      <style:text-properties fo:color="#006699" loext:opacity="100%" style:font-name="Liberation Mono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225" style:family="text">
      <style:text-properties fo:color="#006699" loext:opacity="100%" style:font-name="Liberation Mono1" fo:font-size="18pt" fo:language="ru" fo:country="RU" fo:font-weight="bold" style:font-size-asian="18pt" style:font-weight-asian="bold" style:font-size-complex="18pt" style:font-weight-complex="bold"/>
    </style:style>
    <style:style style:name="T226" style:family="text">
      <style:text-properties fo:color="#006699" loext:opacity="100%" style:font-name="Liberation Mono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27" style:family="text">
      <style:text-properties fo:color="#006699" loext:opacity="100%" style:font-name="Liberation Mono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28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2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color="#006699" loext:opacity="100%" style:font-name="Liberation Mono1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4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Liberation Mono1" style:font-size-asian="14pt" style:font-style-asian="italic" style:font-weight-asian="normal" style:font-name-complex="Liberation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8" style:family="text">
      <style:text-properties fo:color="#006699" loext:opacity="100%" style:font-name="Liberation Mono1" fo:font-size="14pt" fo:language="ru" fo:country="RU" fo:font-style="italic" fo:font-weight="normal" style:font-name-asian="Liberation Mono1" style:font-size-asian="14pt" style:font-style-asian="italic" style:font-weight-asian="normal" style:font-name-complex="Liberation Mono1" style:font-size-complex="14pt" style:font-style-complex="italic" style:font-weight-complex="normal"/>
    </style:style>
    <style:style style:name="T249" style:family="text">
      <style:text-properties fo:color="#006699" loext:opacity="100%" style:font-name="Liberation Sans1" fo:font-size="12pt" fo:language="en" fo:country="US" fo:font-weight="normal" style:font-size-asian="12pt" style:font-weight-asian="normal" style:font-size-complex="12pt" style:font-weight-complex="normal"/>
    </style:style>
    <style:style style:name="T250" style:family="text">
      <style:text-properties fo:color="#006699" loext:opacity="100%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251" style:family="text">
      <style:text-properties fo:color="#006699" loext:opacity="100%" style:font-name="Liberation Sans1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5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bold" style:letter-kerning="true" style:font-name-asian="Liberation Sans4" style:font-size-asian="15pt" style:font-style-asian="normal" style:font-weight-asian="bold" style:font-name-complex="Liberation Sans4" style:font-size-complex="15pt" style:font-style-complex="normal" style:font-weight-complex="bold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5" style:family="text">
      <style:text-properties fo:color="#006699" loext:opacity="100%" style:font-name="Liberation Sans4" fo:font-size="15pt" fo:language="ru" fo:country="RU" fo:font-style="normal" fo:font-weight="normal" style:font-name-asian="Liberation Sans4" style:font-size-asian="15pt" style:font-style-asian="normal" style:font-weight-asian="normal" style:font-name-complex="Liberation Sans4" style:font-size-complex="15pt" style:font-style-complex="normal" style:font-weight-complex="normal"/>
    </style:style>
    <style:style style:name="T256" style:family="text">
      <style:text-properties fo:color="#006699" loext:opacity="100%" style:font-name="Liberation Sans4" fo:font-size="15pt" fo:language="en" fo:country="US" fo:font-weight="normal" style:font-name-asian="Liberation Sans4" style:font-size-asian="15pt" style:font-weight-asian="normal" style:font-name-complex="Liberation Sans4" style:font-size-complex="15pt" style:font-weight-complex="normal"/>
    </style:style>
    <style:style style:name="T257" style:family="text">
      <style:text-properties fo:color="#006699" loext:opacity="100%" style:font-name="Liberation Sans1" fo:font-size="15pt" fo:language="en" fo:country="US" fo:font-weight="bold" style:font-size-asian="15pt" style:font-weight-asian="bold" style:font-size-complex="15pt" style:font-weight-complex="bold"/>
    </style:style>
    <style:style style:name="T258" style:family="text">
      <style:text-properties fo:color="#006699" loext:opacity="100%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259" style:family="text">
      <style:text-properties fo:color="#006699" loext:opacity="100%" style:font-name="Liberation Sans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260" style:family="text">
      <style:text-properties fo:color="#006699" loext:opacity="100%" style:font-name="Liberation Sans4" fo:font-size="15pt" fo:language="en" fo:country="US" fo:font-style="italic" fo:font-weight="normal" style:font-name-asian="Liberation Sans4" style:font-size-asian="15pt" style:font-style-asian="italic" style:font-weight-asian="normal" style:font-name-complex="Liberation Sans4" style:font-size-complex="15pt" style:font-style-complex="italic" style:font-weight-complex="normal"/>
    </style:style>
    <style:style style:name="T261" style:family="text">
      <style:text-properties fo:color="#006699" loext:opacity="100%" style:font-name="Liberation Sans4" fo:font-size="15pt" fo:language="ru" fo:country="RU" fo:font-style="normal" fo:font-weight="bold" style:font-name-asian="Liberation Sans4" style:font-size-asian="15pt" style:font-style-asian="normal" style:font-weight-asian="bold" style:font-name-complex="Liberation Sans4" style:font-size-complex="15pt" style:font-style-complex="normal" style:font-weight-complex="bold"/>
    </style:style>
    <style:style style:name="T262" style:family="text">
      <style:text-properties fo:color="#006699" loext:opacity="100%" style:font-name="Liberation Sans4" fo:font-size="15pt" fo:language="ru" fo:country="RU" fo:font-style="italic" fo:font-weight="bold" style:font-name-asian="Liberation Sans4" style:font-size-asian="15pt" style:font-style-asian="italic" style:font-weight-asian="bold" style:font-name-complex="Liberation Sans4" style:font-size-complex="15pt" style:font-style-complex="italic" style:font-weight-complex="bold"/>
    </style:style>
    <style:style style:name="T26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en" fo:country="US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italic" fo:text-shadow="none" style:text-underline-style="none" fo:font-weight="bold" style:letter-kerning="true" style:font-name-asian="Liberation Sans4" style:font-size-asian="15pt" style:font-style-asian="italic" style:font-weight-asian="bold" style:font-name-complex="Liberation Sans4" style:font-size-complex="15pt" style:font-style-complex="italic" style:font-weight-complex="bold" style:text-emphasize="none" style:font-relief="none" style:text-overline-style="none" style:text-overline-color="font-color"/>
    </style:style>
    <style:style style:name="T269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270" style:family="text">
      <style:text-properties fo:color="#006699" loext:opacity="100%" style:font-name="Liberation Mono1" fo:font-size="18pt" fo:language="ru" fo:country="RU" fo:font-weight="normal" style:font-name-asian="Liberation Mono1" style:font-size-asian="18pt" style:font-weight-asian="normal" style:font-name-complex="Liberation Mono1" style:font-size-complex="18pt" style:font-weight-complex="normal"/>
    </style:style>
    <style:style style:name="T271" style:family="text">
      <style:text-properties fo:color="#006699" loext:opacity="100%" style:font-name="Liberation Mono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72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3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4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27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8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83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84" style:family="text">
      <style:text-properties fo:color="#006699" loext:opacity="100%" style:font-name="Liberation Sans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85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286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287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288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289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9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6pt" fo:language="ru" fo:country="RU" fo:font-style="normal" fo:text-shadow="none" style:text-underline-style="none" fo:font-weight="normal" style:letter-kerning="true" style:font-name-asian="DejaVu Sans" style:font-size-asian="6pt" style:font-style-asian="normal" style:font-weight-asian="normal" style:font-name-complex="FreeSans2" style:font-size-complex="6pt" style:font-style-complex="normal" style:font-weight-complex="normal" style:text-emphasize="none" style:font-relief="none" style:text-overline-style="none" style:text-overline-color="font-color"/>
    </style:style>
    <style:style style:name="T291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92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93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95" style:family="text">
      <style:text-properties fo:color="#ffffff" loext:opacity="100%" style:text-outline="false" style:font-name="Liberation Sans1" fo:font-size="16pt" fo:language="ru" fo:country="RU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296" style:family="text">
      <style:text-properties fo:color="#ffffff" loext:opacity="100%" style:text-outline="false" style:font-name="Liberation Sans1" fo:font-size="16pt" fo:language="ru" fo:country="RU" fo:font-style="italic" fo:text-shadow="none" fo:font-weight="normal" style:font-size-asian="16pt" style:font-style-asian="italic" style:font-weight-asian="normal" style:font-size-complex="16pt" style:font-style-complex="italic" style:font-weight-complex="normal"/>
    </style:style>
    <style:style style:name="T297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298" style:family="text">
      <style:text-properties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299" style:family="text">
      <style:text-properties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300" style:family="text">
      <style:text-properties fo:color="#007d9c" loext:opacity="100%" fo:font-size="11pt" fo:language="ru" fo:country="RU" style:font-size-asian="11pt" style:font-size-complex="11pt"/>
    </style:style>
    <style:style style:name="T301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302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Знакомство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ие </text:span><text:span text:style-name="T13">т</text:span><text:span text:style-name="T11">ехнологии 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 Рейтинги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<text:tab/></text:span><text:span text:style-name="T26">Go</text:span><text:span text:style-name="T27"> — простой быстро компилируемый многопоточный язык программирования со статической</text:span></text:p>
            <text:p text:style-name="P18"><text:span text:style-name="T27"><text:tab/></text:span><text:span text:style-name="T27">типизацией, <text:s/>ориентированный <text:s/>на <text:s/>высокопроизводительную <text:s/>работу <text:s/>в сети <text:s/>и <text:s text:c="2"/>эффективное</text:span></text:p>
            <text:p text:style-name="P18"><text:span text:style-name="T27"><text:tab/></text:span><text:span text:style-name="T27">многопоточное <text:s/>выполнение <text:s/></text:span><text:span text:style-name="T28">(в <text:s/>виде <text:s/>“родных” <text:s/>исполняемых файлов), <text:s/>легко <text:s/>осваиваемый, с</text:span></text:p>
            <text:p text:style-name="P18"><text:span text:style-name="T28"><text:tab/></text:span><text:span text:style-name="T28">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28">: </text:span></text:p>
            <text:p text:style-name="P18"><text:span text:style-name="T32"><text:tab/></text:span><text:span text:style-name="T32">Robert Griesemer,</text:span><text:span text:style-name="T33"><text:tab/></text:span><text:span text:style-name="T33">Rob Pike, </text:span><text:span text:style-name="T28">Ken Thompson </text:span><text:span text:style-name="T29">– в течение года им никто не мешал спокойно проектировать язык. В язык включалось только то, что было одобрено всеми тремя создателями, каждый из которых имел ценный опыт разработки разных языков программирования. </text:span></text:p>
            <text:p text:style-name="P13"><text:span text:style-name="T34">Разработчики</text:span><text:span text:style-name="T30">: команда в Google + Go community.</text:span></text:p>
            <text:p text:style-name="P18"><text:span text:style-name="T35"/></text:p>
            <text:p text:style-name="P18"><text:span text:style-name="T26"><text:tab/></text:span><text:span text:style-name="T26">Цель</text:span><text:span text:style-name="T27">: </text:span><text:span text:style-name="T36">система <text:s/>программирования</text:span><text:span text:style-name="T27"> <text:s/>для <text:s/></text:span><text:span text:style-name="T33">разработки <text:s/>больших <text:s/>надёжных <text:s/>высоконагруженных</text:span></text:p>
            <text:p text:style-name="P18"><text:span text:style-name="T33"><text:tab/></text:span><text:span text:style-name="T33">быстро работающих серверных программных комплексов с распараллеливанием выполнения,</text:span></text:p>
            <text:p text:style-name="P18"><text:span text:style-name="T33"><text:tab/></text:span><text:span text:style-name="T33">которые будут развиваться в течение длительного времени большой командой разработчиков.</text:span></text:p>
            <text:p text:style-name="P18"><text:span text:style-name="T37"/></text:p>
            <text:p text:style-name="P18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Modula, Pascal, Alef, Newsqueak, Squeak, CSP, Smalltalk, Limbo,</text:span><text:span text:style-name="T29"> APL, BCPL, occam.</text:span><text:span text:style-name="T40"> </text:span></text:p>
            <text:p text:style-name="P18"/>
            <text:p text:style-name="P18"><text:span text:style-name="T41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2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создатели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3">Ken Thompson</text:span><text:span text:style-name="T44">, </text:span><text:span text:style-name="T45">США</text:span></text:p>
            <text:p><text:span text:style-name="T44">(</text:span><text:span text:style-name="T46">«старая инженерная школа»):</text:span></text:p>
            <text:p><text:span text:style-name="T47">разработчик языка C, ОС Unix, Plan 9</text:span><text:span text:style-name="T48">, Inferno, grep, ed, QED, UTF-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49">Robert Griesemer</text:span><text:span text:style-name="T50">,</text:span><text:span text:style-name="T46"> </text:span><text:span text:style-name="T51">Швейцария</text:span></text:p>
            <text:p><text:span text:style-name="T44">(«ученик Никласа Вирта (Pascal, Modula, Oberon), европейская школа</text:span><text:span text:style-name="T52">»</text:span><text:span text:style-name="T46">):</text:span></text:p>
            <text:p><text:span text:style-name="T48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2" draw:layer="layout" svg:width="3.6cm" svg:height="4.979cm" svg:x="5.5cm" svg:y="6.321cm">
          <draw:text-box>
            <text:p text:style-name="P13"><text:span text:style-name="T43">Rob Pike</text:span><text:span text:style-name="T44">, </text:span><text:span text:style-name="T45">Канада</text:span></text:p>
            <text:p><text:span text:style-name="T46">(«следующее поколение», специалист по concurrency):</text:span></text:p>
            <text:p><text:span text:style-name="T48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cm" svg:y="11.6cm">
          <draw:text-box>
            <text:p text:style-name="P13"><text:span text:style-name="T53">Go = C tokens + </text:span></text:p>
            <text:p text:style-name="P13"><text:span text:style-name="T53"><text:s text:c="9"/></text:span><text:span text:style-name="T53">Oberon structure </text:span></text:p>
            <text:p text:style-name="P13"><text:span text:style-name="T53"><text:s text:c="8"/></text:span><text:span text:style-name="T53">(&amp; strictness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8"><text:span text:style-name="T54">«Our original goal was not to create a new programming language, it was to create a better way to write programs.»</text:span></text:p>
            <text:p text:style-name="P24"><text:span text:style-name="T55">Rob</text:span><text:span text:style-name="T56"> </text:span><text:span text:style-name="T55">Pike</text:span></text:p>
          </draw:text-box>
        </draw:frame>
        <draw:frame draw:style-name="gr20" draw:text-style-name="P25" draw:layer="layout" svg:width="8.6cm" svg:height="3.026cm" svg:x="18.5cm" svg:y="7.4cm">
          <draw:text-box>
            <text:p text:style-name="P18"><text:span text:style-name="T57">«Нашей изначальной целью было не разработать новый язык программирования, а создать лучший способ писать программы.»</text:span></text:p>
            <text:p text:style-name="P24"><text:span text:style-name="T55">Rob</text:span><text:span text:style-name="T56"> </text:span><text:span text:style-name="T55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ак достигнуты цели создания языка</text:span></text:p>
          </draw:text-box>
        </draw:frame>
        <draw:frame draw:style-name="gr21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6">технологию</text:span><text:span text:style-name="T27"> </text:span><text:span text:style-name="T36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58">язык спроектирован для надёжного программирования больших программных комплексов;</text:span></text:p>
              </text:list-item>
              <text:list-item>
                <text:p text:style-name="P18"><text:span text:style-name="T59">стабильная спецификация языка</text:span><text:span text:style-name="T58">: совместимость с предыдущими и последующими версиями;</text:span></text:p>
              </text:list-item>
              <text:list-item>
                <text:p text:style-name="P18"><text:span text:style-name="T58">краткий и логичный </text:span><text:span text:style-name="T59">синтаксис</text:span><text:span text:style-name="T58">: легко освоить и однозначно понимать в команде;</text:span></text:p>
              </text:list-item>
              <text:list-item>
                <text:p text:style-name="P18"><text:span text:style-name="T59">строгая типизация, объявления, импорты</text:span><text:span text:style-name="T58">: компилятор контролирует программистов;</text:span></text:p>
              </text:list-item>
              <text:list-item>
                <text:p text:style-name="P18"><text:span text:style-name="T59">быстрый</text:span><text:span text:style-name="T58"> </text:span><text:span text:style-name="T59">компилятор</text:span><text:span text:style-name="T58">: минимизирует время сборки больших программных систем;</text:span></text:p>
              </text:list-item>
              <text:list-item>
                <text:p text:style-name="P18"><text:span text:style-name="T59">легко компилировать для разных ОС и архитектур </text:span><text:span text:style-name="T58">одни и те же исходники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9">интерфейсы</text:span><text:span text:style-name="T58"> с неявным соответствием: позволят расширять готовые системы;</text:span></text:p>
              </text:list-item>
              <text:list-item>
                <text:p text:style-name="P18"><text:span text:style-name="T59">композиция</text:span><text:span text:style-name="T58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58">легковесные </text:span><text:span text:style-name="T59">goroutine</text:span><text:span text:style-name="T58">-ы: структурируют программу для параллельного выполнения;</text:span></text:p>
              </text:list-item>
              <text:list-item>
                <text:p text:style-name="P18"><text:span text:style-name="T59">каналы</text:span><text:span text:style-name="T58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58">тип данных </text:span><text:span text:style-name="T59">error</text:span><text:span text:style-name="T58">: даёт все средства языка для явной обработки ошибок;</text:span></text:p>
              </text:list-item>
              <text:list-item>
                <text:p text:style-name="P18"><text:span text:style-name="T59">единый стиль </text:span><text:span text:style-name="T58">оформления исходников: задаётся утилитой </text:span><text:span text:style-name="T60">go fmt</text:span><text:span text:style-name="T58">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8">богатая и надёжно работающая </text:span><text:span text:style-name="T59">стандартная библиотека</text:span><text:span text:style-name="T58">: предоставит готовые компоненты;</text:span></text:p>
              </text:list-item>
              <text:list-item>
                <text:p text:style-name="P18"><text:span text:style-name="T58">удобная распределённая </text:span><text:span text:style-name="T59">система управления внешними пакетами</text:span><text:span text:style-name="T58"> с идентификацией по URL;</text:span></text:p>
              </text:list-item>
              <text:list-item>
                <text:p text:style-name="P18"><text:span text:style-name="T58">мощный набор </text:span><text:span text:style-name="T59">стандартных инструментов</text:span><text:span text:style-name="T58"> всегда под рукой: </text:span><text:span text:style-name="T61">go </text:span><text:span text:style-name="T62">command</text:span><text:span text:style-name="T58">, </text:span><text:span text:style-name="T61">go tool </text:span><text:span text:style-name="T62">command</text:span><text:span text:style-name="T58">;</text:span></text:p>
              </text:list-item>
              <text:list-item>
                <text:p text:style-name="P18"><text:span text:style-name="T58">заложены </text:span><text:span text:style-name="T59">широкие возможности для автоматизации</text:span><text:span text:style-name="T58"> за счёт расширения набора инструментов;</text:span></text:p>
              </text:list-item>
              <text:list-item>
                <text:p text:style-name="P18"><text:span text:style-name="T58"><text:s/></text:span></text:p>
              </text:list-item>
              <text:list-item>
                <text:p text:style-name="P18"><text:span text:style-name="T59">открытый исходный код</text:span><text:span text:style-name="T58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Хронология и совместимость</text:span></text:p>
          </draw:text-box>
        </draw:frame>
        <draw:frame draw:style-name="gr22" draw:text-style-name="P19" draw:layer="layout" svg:width="26.8cm" svg:height="13.418cm" svg:x="0.6cm" svg:y="2.1cm">
          <draw:text-box>
            <text:p text:style-name="P18"><text:span text:style-name="T64">2007-</text:span><text:span text:style-name="T65">09</text:span><text:span text:style-name="T65"><text:tab/></text:span><text:span text:style-name="T65"><text:tab/></text:span><text:span text:style-name="T65">началась </text:span><text:span text:style-name="T64">разработка</text:span><text:span text:style-name="T65"> Go </text:span><text:span text:style-name="T66">в компании Google; проектированием занимались:</text:span></text:p>
            <text:p text:style-name="P18"><text:span text:style-name="T66"><text:tab/></text:span><text:span text:style-name="T66"><text:tab/></text:span><text:span text:style-name="T66"> </text:span><text:span text:style-name="T66"><text:tab/></text:span><text:span text:style-name="T67">Robert</text:span><text:span text:style-name="T66"> Griesemer, </text:span><text:span text:style-name="T67">Rob</text:span><text:span text:style-name="T66"> </text:span><text:span text:style-name="T67">Pike</text:span><text:span text:style-name="T66"> и </text:span><text:span text:style-name="T67">Ken</text:span><text:span text:style-name="T66"> Thompson (~ в течение 1 года). </text:span></text:p>
            <text:p text:style-name="P13"><text:span text:style-name="T64">2008</text:span><text:span text:style-name="T65">-03</text:span><text:span text:style-name="T65"><text:tab/></text:span><text:span text:style-name="T65"><text:tab/></text:span><text:span text:style-name="T65">1-й проект (draft) спецификации языка. </text:span></text:p>
            <text:p text:style-name="P13"><text:span text:style-name="T64">2009</text:span><text:span text:style-name="T65">-11-10</text:span><text:span text:style-name="T65"><text:tab/></text:span><text:span text:style-name="T66">был официально </text:span><text:span text:style-name="T68">представлен</text:span><text:span text:style-name="T66"> язык Go. </text:span></text:p>
            <text:p text:style-name="P13"><text:span text:style-name="T69">2011-03-16</text:span><text:span text:style-name="T69"><text:tab/></text:span><text:span text:style-name="T69">go </text:span><text:span text:style-name="T67">r56: based on release weekly.2011-03-07.1</text:span></text:p>
            <text:p text:style-name="P13"><text:span text:style-name="T67"/></text:p>
            <text:p text:style-name="P13"><text:span text:style-name="T70">2012</text:span><text:span text:style-name="T67">-03-28</text:span><text:span text:style-name="T67"><text:tab/></text:span><text:span text:style-name="T70">go1.0</text:span><text:span text:style-name="T67">: language &amp; a set of core libraries.</text:span></text:p>
            <text:p text:style-name="P13"><text:span text:style-name="T69">2013-05-13</text:span><text:span text:style-name="T69"><text:tab/></text:span><text:span text:style-name="T69">go1.1: ~30%-40% performance improvement of </text:span><text:span text:style-name="T67">compiled code.</text:span></text:p>
            <text:p text:style-name="P13"><text:span text:style-name="T70">2015</text:span><text:span text:style-name="T67">-08-19</text:span><text:span text:style-name="T67"><text:tab/></text:span><text:span text:style-name="T67">go1.5: compiler &amp; runtime written in Go (+ a little assembler); dynamic libraries.</text:span></text:p>
            <text:p><text:span text:style-name="T66">2017-08-24</text:span><text:span text:style-name="T66"><text:tab/></text:span><text:span text:style-name="T66">go1.9: </text:span><text:span text:style-name="T67">type</text:span><text:span text:style-name="T66"> </text:span><text:span text:style-name="T67">aliases.</text:span></text:p>
            <text:p><text:span text:style-name="T66">2020-02-25</text:span><text:span text:style-name="T66"><text:tab/></text:span><text:span text:style-name="T66">go1.14: </text:span><text:span text:style-name="T67">Go</text:span><text:span text:style-name="T66"> </text:span><text:span text:style-name="T67">modules.</text:span></text:p>
            <text:p text:style-name="P13"><text:span text:style-name="T68">2022-</text:span><text:span text:style-name="T66">03-15</text:span><text:span text:style-name="T66"><text:tab/></text:span><text:span text:style-name="T66">go1.</text:span><text:span text:style-name="T68">18</text:span><text:span text:style-name="T66">: </text:span><text:span text:style-name="T67">generics. Built-in fuzz testing.</text:span></text:p>
            <text:p text:style-name="P13"><text:span text:style-name="T66">2023-08-08</text:span><text:span text:style-name="T66"><text:tab/></text:span><text:span text:style-name="T66">go1.21: </text:span><text:span text:style-name="T67">min</text:span><text:span text:style-name="T66">, </text:span><text:span text:style-name="T67">max</text:span><text:span text:style-name="T66">, </text:span><text:span text:style-name="T67">clear</text:span><text:span text:style-name="T66"> </text:span><text:span text:style-name="T67">built-in</text:span><text:span text:style-name="T66"> </text:span><text:span text:style-name="T67">functions.</text:span></text:p>
            <text:p text:style-name="P13"><text:span text:style-name="T71">2024-02-06</text:span><text:span text:style-name="T71"><text:tab/></text:span><text:span text:style-name="T71">go1.22: </text:span><text:span text:style-name="T72">math/rand/v2</text:span><text:span text:style-name="T69"> package; </text:span><text:span text:style-name="T67">PGO (Profile-guided Optimization) in compiler.</text:span></text:p>
            <text:p text:style-name="P13"><text:span text:style-name="T70">2024</text:span><text:span text:style-name="T67">-08-13</text:span><text:span text:style-name="T67"><text:tab/></text:span><text:span text:style-name="T67">go1.</text:span><text:span text:style-name="T70">23</text:span><text:span text:style-name="T67">: range over function types; </text:span><text:span text:style-name="T73">iter, unique, structs</text:span><text:span text:style-name="T67"> packages. </text:span></text:p>
            <text:p text:style-name="P13"><text:span text:style-name="T67">2025-02-11</text:span><text:span text:style-name="T67"><text:tab/></text:span><text:span text:style-name="T67">go1.</text:span><text:span text:style-name="T70">24</text:span><text:span text:style-name="T67">: generic type aliases; weak pointers; post-quantum cryptography; FIPS mode.</text:span></text:p>
            <text:p text:style-name="P13"><text:span text:style-name="T74">2025</text:span><text:span text:style-name="T69">-08-12</text:span><text:span text:style-name="T69"><text:tab/></text:span><text:span text:style-name="T69">go1.</text:span><text:span text:style-name="T74">25</text:span><text:span text:style-name="T69">: experimental GC (10-40% faster), many changes in the standard library</text:span><text:span text:style-name="T75">.</text:span></text:p>
            <text:p text:style-name="P13"><text:span text:style-name="T28"/></text:p>
            <text:p text:style-name="P18"><text:span text:style-name="T76">Спецификация языка и стандартной библиотеки обратно совместимы с версиями Go 1.x.</text:span></text:p>
            <text:p text:style-name="P18"><text:span text:style-name="T77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становка</text:span></text:p>
          </draw:text-box>
        </draw:frame>
        <draw:frame draw:style-name="gr23" draw:text-style-name="P26" draw:layer="layout" svg:width="26.8cm" svg:height="13.1cm" svg:x="0.6cm" svg:y="2.1cm">
          <draw:text-box>
            <text:p text:style-name="P18"><text:span text:style-name="T78">Реализации</text:span><text:span text:style-name="T79">:</text:span></text:p>
            <text:p text:style-name="P18"><text:span text:style-name="T79"><text:tab/></text:span><text:span text:style-name="T79">1. Официальный компилятор (Google) для ОС AIX, Android, *BSD, iOS, Linux, macOS, Plan 9, </text:span><text:span text:style-name="T80">Solaris, Windows (на разных аппаратных архитектурах) и для WebAssembly (WASM).</text:span></text:p>
            <text:p text:style-name="P18"><text:span text:style-name="T79"><text:tab/></text:span><text:span text:style-name="T79">2. gofrontend + libgo для </text:span><text:span text:style-name="T80">GCC и других компиляторов.</text:span></text:p>
            <text:p text:style-name="P18"><text:span text:style-name="T80"><text:tab/></text:span><text:span text:style-name="T80">3. </text:span><text:span text:style-name="T81">TinyGo</text:span><text:span text:style-name="T80"> для embedded systems и WebAssembly.</text:span></text:p>
            <text:p text:style-name="P18"><text:span text:style-name="T80"><text:tab/></text:span><text:span text:style-name="T80">4. </text:span><text:span text:style-name="T81">GopherJS</text:span><text:span text:style-name="T80"> – кросс-компилятор из Go в JavaScript.</text:span></text:p>
            <text:p text:style-name="P18"><text:span text:style-name="T82"/></text:p>
            <text:p text:style-name="P18"><text:span text:style-name="T82">Поддерживаются практически все </text:span><text:span text:style-name="T83">архитектуры</text:span><text:span text:style-name="T82">: i386, amd64, ARM, RISC-V, MIPS, ppc64, …</text:span></text:p>
            <text:p text:style-name="P18"><text:span text:style-name="T84"><text:tab/></text:span><text:span text:style-name="T84"><text:tab/></text:span><text:span text:style-name="T84">go tool dist list</text:span></text:p>
            <text:p text:style-name="P18"><text:span text:style-name="T85">Лёгкая кросс-компиляция!</text:span></text:p>
            <text:p text:style-name="P18"><text:span text:style-name="T86"/></text:p>
            <text:p text:style-name="P18"><text:span text:style-name="T87">Установка</text:span><text:span text:style-name="T88"> (описание </text:span><text:span text:style-name="T89">https://golang.org/doc/install</text:span><text:span text:style-name="T86">):</text:span></text:p>
            <text:p text:style-name="P18"><text:span text:style-name="T90"><text:tab/></text:span><text:span text:style-name="T90"><text:tab/></text:span><text:span text:style-name="T84">sudo apt-get install golang</text:span></text:p>
            <text:p text:style-name="P18"><text:span text:style-name="T90"/></text:p>
            <text:p text:style-name="P18"><text:span text:style-name="T87">Обновление</text:span><text:span text:style-name="T86">:</text:span></text:p>
            <text:p text:style-name="P18"><text:span text:style-name="T90"><text:tab/></text:span><text:span text:style-name="T90"><text:tab/></text:span><text:span text:style-name="T84">go get go@1.24.3 # </text:span><text:span text:style-name="T91">или</text:span><text:span text:style-name="T84"> go get go@latest</text:span></text:p>
            <text:p text:style-name="P18"><text:span text:style-name="T90"/></text:p>
            <text:p text:style-name="P18"><text:span text:style-name="T86">The Go </text:span><text:span text:style-name="T90">Playground</text:span><text:span text:style-name="T86"> ~ интерактивное выполнение программ в браузере:</text:span></text:p>
            <text:p text:style-name="P18"><text:span text:style-name="T89"><text:tab/></text:span><text:span text:style-name="T89"><text:tab/></text:span><text:span text:style-name="T91">https://</text:span><text:span text:style-name="T84">go.dev/play</text:span><text:span text:style-name="T91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р </text:span><text:span text:style-name="T92">с приветом</text:span></text:p>
          </draw:text-box>
        </draw:frame>
        <draw:frame draw:style-name="gr24" draw:text-style-name="P27" draw:layer="layout" svg:width="26.8cm" svg:height="8.682cm" svg:x="0.6cm" svg:y="2.1cm">
          <draw:text-box>
            <text:p text:style-name="P13"><text:span text:style-name="T93">package</text:span><text:span text:style-name="T94"> main <text:s text:c="20"/>// все программы принадлежат к своему пакету</text:span></text:p>
            <text:p text:style-name="P13"><text:span text:style-name="T95">import</text:span><text:span text:style-name="T96"> ( <text:s text:c="24"/></text:span><text:span text:style-name="T94">// подключить...</text:span></text:p>
            <text:p text:style-name="P13"><text:span text:style-name="T94"><text:s text:c="2"/></text:span><text:span text:style-name="T94">"fmt" <text:s text:c="25"/>// ... пакет форматированного вывода</text:span></text:p>
            <text:p text:style-name="P13"><text:span text:style-name="T96"><text:s text:c="2"/></text:span><text:span text:style-name="T94">"os" <text:s text:c="26"/>// ... и взаимодействия с ОС</text:span></text:p>
            <text:p text:style-name="P13"><text:span text:style-name="T94">)</text:span></text:p>
            <text:p text:style-name="P13"><text:span text:style-name="T95">const</text:span><text:span text:style-name="T96"> world = "</text:span><text:span text:style-name="T96">世界</text:span><text:span text:style-name="T96">" <text:s text:c="12"/>// для исходного кода и литералов: только </text:span><text:span text:style-name="T94">UTF-8</text:span></text:p>
            <text:p text:style-name="P13"><text:span text:style-name="T97"/></text:p>
            <text:p text:style-name="P13"><text:span text:style-name="T93">func</text:span><text:span text:style-name="T94"> </text:span><text:span text:style-name="T98">main</text:span><text:span text:style-name="T94">() { <text:s text:c="19"/>// с main() начинается выполнение программы</text:span></text:p>
            <text:p text:style-name="P13"><text:span text:style-name="T96"><text:s text:c="2"/></text:span><text:span text:style-name="T95">var</text:span><text:span text:style-name="T96"> s string = world <text:s text:c="10"/>// var </text:span><text:span text:style-name="T99">переменная тип = значение</text:span></text:p>
            <text:p text:style-name="P13"><text:span text:style-name="T96"><text:s text:c="33"/></text:span><text:span text:style-name="T96">// len() — встроенная функция определения размера </text:span></text:p>
            <text:p text:style-name="P13"><text:span text:style-name="T96"><text:s text:c="2"/></text:span><text:span text:style-name="T95">if</text:span><text:span text:style-name="T96"> len(os.Args) &gt; 1 { <text:s text:c="9"/>// в os.Args[0] — имя программы</text:span></text:p>
            <text:p text:style-name="P13"><text:span text:style-name="T96"><text:s text:c="4"/></text:span><text:span text:style-name="T96">s = os.Args[1] <text:s text:c="14"/>// имена с заглавной буквы доступны вне пакета</text:span></text:p>
            <text:p text:style-name="P13"><text:span text:style-name="T96"><text:s text:c="2"/></text:span><text:span text:style-name="T96">}</text:span></text:p>
            <text:p text:style-name="P13"><text:span text:style-name="T94"><text:s text:c="2"/></text:span><text:span text:style-name="T94">fmt.Printf("Привет, %s!\n", s) // вызов функции из импортированного пакета</text:span></text:p>
            <text:p text:style-name="P13"><text:span text:style-name="T94">} <text:s text:c="30"/></text:span></text:p>
          </draw:text-box>
        </draw:frame>
        <draw:frame draw:style-name="gr25" draw:text-style-name="P28" draw:layer="layout" svg:width="26.4cm" svg:height="4.418cm" svg:x="0.8cm" svg:y="10.782cm">
          <draw:text-box>
            <text:p><text:span text:style-name="T100">$ go run helloWorld.go</text:span></text:p>
            <text:p><text:span text:style-name="T100">Привет, </text:span><text:span text:style-name="T100">世界</text:span><text:span text:style-name="T100">!</text:span></text:p>
            <text:p text:style-name="P13"><text:span text:style-name="T100">$ go build helloWorld.go</text:span></text:p>
            <text:p text:style-name="P13"><text:span text:style-name="T101">$ ./helloWorld</text:span><text:span text:style-name="T100"> мир</text:span></text:p>
            <text:p text:style-name="P13"><text:span text:style-name="T100">Привет, мир!</text:span></text:p>
            <text:p text:style-name="P13"><text:span text:style-name="T101">$ </text:span><text:span text:style-name="T102">GOOS=windows GOARCH=amd64</text:span><text:span text:style-name="T101"> </text:span><text:span text:style-name="T100">go build helloWorld.go</text:span></text:p>
            <text:p text:style-name="P13"><text:span text:style-name="T101">$ ls </text:span><text:span text:style-name="T100">helloWorld*</text:span></text:p>
            <text:p text:style-name="P13"><text:span text:style-name="T103">helloWorld helloWorld.exe</text:span><text:span text:style-name="T101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6" draw:text-style-name="P29" draw:layer="layout" svg:width="26.4cm" svg:height="12.996cm" svg:x="0.811cm" svg:y="2.116cm">
          <draw:text-box>
            <text:p><text:span text:style-name="T104">$ echo $</text:span><text:span text:style-name="T105">GOROOT</text:span></text:p>
            <text:p><text:span text:style-name="T104">/usr/local/go</text:span></text:p>
            <text:p><text:span text:style-name="T104">$ echo $</text:span><text:span text:style-name="T105">GOPATH</text:span></text:p>
            <text:p><text:span text:style-name="T104">~/go</text:span></text:p>
            <text:p><text:span text:style-name="T104"/></text:p>
            <text:p><text:span text:style-name="T104">$ cd $GOPATH/</text:span><text:span text:style-name="T105">src</text:span></text:p>
            <text:p text:style-name="P13"><text:span text:style-name="T104"/></text:p>
            <text:p><text:span text:style-name="T104">$ mkdir </text:span><text:span text:style-name="T106">sample</text:span><text:span text:style-name="T104"> &amp;&amp; mkdir </text:span><text:span text:style-name="T106">sample</text:span><text:span text:style-name="T104">/</text:span><text:span text:style-name="T106">module</text:span></text:p>
            <text:p><text:span text:style-name="T104">$ cd </text:span><text:span text:style-name="T106">sample</text:span><text:span text:style-name="T104">/</text:span><text:span text:style-name="T106">module</text:span></text:p>
            <text:p text:style-name="P13"><text:span text:style-name="T107"/></text:p>
            <text:p text:style-name="P13"><text:span text:style-name="T108"># 1. Напишите program</text:span><text:span text:style-name="T107">.go</text:span><text:span text:style-name="T108">, которая будет использоваться в </text:span><text:span text:style-name="T107">main.go</text:span><text:span text:style-name="T108">. </text:span></text:p>
            <text:p text:style-name="P13"><text:span text:style-name="T107"/></text:p>
            <text:p text:style-name="P13"><text:span text:style-name="T107">$ cd $GOPATH/src/</text:span><text:span text:style-name="T108">sample</text:span></text:p>
            <text:p text:style-name="P13"><text:span text:style-name="T108"># 2. Напишите </text:span><text:span text:style-name="T107">main.go,</text:span><text:span text:style-name="T108"> которая делает </text:span><text:span text:style-name="T107">import "sample/module"</text:span></text:p>
            <text:p text:style-name="P13"><text:span text:style-name="T107"/></text:p>
            <text:p text:style-name="P13"><text:span text:style-name="T107"># 3. </text:span><text:span text:style-name="T108">Объявите модуль </text:span><text:span text:style-name="T107">sample</text:span><text:span text:style-name="T108"> в </text:span><text:span text:style-name="T107">go.mod</text:span></text:p>
            <text:p text:style-name="P13"><text:span text:style-name="T107">$ go mod init sample</text:span></text:p>
            <text:p text:style-name="P13"><text:span text:style-name="T107"/></text:p>
            <text:p text:style-name="P13"><text:span text:style-name="T104">$ go run main.go</text:span></text:p>
            <text:p text:style-name="P13"><text:span text:style-name="T104"/></text:p>
            <text:p text:style-name="P13"><text:span text:style-name="T104">$ go build main.go</text:span></text:p>
            <text:p text:style-name="P13"><text:span text:style-name="T107">$ ./main</text:span></text:p>
            <text:p text:style-name="P13"><text:span text:style-name="T104"/></text:p>
          </draw:text-box>
        </draw:frame>
        <draw:frame draw:style-name="gr27" draw:text-style-name="P31" draw:layer="layout" svg:width="5.2cm" svg:height="1.673cm" svg:x="21.5cm" svg:y="7.127cm">
          <draw:text-box>
            <text:p text:style-name="P30"><text:span text:style-name="T109">// go.mod</text:span></text:p>
            <text:p><text:span text:style-name="T110">module </text:span><text:span text:style-name="T111">sample</text:span></text:p>
            <text:p><text:span text:style-name="T110">go 1.25.1</text:span></text:p>
          </draw:text-box>
        </draw:frame>
        <draw:frame draw:style-name="gr28" draw:text-style-name="P33" draw:layer="layout" svg:width="9.2cm" svg:height="4.231cm" svg:x="17.5cm" svg:y="2.406cm">
          <draw:text-box>
            <text:p text:style-name="P32"><text:span text:style-name="T112">~/go/</text:span></text:p>
            <text:p text:style-name="P13"><text:span text:style-name="T113"><text:s text:c="4"/></text:span><text:span text:style-name="T112">│</text:span></text:p>
            <text:p text:style-name="P32"><text:span text:style-name="T113"><text:s text:c="4"/></text:span><text:span text:style-name="T114">└</text:span><text:span text:style-name="T113">─</text:span><text:span text:style-name="T112">src/</text:span></text:p>
            <text:p text:style-name="P32"><text:span text:style-name="T114"><text:s text:c="9"/></text:span><text:span text:style-name="T115">│ </text:span></text:p>
            <text:p text:style-name="P32"><text:span text:style-name="T114"><text:s text:c="9"/></text:span><text:span text:style-name="T115">└─</text:span><text:span text:style-name="T116">/</text:span><text:span text:style-name="T115">sample/</text:span></text:p>
            <text:p text:style-name="P13"><text:span text:style-name="T114"><text:s text:c="18"/>├─</text:span><text:span text:style-name="T115">go.mod</text:span></text:p>
            <text:p text:style-name="P32"><text:span text:style-name="T114"><text:s text:c="18"/>├─</text:span><text:span text:style-name="T115">main.go</text:span></text:p>
            <text:p text:style-name="P13"><text:span text:style-name="T114"><text:s text:c="18"/>├─</text:span><text:span text:style-name="T115">main</text:span></text:p>
            <text:p text:style-name="P13"><text:span text:style-name="T114"><text:s text:c="18"/>└─</text:span><text:span text:style-name="T117">/</text:span><text:span text:style-name="T118">module/</text:span></text:p>
            <text:p text:style-name="P32"><text:span text:style-name="T119"><text:s text:c="27"/>└─</text:span><text:span text:style-name="T119">program</text:span><text:span text:style-name="T118">.go</text:span></text:p>
          </draw:text-box>
        </draw:frame>
        <draw:frame draw:style-name="gr28" draw:text-style-name="P35" draw:layer="layout" svg:width="6.6cm" svg:height="4.231cm" svg:x="12.1cm" svg:y="10.369cm">
          <draw:text-box>
            <text:p text:style-name="P34"><text:span text:style-name="T112">// main.go</text:span></text:p>
            <text:p text:style-name="P32"><text:span text:style-name="T120">package main</text:span></text:p>
            <text:p text:style-name="P32"><text:span text:style-name="T120"/></text:p>
            <text:p text:style-name="P32"><text:span text:style-name="T121">import "sample/module"</text:span></text:p>
            <text:p text:style-name="P32"><text:span text:style-name="T121"/></text:p>
            <text:p text:style-name="P32"><text:span text:style-name="T120">func main() {</text:span></text:p>
            <text:p text:style-name="P32"><text:span text:style-name="T120"><text:s text:c="4"/></text:span><text:span text:style-name="T120">object := module.Type{}</text:span></text:p>
            <text:p text:style-name="P32"><text:span text:style-name="T120"><text:s text:c="4"/></text:span><text:span text:style-name="T120">object.Method()</text:span></text:p>
            <text:p text:style-name="P32"><text:span text:style-name="T120">}</text:span></text:p>
          </draw:text-box>
        </draw:frame>
        <draw:frame draw:style-name="gr28" draw:text-style-name="P36" draw:layer="layout" svg:width="7.2cm" svg:height="4.231cm" svg:x="19.5cm" svg:y="10.37cm">
          <draw:text-box>
            <text:p text:style-name="P34"><text:span text:style-name="T122">// module/program.go</text:span></text:p>
            <text:p text:style-name="P32"><text:span text:style-name="T121">package module</text:span></text:p>
            <text:p text:style-name="P32"><text:span text:style-name="T121"/></text:p>
            <text:p text:style-name="P32"><text:span text:style-name="T121">type Type struct {</text:span></text:p>
            <text:p text:style-name="P32"><text:span text:style-name="T121">}</text:span></text:p>
            <text:p text:style-name="P32"><text:span text:style-name="T121"/></text:p>
            <text:p text:style-name="P32"><text:span text:style-name="T121">func (t Type) Method() {</text:span></text:p>
            <text:p text:style-name="P32"><text:span text:style-name="T121"><text:s text:c="4"/></text:span><text:span text:style-name="T121">println("Method() of Type")</text:span></text:p>
            <text:p text:style-name="P32"><text:span text:style-name="T121">}</text:span></text:p>
            <text:p text:style-name="P32"><text:span text:style-name="T121"/></text:p>
          </draw:text-box>
        </draw:frame>
        <draw:custom-shape draw:style-name="gr29" draw:text-style-name="P38" draw:layer="layout" svg:width="0.5cm" svg:height="0.5cm" svg:x="26.1cm" svg:y="5.8cm">
          <text:p text:style-name="P37"><text:span text:style-name="T1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9" draw:layer="layout" svg:width="0.5cm" svg:height="0.5cm" svg:x="21.001cm" svg:y="4.801cm">
          <text:p text:style-name="P37"><text:span text:style-name="T11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9" draw:layer="layout" svg:width="0.5cm" svg:height="0.5cm" svg:x="23.402cm" svg:y="4.402cm">
          <text:p text:style-name="P37"><text:span text:style-name="T11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3">Синтаксис: особенности</text:span></text:p>
          </draw:text-box>
        </draw:frame>
        <draw:frame draw:style-name="gr32" draw:text-style-name="P41" draw:layer="layout" svg:width="26.8cm" svg:height="13.103cm" svg:x="0.6cm" svg:y="2.1cm">
          <draw:text-box>
            <text:p text:style-name="P13"><text:span text:style-name="T124">Простой синтаксис. Минимум синтаксических конструкций. Однозначное выражение действий (без TIMTOWTDI).</text:span></text:p>
            <text:p text:style-name="P13"><text:span text:style-name="T124">Каждое утверждение (statement) начинается с ключевого слова (25 keywords). Исходники в UTF-8.</text:span></text:p>
            <text:p text:style-name="P13"><text:span text:style-name="T124"/></text:p>
            <text:p text:style-name="P13"><text:span text:style-name="T125">Ошибки – это тип данных </text:span><text:span text:style-name="T126">error</text:span><text:span text:style-name="T125">. Н</text:span><text:span text:style-name="T124">ет исключений (exceptions). Есть </text:span><text:span text:style-name="T127">panic()</text:span><text:span text:style-name="T124"> и </text:span><text:span text:style-name="T127">recover()</text:span><text:span text:style-name="T124">.</text:span></text:p>
            <text:p text:style-name="P13"><text:span text:style-name="T124">Нет классов, но в </text:span><text:span text:style-name="T127">struct</text:span><text:span text:style-name="T124"> описываются поля, и для всех типов данных можно определять методы: </text:span><text:span text:style-name="T127">func (o T)m()</text:span><text:span text:style-name="T124">.</text:span></text:p>
            <text:p text:style-name="P13"><text:span text:style-name="T127">inteface</text:span><text:span text:style-name="T124"> описывает тип с набором методов, другие типы могут неявно соответствовать интерфейсу, реализуя этот набор.</text:span></text:p>
            <text:p text:style-name="P13"><text:span text:style-name="T124"/></text:p>
            <text:p text:style-name="P13"><text:span text:style-name="T128">;</text:span><text:span text:style-name="T124"> служит переводом строки (line feed) — автоматически вставляется компилятором, где необходимо.</text:span></text:p>
            <text:p text:style-name="P13"><text:span text:style-name="T128">,</text:span><text:span text:style-name="T124"> запятая обязательна в конце строки в списке, если нет </text:span><text:span text:style-name="T127">)</text:span><text:span text:style-name="T124"> как завершителя списка.</text:span></text:p>
            <text:p text:style-name="P13"><text:span text:style-name="T126">_</text:span><text:span text:style-name="T125"> “пустая переменная</text:span><text:span text:style-name="T124">“ (blank identifier) для игнорирования значения.</text:span></text:p>
            <text:p text:style-name="P13"><text:span text:style-name="T129">:=</text:span><text:span text:style-name="T124"> простое объявление с выводом типа из значения (inferred type) и инициализация переменной в функции.</text:span></text:p>
            <text:p text:style-name="P13"><text:span text:style-name="T124">Все объявленные переменные получают начальное zero value <text:s/>(</text:span><text:span text:style-name="T127">0</text:span><text:span text:style-name="T124">, </text:span><text:span text:style-name="T127">false</text:span><text:span text:style-name="T124">, </text:span><text:span text:style-name="T127">""</text:span><text:span text:style-name="T124">, </text:span><text:span text:style-name="T127">nil</text:span><text:span text:style-name="T124"> для интерфейсов и ссылочных типов).</text:span></text:p>
            <text:p text:style-name="P13"><text:span text:style-name="T124"/></text:p>
            <text:p text:style-name="P13"><text:span text:style-name="T124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24">Все имена со строчной буквы видны во всех файлах внутри одного пакета. 1 пакет = 1 каталог.</text:span></text:p>
            <text:p text:style-name="P13"><text:span text:style-name="T124"/></text:p>
            <text:p text:style-name="P13"><text:span text:style-name="T124">Функции — полноценные типы: multiple return values, named return values, bare return, variadic functions, </text:span><text:span text:style-name="T130">anonymous</text:span><text:span text:style-name="T124"> functions.</text:span></text:p>
            <text:p text:style-name="P13"><text:span text:style-name="T128">func init() { }</text:span><text:span text:style-name="T124"> // инициализирующие функции в файлах пакета.</text:span></text:p>
            <text:p text:style-name="P13"><text:span text:style-name="T128">defer</text:span><text:span text:style-name="T124"> f() // отложенное исполнение действий перед завершением функции: появилось в Go.</text:span></text:p>
            <text:p text:style-name="P13"><text:span text:style-name="T126">go f()</text:span><text:span text:style-name="T125"> </text:span><text:span text:style-name="T124">// запустить любую функцию как goroutine. </text:span></text:p>
            <text:p text:style-name="P13"><text:span text:style-name="T125">Каналы: </text:span><text:span text:style-name="T131">channel</text:span><text:span text:style-name="T125"> &lt;- value; value &lt;- channel; </text:span><text:span text:style-name="T131">select / case / default</text:span><text:span text:style-name="T125"> // </text:span><text:span text:style-name="T124">переключение каналов</text:span></text:p>
            <text:p text:style-name="P13"><text:span text:style-name="T124"/></text:p>
            <text:p text:style-name="P13"><text:span text:style-name="T124">Безтиповые константы (untyped constants) в языке со строгой типизацией!</text:span></text:p>
            <text:p text:style-name="P13"><text:span text:style-name="T128">rune</text:span><text:span text:style-name="T124"> // тип данных для ”символа” (code point) в кодировке UTF-8.</text:span></text:p>
            <text:p text:style-name="P13"><text:span text:style-name="T128">iota</text:span><text:span text:style-name="T124"> // перечисление (enumerator) именованных целых значений.</text:span></text:p>
            <text:p text:style-name="P13"><text:span text:style-name="T124"/></text:p>
            <text:p text:style-name="P13"><text:span text:style-name="T131">import </text:span><text:span text:style-name="T132">"</text:span><text:span text:style-name="T131">package</text:span><text:span text:style-name="T132">"; </text:span><text:span text:style-name="T131">var declared</text:span><text:span text:style-name="T125"> // если не используются </text:span><text:span text:style-name="T124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унктуация</text:span></text:p>
          </draw:text-box>
        </draw:frame>
        <draw:frame draw:style-name="gr33" draw:text-style-name="P42" draw:layer="layout" svg:width="11.6cm" svg:height="13.601cm" svg:x="0.6cm" svg:y="2.1cm">
          <draw:text-box>
            <text:p text:style-name="P13"><text:span text:style-name="T133">()</text:span><text:span text:style-name="T134"> список: импортов, констант, параметров,</text:span></text:p>
            <text:p text:style-name="P13"><text:span text:style-name="T134"><text:s text:c="3"/></text:span><text:span text:style-name="T134">возвращаемых значений, ...</text:span></text:p>
            <text:p text:style-name="P13"><text:span text:style-name="T134"/></text:p>
            <text:p text:style-name="P13"><text:span text:style-name="T133">[]</text:span><text:span text:style-name="T134"> размер массива, показатель среза</text:span></text:p>
            <text:p text:style-name="P13"><text:span text:style-name="T134"><text:s text:c="3"/></text:span><text:span text:style-name="T134">элемент массива, среза, словаря</text:span></text:p>
            <text:p text:style-name="P13"><text:span text:style-name="T133">[]</text:span><text:span text:style-name="T134"> тип параметра в generics</text:span></text:p>
            <text:p text:style-name="P13"><text:span text:style-name="T134"/></text:p>
            <text:p text:style-name="P13"><text:span text:style-name="T133">{}</text:span><text:span text:style-name="T134"> блок определения</text:span></text:p>
            <text:p text:style-name="P13"><text:span text:style-name="T133">{}</text:span><text:span text:style-name="T134"> блок начальных значений</text:span></text:p>
            <text:p text:style-name="P13"><text:span text:style-name="T133">{}</text:span><text:span text:style-name="T134"> блок кода</text:span></text:p>
            <text:p text:style-name="P13"><text:span text:style-name="T134"/></text:p>
            <text:p text:style-name="P13"><text:span text:style-name="T133">:</text:span><text:span text:style-name="T134"> отделяет индекс или ключ от значения</text:span></text:p>
            <text:p text:style-name="P13"><text:span text:style-name="T134"/></text:p>
            <text:p text:style-name="P13"><text:span text:style-name="T133">:</text:span><text:span text:style-name="T134"> ставится после метки</text:span></text:p>
            <text:p text:style-name="P13"><text:span text:style-name="T133"/></text:p>
            <text:p text:style-name="P13"><text:span text:style-name="T133">...</text:span><text:span text:style-name="T134"> размер массива вычисляется по значениям</text:span></text:p>
            <text:p text:style-name="P13"><text:span text:style-name="T133">...</text:span><text:span text:style-name="T134"> список параметров переменной длины</text:span></text:p>
            <text:p text:style-name="P13"><text:span text:style-name="T133">...</text:span><text:span text:style-name="T134"> список аргументов переменной длины</text:span></text:p>
            <text:p text:style-name="P13"><text:span text:style-name="T133"/></text:p>
            <text:p text:style-name="P13"><text:span text:style-name="T133">;</text:span><text:span text:style-name="T134"> разделитель выражений в for и if</text:span></text:p>
            <text:p text:style-name="P13"><text:span text:style-name="T133">;</text:span><text:span text:style-name="T134"> перевод строки (разделитель утверждений)</text:span></text:p>
            <text:p text:style-name="P13"><text:span text:style-name="T134"/></text:p>
            <text:p text:style-name="P13"><text:span text:style-name="T133">:=</text:span><text:span text:style-name="T134"> объявление и присваивание (в функции)</text:span></text:p>
            <text:p text:style-name="P13"><text:span text:style-name="T134"/></text:p>
            <text:p text:style-name="P13"><text:span text:style-name="T133">,</text:span><text:span text:style-name="T134"> разделитель в списке</text:span></text:p>
            <text:p text:style-name="P13"><text:span text:style-name="T134"/></text:p>
            <text:p text:style-name="P13"><text:span text:style-name="T133">.</text:span><text:span text:style-name="T134"> разделитель объекта и метода</text:span></text:p>
            <text:p text:style-name="P13"><text:span text:style-name="T134"/></text:p>
            <text:p text:style-name="P13"><text:span text:style-name="T135">&lt;- </text:span><text:span text:style-name="T134">запись в канал и чтение из канала</text:span></text:p>
            <text:p text:style-name="P13"><text:span text:style-name="T134"/></text:p>
          </draw:text-box>
        </draw:frame>
        <draw:frame draw:style-name="gr34" draw:text-style-name="P42" draw:layer="layout" svg:width="15.4cm" svg:height="13.157cm" svg:x="12.2cm" svg:y="2.1cm">
          <draw:text-box>
            <text:p text:style-name="P13"><text:span text:style-name="T136">import </text:span><text:span text:style-name="T137">(</text:span><text:span text:style-name="T136"> </text:span><text:span text:style-name="T138">"</text:span><text:span text:style-name="T139">fmt</text:span><text:span text:style-name="T138">"</text:span><text:span text:style-name="T139"> </text:span><text:span text:style-name="T140">)</text:span><text:span text:style-name="T139">; const </text:span><text:span text:style-name="T140">(</text:span><text:span text:style-name="T139"> answer = 42 </text:span><text:span text:style-name="T140">)</text:span><text:span text:style-name="T139">; var </text:span><text:span text:style-name="T140">(</text:span><text:span text:style-name="T139"> five = 42 </text:span><text:span text:style-name="T140">)</text:span></text:p>
            <text:p text:style-name="P13"><text:span text:style-name="T134">func f</text:span><text:span text:style-name="T141">(</text:span><text:span text:style-name="T134">x float64</text:span><text:span text:style-name="T141">)</text:span><text:span text:style-name="T134"> float64 { return 0.0 } </text:span></text:p>
            <text:p text:style-name="P13"><text:span text:style-name="T134"/></text:p>
            <text:p text:style-name="P13"><text:span text:style-name="T139">array </text:span><text:span text:style-name="T140">[</text:span><text:span text:style-name="T139">size</text:span><text:span text:style-name="T140">]</text:span><text:span text:style-name="T139">int;</text:span><text:span text:style-name="T139"><text:tab/></text:span><text:span text:style-name="T139"><text:tab/></text:span><text:span text:style-name="T134">slice </text:span><text:span text:style-name="T141">[]</text:span><text:span text:style-name="T134">string </text:span></text:p>
            <text:p text:style-name="P13"><text:span text:style-name="T139">array</text:span><text:span text:style-name="T140">[</text:span><text:span text:style-name="T139">index</text:span><text:span text:style-name="T140">]</text:span><text:span text:style-name="T139">;</text:span><text:span text:style-name="T139"><text:tab/></text:span><text:span text:style-name="T139"><text:tab/></text:span><text:span text:style-name="T139">slice</text:span><text:span text:style-name="T140">[</text:span><text:span text:style-name="T139">index</text:span><text:span text:style-name="T140">]</text:span><text:span text:style-name="T139">;</text:span><text:span text:style-name="T139"><text:tab/></text:span><text:span text:style-name="T139"><text:tab/></text:span><text:span text:style-name="T139">value = map</text:span><text:span text:style-name="T140">[</text:span><text:span text:style-name="T139">key</text:span><text:span text:style-name="T140">]</text:span></text:p>
            <text:p text:style-name="P13"><text:span text:style-name="T139">func f</text:span><text:span text:style-name="T140">[</text:span><text:span text:style-name="T139">T any</text:span><text:span text:style-name="T140">]</text:span><text:span text:style-name="T139">(a []T) T { return a[0] }; f</text:span><text:span text:style-name="T140">[</text:span><text:span text:style-name="T139">int</text:span><text:span text:style-name="T140">]</text:span><text:span text:style-name="T139">(someSlice))</text:span></text:p>
            <text:p text:style-name="P13"><text:span text:style-name="T134"/></text:p>
            <text:p text:style-name="P13"><text:span text:style-name="T134">type struct Point </text:span><text:span text:style-name="T141">{</text:span><text:span text:style-name="T134"> x, y int32 </text:span><text:span text:style-name="T141">}</text:span></text:p>
            <text:p text:style-name="P13"><text:span text:style-name="T134">ipAddress = [4]int</text:span><text:span text:style-name="T141">{</text:span><text:span text:style-name="T134">127, 0, 0, 1</text:span><text:span text:style-name="T141">}</text:span></text:p>
            <text:p text:style-name="P13"><text:span text:style-name="T134">func answer() int </text:span><text:span text:style-name="T141">{</text:span><text:span text:style-name="T134"> return 42 </text:span><text:span text:style-name="T141">}</text:span><text:span text:style-name="T134"> </text:span></text:p>
            <text:p text:style-name="P13"><text:span text:style-name="T134"/></text:p>
            <text:p text:style-name="P13"><text:span text:style-name="T134">gender := [2]string{ 0</text:span><text:span text:style-name="T141">: <text:s/></text:span><text:span text:style-name="T134">"Female", 1</text:span><text:span text:style-name="T141">: </text:span><text:span text:style-name="T134">"Male" }</text:span></text:p>
            <text:p text:style-name="P13"><text:span text:style-name="T134">language := map[string]int { "Go"</text:span><text:span text:style-name="T141">:</text:span><text:span text:style-name="T134"> 2007 }</text:span></text:p>
            <text:p text:style-name="P13"><text:span text:style-name="T134">label</text:span><text:span text:style-name="T141">:</text:span></text:p>
            <text:p text:style-name="P13"><text:span text:style-name="T134"/></text:p>
            <text:p text:style-name="P13"><text:span text:style-name="T134">shadrinsk := [</text:span><text:span text:style-name="T141">...</text:span><text:span text:style-name="T134">] float32 { 56.05, 63.38 }</text:span></text:p>
            <text:p text:style-name="P13"><text:span text:style-name="T134">func sum(numbers </text:span><text:span text:style-name="T141">...</text:span><text:span text:style-name="T134">int) (sum int) { /* range numbers */ }</text:span></text:p>
            <text:p text:style-name="P13"><text:span text:style-name="T134">integers := []int{1,2,3,4,5}; sum(integers</text:span><text:span text:style-name="T141">...</text:span><text:span text:style-name="T134">)</text:span></text:p>
            <text:p text:style-name="P13"><text:span text:style-name="T134"/></text:p>
            <text:p text:style-name="P13"><text:span text:style-name="T139">for i := 0</text:span><text:span text:style-name="T135">;</text:span><text:span text:style-name="T139"> i &lt; n</text:span><text:span text:style-name="T135">;</text:span><text:span text:style-name="T139"> i++ { if y := f(i)</text:span><text:span text:style-name="T135">;</text:span><text:span text:style-name="T139"> y &gt; 0 { println(y) } }</text:span></text:p>
            <text:p text:style-name="P13"><text:span text:style-name="T139">version := 1.0</text:span><text:span text:style-name="T142">;</text:span><text:span text:style-name="T143"> released := 2012; fmt.Println(version)</text:span></text:p>
            <text:p text:style-name="P13"><text:span text:style-name="T143"/></text:p>
            <text:p text:style-name="P13"><text:span text:style-name="T138">site </text:span><text:span text:style-name="T144">:=</text:span><text:span text:style-name="T138"> "</text:span><text:span text:style-name="T139"><text:a xlink:href="https://go.dev/" xlink:type="simple">https://go.dev/</text:a></text:span><text:span text:style-name="T143">"</text:span></text:p>
            <text:p text:style-name="P13"><text:span text:style-name="T143"/></text:p>
            <text:p text:style-name="P13"><text:span text:style-name="T143">place = findLocation(latitude</text:span><text:span text:style-name="T142">,</text:span><text:span text:style-name="T143"> longitude)</text:span></text:p>
            <text:p text:style-name="P13"><text:span text:style-name="T143"/></text:p>
            <text:p text:style-name="P13"><text:span text:style-name="T143">result = object</text:span><text:span text:style-name="T142">.</text:span><text:span text:style-name="T143">method()</text:span></text:p>
            <text:p text:style-name="P13"><text:span text:style-name="T143"/></text:p>
            <text:p text:style-name="P13"><text:span text:style-name="T138">channel </text:span><text:span text:style-name="T135">&lt;-</text:span><text:span text:style-name="T138"> value; value = </text:span><text:span text:style-name="T135">&lt;-</text:span><text:span text:style-name="T143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ветвление</text:span></text:p>
          </draw:text-box>
        </draw:frame>
        <draw:frame draw:style-name="gr35" draw:text-style-name="P43" draw:layer="layout" svg:width="10.9cm" svg:height="3.3cm" svg:x="0.6cm" svg:y="2.8cm">
          <draw:text-box>
            <text:p text:style-name="P13"><text:span text:style-name="T145">if</text:span><text:span text:style-name="T146"> </text:span><text:span text:style-name="T147">условие</text:span><text:span text:style-name="T16"> </text:span><text:span text:style-name="T148">{</text:span><text:span text:style-name="T149"> </text:span></text:p>
            <text:p text:style-name="P13"><text:span text:style-name="T16"><text:tab/></text:span><text:span text:style-name="T150">действие1()</text:span></text:p>
            <text:p text:style-name="P13"><text:span text:style-name="T148">} </text:span><text:span text:style-name="T151">else </text:span><text:span text:style-name="T148">{</text:span></text:p>
            <text:p text:style-name="P13"><text:span text:style-name="T16"><text:tab/></text:span><text:span text:style-name="T147">действие2()</text:span></text:p>
            <text:p text:style-name="P13"><text:span text:style-name="T148">}</text:span></text:p>
          </draw:text-box>
        </draw:frame>
        <draw:frame draw:style-name="gr36" draw:text-style-name="P43" draw:layer="layout" svg:width="10.9cm" svg:height="7.463cm" svg:x="0.6cm" svg:y="6.8cm">
          <draw:text-box>
            <text:p text:style-name="P13"><text:span text:style-name="T151">switch</text:span><text:span text:style-name="T16"> </text:span><text:span text:style-name="T152">выражение</text:span><text:span text:style-name="T147">; условие</text:span><text:span text:style-name="T149"> </text:span><text:span text:style-name="T148">{</text:span></text:p>
            <text:p text:style-name="P13"><text:span text:style-name="T151"><text:tab/></text:span><text:span text:style-name="T151">case</text:span><text:span text:style-name="T16"> </text:span><text:span text:style-name="T147">значение1</text:span><text:span text:style-name="T151">:</text:span></text:p>
            <text:p text:style-name="P13"><text:span text:style-name="T16"><text:tab/></text:span><text:span text:style-name="T16"><text:tab/></text:span><text:span text:style-name="T147">действие1()</text:span></text:p>
            <text:p text:style-name="P13"><text:span text:style-name="T151"><text:tab/></text:span><text:span text:style-name="T151">case</text:span><text:span text:style-name="T16"> </text:span><text:span text:style-name="T147">значение2</text:span><text:span text:style-name="T16">, </text:span><text:span text:style-name="T150">значение3</text:span><text:span text:style-name="T148">:</text:span></text:p>
            <text:p text:style-name="P13"><text:span text:style-name="T16"><text:tab/></text:span><text:span text:style-name="T16"><text:tab/></text:span><text:span text:style-name="T147">действие23()</text:span></text:p>
            <text:p text:style-name="P13"><text:span text:style-name="T153"><text:tab/></text:span><text:span text:style-name="T153"><text:tab/></text:span><text:span text:style-name="T154">fallthrough</text:span></text:p>
            <text:p text:style-name="P13"><text:span text:style-name="T151"><text:tab/></text:span><text:span text:style-name="T151">case</text:span><text:span text:style-name="T16"> </text:span><text:span text:style-name="T150">значениеN</text:span><text:span text:style-name="T148">:</text:span></text:p>
            <text:p text:style-name="P13"><text:span text:style-name="T147"><text:tab/></text:span><text:span text:style-name="T147"><text:tab/></text:span><text:span text:style-name="T147">действиеN()</text:span></text:p>
            <text:p text:style-name="P13"><text:span text:style-name="T154"><text:tab/></text:span><text:span text:style-name="T154"><text:tab/></text:span><text:span text:style-name="T154">break</text:span></text:p>
            <text:p text:style-name="P13"><text:span text:style-name="T148"><text:tab/></text:span><text:span text:style-name="T148">default:</text:span></text:p>
            <text:p text:style-name="P13"><text:span text:style-name="T147"><text:tab/></text:span><text:span text:style-name="T147"><text:tab/></text:span><text:span text:style-name="T147">действиеПоУмолчанию()</text:span></text:p>
            <text:p text:style-name="P13"><text:span text:style-name="T148">}</text:span></text:p>
          </draw:text-box>
        </draw:frame>
        <draw:frame draw:style-name="gr37" draw:text-style-name="P44" draw:layer="layout" svg:width="15.4cm" svg:height="3.3cm" svg:x="12.1cm" svg:y="2.8cm">
          <draw:text-box>
            <text:p text:style-name="P13"><text:span text:style-name="T145">if</text:span><text:span text:style-name="T146"> </text:span><text:span text:style-name="T152">выражение</text:span><text:span text:style-name="T147">; условие</text:span><text:span text:style-name="T16"> </text:span><text:span text:style-name="T148">{</text:span><text:span text:style-name="T149"> // if x:=f(); x &gt; 0 </text:span></text:p>
            <text:p text:style-name="P13"><text:span text:style-name="T16"><text:tab/></text:span><text:span text:style-name="T147">действие1()</text:span></text:p>
            <text:p text:style-name="P13"><text:span text:style-name="T148">} </text:span><text:span text:style-name="T151">else </text:span><text:span text:style-name="T148">{</text:span></text:p>
            <text:p text:style-name="P13"><text:span text:style-name="T16"><text:tab/></text:span><text:span text:style-name="T147">действие2()</text:span></text:p>
            <text:p text:style-name="P13"><text:span text:style-name="T148">}</text:span></text:p>
          </draw:text-box>
        </draw:frame>
        <draw:frame draw:style-name="gr38" draw:text-style-name="P44" draw:layer="layout" svg:width="15.4cm" svg:height="3.857cm" svg:x="12.1cm" svg:y="6.801cm">
          <draw:text-box>
            <text:p text:style-name="P13"><text:span text:style-name="T148">switch</text:span><text:span text:style-name="T149"> </text:span><text:span text:style-name="T148">{</text:span><text:span text:style-name="T149"> <text:s text:c="12"/></text:span></text:p>
            <text:p text:style-name="P13"><text:span text:style-name="T16"><text:tab/></text:span><text:span text:style-name="T151">case</text:span><text:span text:style-name="T16"> </text:span><text:span text:style-name="T147">условие</text:span><text:span text:style-name="T150">1</text:span><text:span text:style-name="T149">:</text:span></text:p>
            <text:p text:style-name="P13"><text:span text:style-name="T16"><text:tab/></text:span><text:span text:style-name="T16"><text:tab/></text:span><text:span text:style-name="T147">действие1()</text:span></text:p>
            <text:p text:style-name="P13"><text:span text:style-name="T147"><text:tab/></text:span><text:span text:style-name="T151">case</text:span><text:span text:style-name="T147"> условиеN:</text:span></text:p>
            <text:p text:style-name="P13"><text:span text:style-name="T16"><text:tab/></text:span><text:span text:style-name="T16"><text:tab/></text:span><text:span text:style-name="T147">действиеN()</text:span></text:p>
            <text:p><text:span text:style-name="T148">}</text:span></text:p>
          </draw:text-box>
        </draw:frame>
        <draw:frame draw:style-name="gr39" draw:text-style-name="P44" draw:layer="layout" svg:width="15.3cm" svg:height="3.857cm" svg:x="12.2cm" svg:y="11.301cm">
          <draw:text-box>
            <text:p text:style-name="P13"><text:span text:style-name="T148">switch </text:span><text:span text:style-name="T150">значение := интерфейс.(type)</text:span><text:span text:style-name="T149"> </text:span><text:span text:style-name="T148">{</text:span></text:p>
            <text:p text:style-name="P13"><text:span text:style-name="T16"><text:tab/></text:span><text:span text:style-name="T151">case</text:span><text:span text:style-name="T16"> </text:span><text:span text:style-name="T147">значениеТипа</text:span><text:span text:style-name="T150">1</text:span><text:span text:style-name="T149">:</text:span></text:p>
            <text:p text:style-name="P13"><text:span text:style-name="T16"><text:tab/></text:span><text:span text:style-name="T16"><text:tab/></text:span><text:span text:style-name="T147">действие1()</text:span></text:p>
            <text:p text:style-name="P13"><text:span text:style-name="T147"><text:tab/></text:span><text:span text:style-name="T151">case</text:span><text:span text:style-name="T147"> значениеТипаN:</text:span></text:p>
            <text:p text:style-name="P13"><text:span text:style-name="T16"><text:tab/></text:span><text:span text:style-name="T16"><text:tab/></text:span><text:span text:style-name="T147">действиеN()</text:span></text:p>
            <text:p text:style-name="P13"><text:span text:style-name="T14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циклы</text:span></text:p>
          </draw:text-box>
        </draw:frame>
        <draw:frame draw:style-name="gr40" draw:text-style-name="P45" draw:layer="layout" svg:width="12.9cm" svg:height="2.487cm" svg:x="0.6cm" svg:y="2.7cm">
          <draw:text-box>
            <text:p text:style-name="P13"><text:span text:style-name="T94">// итерационный: (i := 0; i &lt; n; i++)</text:span></text:p>
            <text:p text:style-name="P13"><text:span text:style-name="T93">for</text:span><text:span text:style-name="T94"> </text:span><text:span text:style-name="T98">инициализация</text:span><text:span text:style-name="T94">; </text:span><text:span text:style-name="T98">условие</text:span><text:span text:style-name="T94">; </text:span><text:span text:style-name="T98">изменение</text:span><text:span text:style-name="T94"> </text:span><text:span text:style-name="T93">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3">}</text:span></text:p>
          </draw:text-box>
        </draw:frame>
        <draw:custom-shape draw:style-name="gr41" draw:text-style-name="P47" draw:layer="layout" svg:width="7.4cm" svg:height="1.401cm" svg:x="0.5cm" svg:y="13.8cm">
          <text:p text:style-name="P46"><text:span text:style-name="T155">«One </text:span><text:span text:style-name="T156">for</text:span><text:span text:style-name="T155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45" draw:layer="layout" svg:width="12.9cm" svg:height="4.164cm" svg:x="0.6cm" svg:y="9.201cm">
          <draw:text-box>
            <text:p text:style-name="P13"><text:span text:style-name="T157">// бесконечный цикл</text:span></text:p>
            <text:p text:style-name="P13"><text:span text:style-name="T158">метка</text:span><text:span text:style-name="T159">:</text:span></text:p>
            <text:p text:style-name="P13"><text:span text:style-name="T93">for 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6"><text:tab/></text:span><text:span text:style-name="T96">if </text:span><text:span text:style-name="T99">условие</text:span><text:span text:style-name="T96"> { </text:span><text:span text:style-name="T95">continue</text:span><text:span text:style-name="T96"> }</text:span></text:p>
            <text:p text:style-name="P13"><text:span text:style-name="T96"><text:tab/></text:span><text:span text:style-name="T96">if </text:span><text:span text:style-name="T99">условие</text:span><text:span text:style-name="T96"> { </text:span><text:span text:style-name="T95">break</text:span><text:span text:style-name="T96"> </text:span><text:span text:style-name="T160">метка</text:span><text:span text:style-name="T96"> }</text:span></text:p>
            <text:p text:style-name="P13"><text:span text:style-name="T93">}</text:span></text:p>
          </draw:text-box>
        </draw:frame>
        <draw:frame draw:style-name="gr43" draw:text-style-name="P45" draw:layer="layout" svg:width="12.9cm" svg:height="2.487cm" svg:x="0.6cm" svg:y="5.987cm">
          <draw:text-box>
            <text:p text:style-name="P13"><text:span text:style-name="T94">// == while</text:span></text:p>
            <text:p text:style-name="P13"><text:span text:style-name="T93">for</text:span><text:span text:style-name="T94"> </text:span><text:span text:style-name="T98">условие</text:span><text:span text:style-name="T94"> </text:span><text:span text:style-name="T93">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3">}</text:span></text:p>
          </draw:text-box>
        </draw:frame>
        <draw:frame draw:style-name="gr44" draw:text-style-name="P45" draw:layer="layout" svg:width="13.4cm" svg:height="2.499cm" svg:x="14cm" svg:y="2.702cm">
          <draw:text-box>
            <text:p text:style-name="P13"><text:span text:style-name="T161">// перебор целых чисел от 0 до &lt; число</text:span></text:p>
            <text:p text:style-name="P13"><text:span text:style-name="T162">for</text:span><text:span text:style-name="T163"> </text:span><text:span text:style-name="T99">значение</text:span><text:span text:style-name="T96"> := </text:span><text:span text:style-name="T164">range</text:span><text:span text:style-name="T96"> </text:span><text:span text:style-name="T99">число</text:span><text:span text:style-name="T163"> {</text:span></text:p>
            <text:p text:style-name="P13"><text:span text:style-name="T96"><text:tab/></text:span><text:span text:style-name="T99">обработка(данных)</text:span></text:p>
            <text:p text:style-name="P13"><text:span text:style-name="T162">}</text:span></text:p>
          </draw:text-box>
        </draw:frame>
        <draw:frame draw:style-name="gr45" draw:text-style-name="P45" draw:layer="layout" svg:width="13.4cm" svg:height="2.487cm" svg:x="14.1cm" svg:y="6.004cm">
          <draw:text-box>
            <text:p text:style-name="P13"><text:span text:style-name="T163">// перебор array или slice</text:span></text:p>
            <text:p text:style-name="P13"><text:span text:style-name="T162">for</text:span><text:span text:style-name="T163"> </text:span><text:span text:style-name="T99">индекс</text:span><text:span text:style-name="T163">, </text:span><text:span text:style-name="T99">элемент</text:span><text:span text:style-name="T163"> := </text:span><text:span text:style-name="T165">range</text:span><text:span text:style-name="T163"> </text:span><text:span text:style-name="T99">коллекция</text:span><text:span text:style-name="T96"> </text:span><text:span text:style-name="T95">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3">}</text:span></text:p>
          </draw:text-box>
        </draw:frame>
        <draw:frame draw:style-name="gr46" draw:text-style-name="P45" draw:layer="layout" svg:width="13.4cm" svg:height="2.487cm" svg:x="14.1cm" svg:y="9.204cm">
          <draw:text-box>
            <text:p text:style-name="P13"><text:span text:style-name="T94">// перебор хэша</text:span></text:p>
            <text:p text:style-name="P13"><text:span text:style-name="T93">for</text:span><text:span text:style-name="T94"> </text:span><text:span text:style-name="T98">ключ</text:span><text:span text:style-name="T94">, </text:span><text:span text:style-name="T98">значение</text:span><text:span text:style-name="T94"> := </text:span><text:span text:style-name="T166">range</text:span><text:span text:style-name="T94"> </text:span><text:span text:style-name="T98">map</text:span><text:span text:style-name="T94"> </text:span><text:span text:style-name="T93">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3">}</text:span></text:p>
          </draw:text-box>
        </draw:frame>
        <draw:frame draw:style-name="gr47" draw:text-style-name="P45" draw:layer="layout" svg:width="13.4cm" svg:height="2.498cm" svg:x="14.1cm" svg:y="12.4cm">
          <draw:text-box>
            <text:p text:style-name="P13"><text:span text:style-name="T163">// получение из channel</text:span></text:p>
            <text:p text:style-name="P13"><text:span text:style-name="T162">for</text:span><text:span text:style-name="T163"> </text:span><text:span text:style-name="T99">значение</text:span><text:span text:style-name="T163"> := </text:span><text:span text:style-name="T165">range</text:span><text:span text:style-name="T163"> </text:span><text:span text:style-name="T99">канал</text:span><text:span text:style-name="T96"> </text:span><text:span text:style-name="T95">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</text:span></text:p>
          </draw:text-box>
        </draw:frame>
        <draw:custom-shape draw:style-name="gr48" draw:text-style-name="P49" xml:id="id2" draw:id="id2" draw:layer="layout" svg:width="4.24cm" svg:height="1.4cm" svg:x="3.5cm" svg:y="4.9cm">
          <text:p text:style-name="P48"><text:span text:style-name="T66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9" xml:id="id1" draw:id="id1" draw:layer="layout" svg:width="5.6cm" svg:height="1.4cm" svg:x="10.6cm" svg:y="2.3cm">
          <text:p text:style-name="P48"><text:span text:style-name="T67">Data</text:span><text:span text:style-name="T66"> </text:span><text:span text:style-name="T67">types</text:span><text:span text:style-name="T66"> </text:span><text:span text:style-name="T67">in</text:span><text:span text:style-name="T66"> </text:span><text:span text:style-name="T67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51" draw:text-style-name="P49" xml:id="id5" draw:id="id5" draw:layer="layout" svg:width="4.8cm" svg:height="1.4cm" svg:x="9.5cm" svg:y="4.9cm">
          <text:p text:style-name="P48"><text:span text:style-name="T67">Container</text:span><text:span text:style-name="T66"> </text:span><text:span text:style-name="T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49" xml:id="id7" draw:id="id7" draw:layer="layout" svg:width="3.099cm" svg:height="1.4cm" svg:x="1.001cm" svg:y="7.1cm">
          <text:p text:style-name="P48"><text:span text:style-name="T67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3" draw:id="id3" draw:layer="layout" svg:width="2.699cm" svg:height="1.4cm" svg:x="4.301cm" svg:y="7.1cm">
          <text:p text:style-name="P51"><text:span text:style-name="T70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4" draw:id="id4" draw:layer="layout" svg:width="2.699cm" svg:height="1.4cm" svg:x="7.201cm" svg:y="7.1cm">
          <text:p text:style-name="P51"><text:span text:style-name="T68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50" draw:text-style-name="P50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53" draw:text-style-name="P52" xml:id="id8" draw:id="id8" draw:layer="layout" svg:width="2.699cm" svg:height="1.4cm" svg:x="1.001cm" svg:y="8.7cm">
          <text:p text:style-name="P51"><text:span text:style-name="T68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2" xml:id="id9" draw:id="id9" draw:layer="layout" svg:width="4.799cm" svg:height="1.4cm" svg:x="1.001cm" svg:y="11.9cm">
          <text:p text:style-name="P51"><text:span text:style-name="T68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4" xml:id="id10" draw:id="id10" draw:layer="layout" svg:width="7.499cm" svg:height="1.4cm" svg:x="1.001cm" svg:y="13.8cm">
          <text:p text:style-name="P53"><text:span text:style-name="T167">complex64 <text:s text:c="2"/></text:span><text:span text:style-name="T70">comple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6" draw:id="id6" draw:layer="layout" svg:width="2.699cm" svg:height="1.4cm" svg:x="8.801cm" svg:y="9.8cm">
          <text:p text:style-name="P51"><text:span text:style-name="T68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6" draw:text-style-name="P52" xml:id="id15" draw:id="id15" draw:layer="layout" svg:width="2.9cm" svg:height="1.4cm" svg:x="11.7cm" svg:y="9.8cm">
          <text:p text:style-name="P51"><text:span text:style-name="T68">[</text:span><text:span text:style-name="T168">N</text:span><text:span text:style-name="T68">]</text:span><text:span text:style-name="T73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50" draw:text-style-name="P50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50" draw:text-style-name="P50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7" draw:text-style-name="P49" xml:id="id11" draw:id="id11" draw:layer="layout" svg:width="4.6cm" svg:height="1.4cm" svg:x="16cm" svg:y="5cm">
          <text:p text:style-name="P48"><text:span text:style-name="T169">"</text:span><text:span text:style-name="T67">Reference types</text:span><text:span text:style-name="T169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2" xml:id="id16" draw:id="id16" draw:layer="layout" svg:width="3.099cm" svg:height="1.4cm" svg:x="21.601cm" svg:y="10cm">
          <text:p text:style-name="P51"><text:span text:style-name="T68">*</text:span><text:span text:style-name="T73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2" xml:id="id12" draw:id="id12" draw:layer="layout" svg:width="3.099cm" svg:height="1.4cm" svg:x="14.8cm" svg:y="9.8cm">
          <text:p text:style-name="P51"><text:span text:style-name="T68">[ ]</text:span><text:span text:style-name="T73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52" xml:id="id13" draw:id="id13" draw:layer="layout" svg:width="2.6cm" svg:height="1.4cm" svg:x="18.1cm" svg:y="9.8cm">
          <text:p text:style-name="P51"><text:span text:style-name="T68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50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9" draw:text-style-name="P50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52" draw:text-style-name="P52" xml:id="id17" draw:id="id17" draw:layer="layout" svg:width="3.099cm" svg:height="1.4cm" svg:x="21.601cm" svg:y="11.8cm">
          <text:p text:style-name="P51"><text:span text:style-name="T68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2" xml:id="id18" draw:id="id18" draw:layer="layout" svg:width="3.099cm" svg:height="1.4cm" svg:x="21.601cm" svg:y="13.7cm">
          <text:p text:style-name="P51"><text:span text:style-name="T70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9" xml:id="id14" draw:id="id14" draw:layer="layout" svg:width="4.6cm" svg:height="1.4cm" svg:x="22.8cm" svg:y="4.9cm">
          <text:p text:style-name="P48"><text:span text:style-name="T67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60" draw:text-style-name="P49" xml:id="id19" draw:id="id19" draw:layer="layout" svg:width="5cm" svg:height="1.4cm" svg:x="12.3cm" svg:y="13.7cm">
          <text:p text:style-name="P48"><text:span text:style-name="T67">Composite</text:span><text:span text:style-name="T66"> </text:span><text:span text:style-name="T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50" draw:text-style-name="P50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9" draw:text-style-name="P50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9" draw:text-style-name="P50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9" draw:text-style-name="P50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50" draw:text-style-name="P50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50" draw:text-style-name="P50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50" draw:text-style-name="P50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50" draw:text-style-name="P50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50" draw:text-style-name="P50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52" draw:text-style-name="P52" xml:id="id20" draw:id="id20" draw:layer="layout" svg:width="3.099cm" svg:height="1.4cm" svg:x="23.54cm" svg:y="6.6cm">
          <text:p text:style-name="P51"><text:span text:style-name="T68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52" draw:text-style-name="P52" xml:id="id21" draw:id="id21" draw:layer="layout" svg:width="3.099cm" svg:height="1.4cm" svg:x="23.54cm" svg:y="8.3cm">
          <text:p text:style-name="P51"><text:span text:style-name="T70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53" draw:text-style-name="P52" xml:id="id22" draw:id="id22" draw:layer="layout" svg:width="2.699cm" svg:height="1.4cm" svg:x="4.301cm" svg:y="8.7cm">
          <text:p text:style-name="P51"><text:span text:style-name="T70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23" draw:id="id23" draw:layer="layout" svg:width="2.699cm" svg:height="1.4cm" svg:x="1.001cm" svg:y="10.3cm">
          <text:p text:style-name="P51"><text:span text:style-name="T68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50" draw:text-style-name="P50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53" draw:text-style-name="P56" xml:id="id24" draw:id="id24" draw:layer="layout" svg:width="2.699cm" svg:height="1.4cm" svg:x="4.301cm" svg:y="10.3cm">
          <text:p text:style-name="P55"><text:span text:style-name="T170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56" xml:id="id25" draw:id="id25" draw:layer="layout" svg:width="2.6cm" svg:height="1.4cm" svg:x="8.9cm" svg:y="12.9cm">
          <text:p text:style-name="P55"><text:span text:style-name="T171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50" draw:text-style-name="P50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50" draw:text-style-name="P50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draw:frame draw:style-name="gr61" draw:text-style-name="P58" draw:layer="layout" svg:width="9.5cm" svg:height="0.725cm" svg:x="0.5cm" svg:y="2.3cm">
          <draw:text-box>
            <text:p text:style-name="P57"><text:span text:style-name="T172">int</text:span><text:span text:style-name="T173">, int8, int16, int32 = rune, </text:span><text:span text:style-name="T174">int64</text:span></text:p>
          </draw:text-box>
        </draw:frame>
        <draw:frame draw:style-name="gr62" draw:text-style-name="P58" draw:layer="layout" svg:width="9.5cm" svg:height="0.8cm" svg:x="0.5cm" svg:y="2.9cm">
          <draw:text-box>
            <text:p text:style-name="P57"><text:span text:style-name="T172">uint</text:span><text:span text:style-name="T173">, uint8 = byte, uint16, uint32, u</text:span><text:span text:style-name="T174">int6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75">Константы: </text:span><text:span text:style-name="T63">const</text:span></text:p>
          </draw:text-box>
        </draw:frame>
        <draw:frame draw:style-name="gr63" draw:text-style-name="P59" draw:layer="layout" svg:width="26.8cm" svg:height="3.859cm" svg:x="0.6cm" svg:y="2.416cm">
          <draw:text-box>
            <text:p text:style-name="P13"><text:span text:style-name="T176">Безтиповые константы (untyped constants): // математически точные, не требуются указания типа (-42LL, 7UL, etc.)</text:span></text:p>
            <text:p text:style-name="P13"><text:span text:style-name="T177"><text:tab/></text:span><text:span text:style-name="T178">const</text:span><text:span text:style-name="T177"> (</text:span></text:p>
            <text:p text:style-name="P13"><text:span text:style-name="T177"><text:tab/></text:span><text:span text:style-name="T177"><text:tab/></text:span><text:span text:style-name="T177">e <text:s/>= 2.71828182845904523536028747135266249775724709369995957496696763</text:span></text:p>
            <text:p text:style-name="P13"><text:span text:style-name="T177"><text:tab/></text:span><text:span text:style-name="T177"><text:tab/></text:span><text:span text:style-name="T179">π</text:span><text:span text:style-name="T177"> <text:s/>= 3.14159265358979323846264338327950288419716939937510582097494459</text:span></text:p>
            <text:p text:style-name="P13"><text:span text:style-name="T180"><text:tab/></text:span><text:span text:style-name="T180"><text:tab/></text:span><text:span text:style-name="T181">π</text:span><text:span text:style-name="T180">2 = </text:span><text:span text:style-name="T181">π</text:span><text:span text:style-name="T180"> * </text:span><text:span text:style-name="T179">π</text:span></text:p>
            <text:p text:style-name="P13"><text:span text:style-name="T177"><text:tab/></text:span><text:span text:style-name="T177">)</text:span></text:p>
            <text:p text:style-name="P13"><text:span text:style-name="T180"><text:tab/></text:span><text:span text:style-name="T180">var pi2 float32 = </text:span><text:span text:style-name="T181">π</text:span><text:span text:style-name="T180">2 // при использовании значение константы усекается до размера типа</text:span></text:p>
          </draw:text-box>
        </draw:frame>
        <draw:frame draw:style-name="gr64" draw:text-style-name="P59" draw:layer="layout" svg:width="26.8cm" svg:height="4.933cm" svg:x="0.6cm" svg:y="6.517cm">
          <draw:text-box>
            <text:p text:style-name="P13"><text:span text:style-name="T182">Константы с заданным типом (typed constants):</text:span></text:p>
            <text:p text:style-name="P13"><text:span text:style-name="T180"><text:tab/></text:span><text:span text:style-name="T183">const </text:span><text:span text:style-name="T180">(</text:span></text:p>
            <text:p text:style-name="P13"><text:span text:style-name="T180"><text:tab/></text:span><text:span text:style-name="T180"><text:tab/></text:span><text:span text:style-name="T180">b </text:span><text:span text:style-name="T183">byte</text:span><text:span text:style-name="T180"> = 0Xf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байт</text:span></text:p>
            <text:p text:style-name="P13"><text:span text:style-name="T180"><text:tab/></text:span><text:span text:style-name="T180"><text:tab/></text:span><text:span text:style-name="T180">x </text:span><text:span text:style-name="T183">complex128</text:span><text:span text:style-name="T180"> = 2+5i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комплексное число</text:span></text:p>
            <text:p text:style-name="P13"><text:span text:style-name="T180"><text:tab/></text:span><text:span text:style-name="T180"><text:tab/></text:span><text:span text:style-name="T180">Big </text:span><text:span text:style-name="T183">float64</text:span><text:span text:style-name="T180"> = 1 &lt;&lt; 100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с плавающей точкой: 1 со 100 нулями</text:span></text:p>
            <text:p text:style-name="P13"><text:span text:style-name="T180"><text:tab/></text:span><text:span text:style-name="T180"><text:tab/></text:span><text:span text:style-name="T180">i </text:span><text:span text:style-name="T183">int32</text:span><text:span text:style-name="T180"> = -273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целое</text:span></text:p>
            <text:p text:style-name="P13"><text:span text:style-name="T180"><text:tab/></text:span><text:span text:style-name="T180"><text:tab/></text:span><text:span text:style-name="T180">Go </text:span><text:span text:style-name="T183">rune</text:span><text:span text:style-name="T180"> = '</text:span><text:span text:style-name="T180">碁</text:span><text:span text:style-name="T180">'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символ</text:span></text:p>
            <text:p text:style-name="P13"><text:span text:style-name="T180"><text:tab/></text:span><text:span text:style-name="T180"><text:tab/></text:span><text:span text:style-name="T180">language</text:span><text:span text:style-name="T183"> string</text:span><text:span text:style-name="T180"> = </text:span><text:span text:style-name="T181">"Go"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// строка</text:span></text:p>
            <text:p text:style-name="P13"><text:span text:style-name="T181">)</text:span></text:p>
          </draw:text-box>
        </draw:frame>
        <draw:frame draw:style-name="gr65" draw:text-style-name="P59" draw:layer="layout" svg:width="26.8cm" svg:height="3.384cm" svg:x="0.6cm" svg:y="11.716cm">
          <draw:text-box>
            <text:p text:style-name="P13"><text:span text:style-name="T184">Предопределённые константы (predefined constants):</text:span></text:p>
            <text:p text:style-name="P13"><text:span text:style-name="T180"><text:tab/></text:span><text:span text:style-name="T180">var zeroPointer *int = </text:span><text:span text:style-name="T183">nil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nil нельзя присвоить константе</text:span></text:p>
            <text:p text:style-name="P13"><text:span text:style-name="T180"><text:tab/></text:span><text:span text:style-name="T180">const t, f bool = </text:span><text:span text:style-name="T183">true</text:span><text:span text:style-name="T180">, </text:span><text:span text:style-name="T183">false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логические значения</text:span></text:p>
            <text:p text:style-name="P13"><text:span text:style-name="T181"/></text:p>
            <text:p text:style-name="P13"><text:span text:style-name="T181"><text:tab/></text:span><text:span text:style-name="T181">type </text:span><text:span text:style-name="T185">Weekday</text:span><text:span text:style-name="T181"> int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// авто-увеличение значений</text:span></text:p>
            <text:p text:style-name="P13"><text:span text:style-name="T181"><text:tab/></text:span><text:span text:style-name="T181">const ( Sun </text:span><text:span text:style-name="T185">Weekday</text:span><text:span text:style-name="T181"> = </text:span><text:span text:style-name="T186">iota</text:span><text:span text:style-name="T187">;</text:span><text:span text:style-name="T181"> Mon</text:span><text:span text:style-name="T187">;</text:span><text:span text:style-name="T181"> Tue</text:span><text:span text:style-name="T187">;</text:span><text:span text:style-name="T181"> Wed</text:span><text:span text:style-name="T187">;</text:span><text:span text:style-name="T181"> Thu</text:span><text:span text:style-name="T187">;</text:span><text:span text:style-name="T181"> Fri</text:span><text:span text:style-name="T187">;</text:span><text:span text:style-name="T181"> Sat ) // 0;1;2;3;4;5;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явление и присваивание: var</text:span></text:p>
          </draw:text-box>
        </draw:frame>
        <draw:frame draw:style-name="gr66" draw:text-style-name="P60" draw:layer="layout" svg:width="26.8cm" svg:height="13.1cm" svg:x="0.6cm" svg:y="2.1cm">
          <draw:text-box>
            <text:p text:style-name="P13"><text:span text:style-name="T65">При объявлении новой переменной </text:span><text:span text:style-name="T64">всегда</text:span><text:span text:style-name="T65"> есть начальное значение (zero value).</text:span></text:p>
            <text:p text:style-name="P13"><text:span text:style-name="T188"><text:tab/></text:span><text:span text:style-name="T189">var</text:span><text:span text:style-name="T188"> (</text:span></text:p>
            <text:p text:style-name="P13"><text:span text:style-name="T188"><text:tab/></text:span><text:span text:style-name="T188"><text:tab/></text:span><text:span text:style-name="T188">i <text:s text:c="5"/>int</text:span><text:span text:style-name="T188"><text:tab/></text:span><text:span text:style-name="T188"><text:tab/></text:span><text:span text:style-name="T188"><text:tab/></text:span><text:span text:style-name="T188"><text:tab/></text:span><text:span text:style-name="T188">// 0</text:span></text:p>
            <text:p text:style-name="P13"><text:span text:style-name="T188"><text:tab/></text:span><text:span text:style-name="T188"><text:tab/></text:span><text:span text:style-name="T188">G, o <text:s text:c="2"/>rune</text:span><text:span text:style-name="T188"><text:tab/></text:span><text:span text:style-name="T188"><text:tab/></text:span><text:span text:style-name="T188"><text:tab/></text:span><text:span text:style-name="T188"><text:tab/></text:span><text:span text:style-name="T188">// 0, 0 </text:span></text:p>
            <text:p text:style-name="P13"><text:span text:style-name="T188"><text:tab/></text:span><text:span text:style-name="T188"><text:tab/></text:span><text:span text:style-name="T188">s <text:s text:c="5"/>string</text:span><text:span text:style-name="T188"><text:tab/></text:span><text:span text:style-name="T188"><text:tab/></text:span><text:span text:style-name="T188"><text:tab/></text:span><text:span text:style-name="T188">// ""</text:span></text:p>
            <text:p text:style-name="P13"><text:span text:style-name="T188"><text:tab/></text:span><text:span text:style-name="T188"><text:tab/></text:span><text:span text:style-name="T188">tube <text:s text:c="2"/>chan string</text:span><text:span text:style-name="T188"><text:tab/></text:span><text:span text:style-name="T188"><text:tab/></text:span><text:span text:style-name="T188">// nil </text:span></text:p>
            <text:p text:style-name="P13"><text:span text:style-name="T188"><text:tab/></text:span><text:span text:style-name="T188"><text:tab/></text:span><text:span text:style-name="T188">ok </text:span><text:span text:style-name="T188"><text:tab/></text:span><text:span text:style-name="T188"><text:tab/></text:span><text:span text:style-name="T188">bool</text:span><text:span text:style-name="T188"><text:tab/></text:span><text:span text:style-name="T188"><text:tab/></text:span><text:span text:style-name="T188"><text:tab/></text:span><text:span text:style-name="T188">// false </text:span></text:p>
            <text:p text:style-name="P13"><text:span text:style-name="T188"><text:tab/></text:span><text:span text:style-name="T188"><text:tab/></text:span><text:span text:style-name="T188">x <text:s text:c="5"/>float64</text:span><text:span text:style-name="T188"><text:tab/></text:span><text:span text:style-name="T188"><text:tab/></text:span><text:span text:style-name="T188"><text:tab/></text:span><text:span text:style-name="T188">// 0.0</text:span></text:p>
            <text:p text:style-name="P13"><text:span text:style-name="T188"><text:tab/></text:span><text:span text:style-name="T188"><text:tab/></text:span><text:span text:style-name="T188">answer = 42</text:span><text:span text:style-name="T188"><text:tab/></text:span><text:span text:style-name="T188"><text:tab/></text:span><text:span text:style-name="T188"><text:tab/></text:span><text:span text:style-name="T188"><text:tab/></text:span><text:span text:style-name="T188">// тип int выведен из присвоенного значения</text:span></text:p>
            <text:p text:style-name="P13"><text:span text:style-name="T188"><text:tab/></text:span><text:span text:style-name="T188">) <text:s/></text:span></text:p>
            <text:p text:style-name="P13"><text:span text:style-name="T188"/></text:p>
            <text:p text:style-name="P13"><text:span text:style-name="T188">// объявление новой переменной и присваивание значения (в функции)</text:span></text:p>
            <text:p text:style-name="P13"><text:span text:style-name="T188"><text:tab/></text:span><text:span text:style-name="T188">j </text:span><text:span text:style-name="T190">:=</text:span><text:span text:style-name="T188"> 25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тип выводится из присваиваемого </text:span><text:span text:style-name="T191">значения</text:span></text:p>
            <text:p text:style-name="P13"><text:span text:style-name="T191"><text:tab/></text:span><text:span text:style-name="T191">t, f </text:span><text:span text:style-name="T192">:=</text:span><text:span text:style-name="T191"> true, false</text:span><text:span text:style-name="T191"><text:tab/></text:span><text:span text:style-name="T191"><text:tab/></text:span><text:span text:style-name="T191">// параллельное присваивание</text:span></text:p>
            <text:p text:style-name="P13"><text:span text:style-name="T191"/></text:p>
            <text:p text:style-name="P13"><text:span text:style-name="T191">// присваивание значения уже объявленным переменным</text:span></text:p>
            <text:p text:style-name="P13"><text:span text:style-name="T188"><text:tab/></text:span><text:span text:style-name="T188">s = </text:span><text:span text:style-name="T191">"Go"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</text:span></text:p>
            <text:p text:style-name="P13"><text:span text:style-name="T188"><text:tab/></text:span><text:span text:style-name="T188">G, o = </text:span><text:span text:style-name="T193">'</text:span><text:span text:style-name="T188">G</text:span><text:span text:style-name="T193">'</text:span><text:span text:style-name="T188">, </text:span><text:span text:style-name="T193">'</text:span><text:span text:style-name="T188">o</text:span><text:span text:style-name="T193">'</text:span><text:span text:style-name="T188"><text:tab/></text:span><text:span text:style-name="T188"><text:tab/></text:span><text:span text:style-name="T188"><text:tab/></text:span><text:span text:style-name="T188">// параллельное присваивание (tuple assignment)</text:span></text:p>
            <text:p text:style-name="P13"><text:span text:style-name="T188"><text:tab/></text:span><text:span text:style-name="T188">i, j = j, i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: struct</text:span></text:p>
          </draw:text-box>
        </draw:frame>
        <draw:frame draw:style-name="gr67" draw:text-style-name="P60" draw:layer="layout" svg:width="26.8cm" svg:height="13.1cm" svg:x="0.6cm" svg:y="2.1cm">
          <draw:text-box>
            <text:p text:style-name="P13"><text:span text:style-name="T194">Структура (</text:span><text:span text:style-name="T195">struct</text:span><text:span text:style-name="T196">) — набор разнотипных полей</text:span></text:p>
            <text:p text:style-name="P13"><text:span text:style-name="T196"/></text:p>
            <text:p text:style-name="P13"><text:span text:style-name="T188"><text:tab/></text:span><text:span text:style-name="T188">type </text:span><text:span text:style-name="T197">User</text:span><text:span text:style-name="T188"> </text:span><text:span text:style-name="T189">struct</text:span><text:span text:style-name="T188"> </text:span><text:span text:style-name="T189">{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объявление типа </text:span><text:span text:style-name="T197">Structure1</text:span></text:p>
            <text:p text:style-name="P13"><text:span text:style-name="T188"><text:tab/></text:span><text:span text:style-name="T188"><text:tab/></text:span><text:span text:style-name="T197">id</text:span><text:span text:style-name="T188"> int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// с полями </text:span></text:p>
            <text:p text:style-name="P13"><text:span text:style-name="T188"><text:tab/></text:span><text:span text:style-name="T188"><text:tab/></text:span><text:span text:style-name="T199">name, password</text:span><text:span text:style-name="T198"> string</text:span><text:span text:style-name="T198"><text:tab/></text:span><text:span text:style-name="T198"><text:tab/></text:span><text:span text:style-name="T198"><text:tab/></text:span><text:span text:style-name="T198"><text:tab/></text:span><text:span text:style-name="T198">// разных типов</text:span></text:p>
            <text:p text:style-name="P13"><text:span text:style-name="T200"><text:tab/></text:span><text:span text:style-name="T200">}</text:span></text:p>
            <text:p text:style-name="P13"><text:span text:style-name="T191"/></text:p>
            <text:p text:style-name="P13"><text:span text:style-name="T201"><text:tab/></text:span><text:span text:style-name="T201">u := </text:span><text:span text:style-name="T197">User</text:span><text:span text:style-name="T188"> </text:span><text:span text:style-name="T189">{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98">// объявление переменной и</text:span></text:p>
            <text:p text:style-name="P13"><text:span text:style-name="T188"><text:tab/></text:span><text:span text:style-name="T188"><text:tab/></text:span><text:span text:style-name="T197">name</text:span><text:span text:style-name="T188">:</text:span><text:span text:style-name="T202"> </text:span><text:span text:style-name="T193">"Ken Thompson</text:span><text:span text:style-name="T203">"</text:span><text:span text:style-name="T199">,</text:span><text:span text:style-name="T199"><text:tab/></text:span><text:span text:style-name="T199"><text:tab/></text:span><text:span text:style-name="T199"><text:tab/></text:span><text:span text:style-name="T199"><text:tab/></text:span><text:span text:style-name="T198">// инициализация полей значениями</text:span></text:p>
            <text:p text:style-name="P13"><text:span text:style-name="T201"><text:tab/></text:span><text:span text:style-name="T201"><text:tab/></text:span><text:span text:style-name="T199">id</text:span><text:span text:style-name="T198">: 42</text:span><text:span text:style-name="T199">,</text:span><text:span text:style-name="T199"><text:tab/></text:span><text:span text:style-name="T199"><text:tab/></text:span><text:span text:style-name="T199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// по именам (не всех) полей</text:span></text:p>
            <text:p text:style-name="P13"><text:span text:style-name="T204"><text:tab/></text:span><text:span text:style-name="T204">}</text:span></text:p>
            <text:p text:style-name="P13"><text:span text:style-name="T191"/></text:p>
            <text:p text:style-name="P13"><text:span text:style-name="T188"><text:tab/></text:span><text:span text:style-name="T188">var u2 </text:span><text:span text:style-name="T197">User</text:span><text:span text:style-name="T197"><text:tab/></text:span><text:span text:style-name="T197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8">// объявление переменной</text:span></text:p>
            <text:p text:style-name="P13"><text:span text:style-name="T191"><text:tab/></text:span><text:span text:style-name="T191">u2 = u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присваивание значения</text:span></text:p>
            <text:p text:style-name="P13"><text:span text:style-name="T191"/></text:p>
            <text:p text:style-name="P13"><text:span text:style-name="T188">// объявление переменной и </text:span><text:span text:style-name="T198">инициализация полей значениями по порядку </text:span></text:p>
            <text:p text:style-name="P13"><text:span text:style-name="T191"><text:tab/></text:span><text:span text:style-name="T191">u3 := </text:span><text:span text:style-name="T199">User</text:span><text:span text:style-name="T191">{</text:span><text:span text:style-name="T199">u.id</text:span><text:span text:style-name="T191">, </text:span><text:span text:style-name="T199">u.name</text:span><text:span text:style-name="T191">, </text:span><text:span text:style-name="T199">u.password</text:span><text:span text:style-name="T191">} // следования полей</text:span></text:p>
            <text:p text:style-name="P13"><text:span text:style-name="T191"/></text:p>
            <text:p text:style-name="P13"><text:span text:style-name="T191"><text:tab/></text:span><text:span text:style-name="T191">var u4 </text:span><text:span text:style-name="T199">User</text:span><text:span text:style-name="T191"> = </text:span><text:span text:style-name="T199">User</text:span><text:span text:style-name="T191">{}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05">"</text:span><text:span text:style-name="T24">Ссылочные типы</text:span><text:span text:style-name="T205">"</text:span><text:span text:style-name="T24">: </text:span><text:span text:style-name="T205">~</text:span><text:span text:style-name="T24">reference types</text:span></text:p>
          </draw:text-box>
        </draw:frame>
        <draw:frame draw:style-name="gr68" draw:text-style-name="P61" draw:layer="layout" svg:width="26.8cm" svg:height="13.167cm" svg:x="0.6cm" svg:y="2.1cm">
          <draw:text-box>
            <text:p text:style-name="P18"><text:span text:style-name="T189">pointer</text:span><text:span text:style-name="T188"> ~ указатель: </text:span></text:p>
            <text:p text:style-name="P13"><text:span text:style-name="T188"><text:tab/></text:span><text:span text:style-name="T188">var v </text:span><text:span text:style-name="T197">BaseType</text:span><text:span text:style-name="T197"><text:tab/></text:span><text:span text:style-name="T197"><text:tab/></text:span><text:span text:style-name="T188">// переменная типа </text:span><text:span text:style-name="T197">BaseType </text:span></text:p>
            <text:p text:style-name="P13"><text:span text:style-name="T188"><text:tab/></text:span><text:span text:style-name="T188">var p *</text:span><text:span text:style-name="T197">BaseType</text:span><text:span text:style-name="T188"><text:tab/></text:span><text:span text:style-name="T188">// указатель на переменную типа </text:span><text:span text:style-name="T197">BaseType </text:span></text:p>
            <text:p text:style-name="P13"><text:span text:style-name="T188"><text:tab/></text:span><text:span text:style-name="T188">p = &amp;v</text:span><text:span text:style-name="T188"><text:tab/></text:span><text:span text:style-name="T188"><text:tab/></text:span><text:span text:style-name="T188"><text:tab/></text:span><text:span text:style-name="T188"><text:tab/></text:span><text:span text:style-name="T188">// ссылка на значение переменной типа </text:span><text:span text:style-name="T197">BaseType </text:span></text:p>
            <text:p text:style-name="P13"><text:span text:style-name="T188"><text:tab/></text:span><text:span text:style-name="T188">c =*p</text:span><text:span text:style-name="T188"><text:tab/></text:span><text:span text:style-name="T188"><text:tab/></text:span><text:span text:style-name="T188"><text:tab/></text:span><text:span text:style-name="T188"><text:tab/></text:span><text:span text:style-name="T188">// значение переменной типа </text:span><text:span text:style-name="T197">BaseType</text:span><text:span text:style-name="T188"> по ссылке на v</text:span></text:p>
            <text:p text:style-name="P13"><text:span text:style-name="T188"/></text:p>
            <text:p text:style-name="P13"><text:span text:style-name="T206">Эти типы ведут себя как ссылочные:</text:span></text:p>
            <text:p text:style-name="P13"><text:span text:style-name="T206"/></text:p>
            <text:p text:style-name="P13"><text:span text:style-name="T206">slice</text:span><text:span text:style-name="T207"> ~ срез = динамический массив (переменной длины):</text:span></text:p>
            <text:p text:style-name="P13"><text:span text:style-name="T207"><text:tab/></text:span><text:span text:style-name="T207">s1 := </text:span><text:span text:style-name="T206">[]</text:span><text:span text:style-name="T207">string{"Ken", "R.Pike", "R.Griesemer"}</text:span></text:p>
            <text:p text:style-name="P13"><text:span text:style-name="T207"><text:tab/></text:span><text:span text:style-name="T207">s2 := s1</text:span></text:p>
            <text:p text:style-name="P13"><text:span text:style-name="T207"><text:tab/></text:span><text:span text:style-name="T207">s2[0] = "K.Thompson"</text:span><text:span text:style-name="T207"><text:tab/></text:span><text:span text:style-name="T207"><text:tab/></text:span><text:span text:style-name="T207"><text:tab/></text:span><text:span text:style-name="T207">// s1 и s2 ссылаются на ["K.Thompson", "R.Pike", "R.Griesemer"]</text:span></text:p>
            <text:p text:style-name="P13"><text:span text:style-name="T207"/></text:p>
            <text:p text:style-name="P13"><text:span text:style-name="T206">map</text:span><text:span text:style-name="T207"> ~ хэш = ассоциативный массив = словарь =</text:span><text:span text:style-name="T208"> отображение = «карта»: </text:span></text:p>
            <text:p text:style-name="P13"><text:span text:style-name="T208"><text:tab/></text:span><text:span text:style-name="T208">h1 := </text:span><text:span text:style-name="T209">map</text:span><text:span text:style-name="T208">[string]float64{"latest": 1.24}</text:span></text:p>
            <text:p text:style-name="P13"><text:span text:style-name="T208"><text:tab/></text:span><text:span text:style-name="T208">h2 := h1</text:span></text:p>
            <text:p text:style-name="P13"><text:span text:style-name="T207"><text:tab/></text:span><text:span text:style-name="T207">h2["latest"] = 1.25</text:span><text:span text:style-name="T207"><text:tab/></text:span><text:span text:style-name="T207"><text:tab/></text:span><text:span text:style-name="T207"><text:tab/></text:span><text:span text:style-name="T207"><text:tab/></text:span><text:span text:style-name="T207">// h1 и h2 ссылаются на {"</text:span><text:span text:style-name="T208">latest": 1.25}.</text:span></text:p>
            <text:p text:style-name="P13"><text:span text:style-name="T207"/></text:p>
            <text:p text:style-name="P13"><text:span text:style-name="T209">channel</text:span><text:span text:style-name="T208"> ~ канал для синхронизации и обмена данными </text:span></text:p>
            <text:p text:style-name="P13"><text:span text:style-name="T210"><text:tab/></text:span><text:span text:style-name="T210">ch1 := make(</text:span><text:span text:style-name="T211">chan</text:span><text:span text:style-name="T210"> int)</text:span></text:p>
            <text:p text:style-name="P13"><text:span text:style-name="T210"><text:tab/></text:span><text:span text:style-name="T210">ch2 := ch1</text:span><text:span text:style-name="T210"><text:tab/></text:span><text:span text:style-name="T210"><text:tab/></text:span><text:span text:style-name="T210"><text:tab/></text:span><text:span text:style-name="T210"><text:tab/></text:span><text:span text:style-name="T210"><text:tab/></text:span><text:span text:style-name="T210">// ch1 и ch2 ссылаются на один и тот же канал</text:span></text:p>
            <text:p text:style-name="P13"><text:span text:style-name="T212"/></text:p>
            <text:p text:style-name="P13"><text:span text:style-name="T206">function</text:span><text:span text:style-name="T212"> ~ </text:span><text:span text:style-name="T213">тип функция как значение переменной </text:span></text:p>
            <text:p text:style-name="P13"><text:span text:style-name="T207"><text:tab/></text:span><text:span text:style-name="T207">f1 := </text:span><text:span text:style-name="T206">func</text:span><text:span text:style-name="T207">() { println("Go") }</text:span></text:p>
            <text:p text:style-name="P13"><text:span text:style-name="T207"><text:tab/></text:span><text:span text:style-name="T207">f2 := f1</text:span><text:span text:style-name="T207"><text:tab/></text:span><text:span text:style-name="T207"><text:tab/></text:span><text:span text:style-name="T207"><text:tab/></text:span><text:span text:style-name="T207"><text:tab/></text:span><text:span text:style-name="T207"><text:tab/></text:span><text:span text:style-name="T207"><text:tab/></text:span><text:span text:style-name="T207">// f1 и f2 ссылаются на одну и ту же функцию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69" draw:text-style-name="P61" draw:layer="layout" svg:width="26.8cm" svg:height="13.1cm" svg:x="0.6cm" svg:y="2.1cm">
          <draw:text-box>
            <text:p text:style-name="P13"><text:span text:style-name="T214">[</text:span><text:span text:style-name="T215">размер</text:span><text:span text:style-name="T214">]</text:span><text:span text:style-name="T215">Type</text:span><text:span text:style-name="T216"> // массив (</text:span><text:span text:style-name="T214">array</text:span><text:span text:style-name="T216">) </text:span><text:span text:style-name="T217">определённой длины:</text:span></text:p>
            <text:p text:style-name="P13"><text:span text:style-name="T94"/></text:p>
            <text:p text:style-name="P13"><text:span text:style-name="T94"><text:tab/></text:span><text:span text:style-name="T94">var punchCard [80]rune // 80 * 0</text:span></text:p>
            <text:p text:style-name="P13"><text:span text:style-name="T94"><text:tab/></text:span><text:span text:style-name="T96">localhost := [4]int {127, 0, 0, 1}</text:span></text:p>
            <text:p text:style-name="P13"><text:span text:style-name="T96"><text:tab/></text:span><text:span text:style-name="T96">gender <text:s text:c="3"/>:= [2]string { 0:"Female", 1:"Male" }</text:span></text:p>
            <text:p text:style-name="P13"><text:span text:style-name="T96"><text:tab/></text:span><text:span text:style-name="T99">location</text:span><text:span text:style-name="T96"> <text:s/>:= [...]float32 { 56.05, 63.38 }</text:span></text:p>
            <text:p text:style-name="P13"><text:span text:style-name="T95"/></text:p>
            <text:p text:style-name="P13"><text:span text:style-name="T214">[]</text:span><text:span text:style-name="T215">Type</text:span><text:span text:style-name="T218"> //</text:span><text:span text:style-name="T216"> срез (</text:span><text:span text:style-name="T214">slice</text:span><text:span text:style-name="T216">) — динамический массив (переменной длины):</text:span></text:p>
            <text:p text:style-name="P13"><text:span text:style-name="T96"/></text:p>
            <text:p text:style-name="P13"><text:span text:style-name="T96"><text:tab/></text:span><text:span text:style-name="T96">primes := []int{2, 3, 5, 7, 11, 13, 17, 19, 23}</text:span></text:p>
            <text:p text:style-name="P13"><text:span text:style-name="T96"><text:tab/></text:span><text:span text:style-name="T96">messages := make([]string, 0, 1024)</text:span></text:p>
            <text:p text:style-name="P13"><text:span text:style-name="T96"><text:tab/></text:span><text:span text:style-name="T96">messages = append(messages, "OK")</text:span></text:p>
            <text:p text:style-name="P13"><text:span text:style-name="T95"/></text:p>
            <text:p text:style-name="P13"><text:span text:style-name="T214">map[</text:span><text:span text:style-name="T215">KeyType</text:span><text:span text:style-name="T214">]</text:span><text:span text:style-name="T215">ValueType</text:span><text:span text:style-name="T218"> // </text:span><text:span text:style-name="T217">хэш = ассоциативный массив = словарь:</text:span></text:p>
            <text:p text:style-name="P13"><text:span text:style-name="T94"/></text:p>
            <text:p text:style-name="P13"><text:span text:style-name="T94"><text:tab/></text:span><text:span text:style-name="T96">languages := map[string]int { "Go": 2007 }</text:span></text:p>
            <text:p text:style-name="P13"><text:span text:style-name="T96"><text:tab/></text:span><text:span text:style-name="T96">languages["Kotlin"] = 2011</text:span></text:p>
            <text:p text:style-name="P13"><text:span text:style-name="T96"/></text:p>
            <text:p text:style-name="P13"><text:span text:style-name="T96"><text:tab/></text:span><text:span text:style-name="T96">type Coordinates map[[2]float32]string</text:span></text:p>
            <text:p text:style-name="P13"><text:span text:style-name="T96"><text:tab/></text:span><text:span text:style-name="T96">places := make(Coordinates)</text:span><text:span text:style-name="T96"><text:tab/></text:span></text:p>
            <text:p text:style-name="P13"><text:span text:style-name="T96"><text:tab/></text:span><text:span text:style-name="T96">places[</text:span><text:span text:style-name="T99">location</text:span><text:span text:style-name="T96">] = "Шадринск"</text:span></text:p>
            <text:p text:style-name="P13"><text:span text:style-name="T96"><text:tab/></text:span><text:span text:style-name="T96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 main(); func init()</text:span></text:p>
          </draw:text-box>
        </draw:frame>
        <draw:frame draw:style-name="gr70" draw:text-style-name="P62" draw:layer="layout" svg:width="26.8cm" svg:height="13.1cm" svg:x="0.6cm" svg:y="2.1cm">
          <draw:text-box>
            <text:p text:style-name="P13"><text:span text:style-name="T188">// Главная функция в пакете main, с которой начинается выполнение программы.</text:span></text:p>
            <text:p text:style-name="P13"><text:span text:style-name="T188">package main</text:span></text:p>
            <text:p text:style-name="P13"><text:span text:style-name="T188"/></text:p>
            <text:p text:style-name="P13"><text:span text:style-name="T189">func </text:span><text:span text:style-name="T219">main</text:span><text:span text:style-name="T189">() {</text:span></text:p>
            <text:p text:style-name="P13"><text:span text:style-name="T188"><text:s text:c="3"/></text:span><text:span text:style-name="T188">обработка(данных)</text:span></text:p>
            <text:p text:style-name="P13"><text:span text:style-name="T189">}</text:span></text:p>
            <text:p text:style-name="P13"><text:span text:style-name="T189"/></text:p>
            <text:p text:style-name="P13"><text:span text:style-name="T189">// </text:span><text:span text:style-name="T188">в каждом пакете может быть несколько «инициализирующих» функций,</text:span></text:p>
            <text:p text:style-name="P13"><text:span text:style-name="T189">func </text:span><text:span text:style-name="T219">init</text:span><text:span text:style-name="T189">() {</text:span></text:p>
            <text:p text:style-name="P13"><text:span text:style-name="T188"><text:tab/></text:span><text:span text:style-name="T188">инициализация(&amp;данных)</text:span></text:p>
            <text:p text:style-name="P13"><text:span text:style-name="T189">}</text:span></text:p>
            <text:p text:style-name="P13"><text:span text:style-name="T189">// </text:span><text:span text:style-name="T188">которые выполняются при загрузке пакета в порядке их описания</text:span></text:p>
            <text:p text:style-name="P13"><text:span text:style-name="T189">func </text:span><text:span text:style-name="T219">init</text:span><text:span text:style-name="T189">() {</text:span></text:p>
            <text:p text:style-name="P13"><text:span text:style-name="T188"><text:tab/></text:span><text:span text:style-name="T188">инициализация_других(&amp;данных)</text:span></text:p>
            <text:p text:style-name="P13"><text:span text:style-name="T189">}</text:span></text:p>
            <text:p text:style-name="P13"><text:span text:style-name="T189">// </text:span><text:span text:style-name="T188">и могут располагаться в разных файлах этого пакета</text:span></text:p>
            <text:p text:style-name="P13"><text:span text:style-name="T189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</text:span></text:p>
          </draw:text-box>
        </draw:frame>
        <draw:frame draw:style-name="gr71" draw:text-style-name="P45" draw:layer="layout" svg:width="26.8cm" svg:height="13.108cm" svg:x="0.6cm" svg:y="2.1cm">
          <draw:text-box>
            <text:p text:style-name="P13"><text:span text:style-name="T96">// функция без возвращаемого значения = процедура</text:span></text:p>
            <text:p text:style-name="P13"><text:span text:style-name="T95"><text:tab/></text:span><text:span text:style-name="T95">func </text:span><text:span text:style-name="T99">debug</text:span><text:span text:style-name="T95">(</text:span><text:span text:style-name="T99">m</text:span><text:span text:style-name="T220"> </text:span><text:span text:style-name="T99">string</text:span><text:span text:style-name="T95">) {</text:span><text:span text:style-name="T96"> </text:span><text:span text:style-name="T99">println(m) </text:span><text:span text:style-name="T93">}</text:span></text:p>
            <text:p text:style-name="P13"><text:span text:style-name="T99"><text:tab/></text:span><text:span text:style-name="T99">debug</text:span><text:span text:style-name="T96">("побочный эффект"</text:span><text:span text:style-name="T221">)</text:span></text:p>
            <text:p text:style-name="P13"><text:span text:style-name="T94"/></text:p>
            <text:p text:style-name="P13"><text:span text:style-name="T96">// функция с одним возвращаемым значением</text:span></text:p>
            <text:p text:style-name="P13"><text:span text:style-name="T95"><text:tab/></text:span><text:span text:style-name="T95">func </text:span><text:span text:style-name="T99">save</text:span><text:span text:style-name="T95">(</text:span><text:span text:style-name="T99">u User</text:span><text:span text:style-name="T95">) (</text:span><text:span text:style-name="T99">error</text:span><text:span text:style-name="T95">) {</text:span><text:span text:style-name="T96"> e</text:span><text:span text:style-name="T99"> := database.update(u); return e</text:span><text:span text:style-name="T96"> </text:span><text:span text:style-name="T95">}</text:span></text:p>
            <text:p text:style-name="P13"><text:span text:style-name="T99"><text:tab/></text:span><text:span text:style-name="T99">err</text:span><text:span text:style-name="T96"> := </text:span><text:span text:style-name="T99">save</text:span><text:span text:style-name="T96">(</text:span><text:span text:style-name="T99">newUser</text:span><text:span text:style-name="T96">) </text:span></text:p>
            <text:p text:style-name="P13"><text:span text:style-name="T96"/></text:p>
            <text:p text:style-name="P13"><text:span text:style-name="T96">// функция с одним именованным возвращаемым значением</text:span></text:p>
            <text:p text:style-name="P13"><text:span text:style-name="T95"><text:tab/></text:span><text:span text:style-name="T95">func </text:span><text:span text:style-name="T99">save</text:span><text:span text:style-name="T95">(</text:span><text:span text:style-name="T99">u User</text:span><text:span text:style-name="T95">) (e</text:span><text:span text:style-name="T99"> error</text:span><text:span text:style-name="T95">) {</text:span><text:span text:style-name="T96"> </text:span><text:span text:style-name="T99">e = database.update(u); return</text:span><text:span text:style-name="T96"> </text:span><text:span text:style-name="T95">}</text:span></text:p>
            <text:p text:style-name="P13"><text:span text:style-name="T99"><text:tab/></text:span><text:span text:style-name="T99">err</text:span><text:span text:style-name="T96"> := </text:span><text:span text:style-name="T99">save</text:span><text:span text:style-name="T96">(</text:span><text:span text:style-name="T99">newUser</text:span><text:span text:style-name="T96">) </text:span></text:p>
            <text:p text:style-name="P13"><text:span text:style-name="T96"/></text:p>
            <text:p text:style-name="P13"><text:span text:style-name="T96">// функция с несколькими возвращаемыми значениями: возможно, именованными</text:span></text:p>
            <text:p text:style-name="P13"><text:span text:style-name="T95"><text:tab/></text:span><text:span text:style-name="T95">func </text:span><text:span text:style-name="T99">add</text:span><text:span text:style-name="T95">(</text:span><text:span text:style-name="T99">u User</text:span><text:span text:style-name="T95">)</text:span><text:span text:style-name="T220"> </text:span><text:span text:style-name="T95">(</text:span><text:span text:style-name="T99">id int, e error</text:span><text:span text:style-name="T95">) {</text:span><text:span text:style-name="T96"> </text:span><text:span text:style-name="T99">id, e =</text:span><text:span text:style-name="T220"> </text:span><text:span text:style-name="T99">database.insert(u); return id, e</text:span><text:span text:style-name="T96"> </text:span><text:span text:style-name="T93">}</text:span></text:p>
            <text:p text:style-name="P13"><text:span text:style-name="T99"><text:tab/></text:span><text:span text:style-name="T99">userId, err</text:span><text:span text:style-name="T96"> := </text:span><text:span text:style-name="T99">add</text:span><text:span text:style-name="T96">(</text:span><text:span text:style-name="T99">newUser</text:span><text:span text:style-name="T221">)</text:span><text:span text:style-name="T94"> </text:span></text:p>
            <text:p text:style-name="P13"><text:span text:style-name="T94"/></text:p>
            <text:p text:style-name="P13"><text:span text:style-name="T96">// функция с переменным списком параметров = variadic function</text:span></text:p>
            <text:p text:style-name="P13"><text:span text:style-name="T95"><text:tab/></text:span><text:span text:style-name="T95">func </text:span><text:span text:style-name="T99">saveAll</text:span><text:span text:style-name="T95">(</text:span><text:span text:style-name="T99">users ...User</text:span><text:span text:style-name="T95">)</text:span><text:span text:style-name="T220"> (</text:span><text:span text:style-name="T99">e []error)</text:span><text:span text:style-name="T95"> {</text:span><text:span text:style-name="T96"> </text:span><text:span text:style-name="T99">e = database.updateAll(users); return s</text:span><text:span text:style-name="T96"> </text:span><text:span text:style-name="T93">}</text:span></text:p>
            <text:p text:style-name="P13"><text:span text:style-name="T96"><text:tab/></text:span><text:span text:style-name="T99">arguments</text:span><text:span text:style-name="T96"> := </text:span><text:span text:style-name="T221">[</text:span><text:span text:style-name="T98">]User{user1, user2, user3}</text:span></text:p>
            <text:p text:style-name="P13"><text:span text:style-name="T99"><text:tab/></text:span><text:span text:style-name="T99">result1</text:span><text:span text:style-name="T96"> = </text:span><text:span text:style-name="T99">saveAll</text:span><text:span text:style-name="T96">(</text:span><text:span text:style-name="T99">arguments</text:span><text:span text:style-name="T96">...</text:span><text:span text:style-name="T221">) </text:span></text:p>
            <text:p text:style-name="P13"><text:span text:style-name="T99"><text:tab/></text:span><text:span text:style-name="T99">result2</text:span><text:span text:style-name="T96"> = </text:span><text:span text:style-name="T99">saveAll</text:span><text:span text:style-name="T96">(</text:span><text:span text:style-name="T99">user4, user5, user6</text:span><text:span text:style-name="T221">)</text:span></text:p>
            <text:p text:style-name="P13"><text:span text:style-name="T221"/></text:p>
            <text:p text:style-name="P13"><text:span text:style-name="T221">// в функции передаются копии значений аргументов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-функции: func type</text:span></text:p>
          </draw:text-box>
        </draw:frame>
        <draw:frame draw:style-name="gr72" draw:text-style-name="P45" draw:layer="layout" svg:width="26.8cm" svg:height="13.269cm" svg:x="0.6cm" svg:y="2.1cm">
          <draw:text-box>
            <text:p text:style-name="P13"><text:span text:style-name="T214">type</text:span><text:span text:style-name="T216"> </text:span><text:span text:style-name="T218">ИмяТипа</text:span><text:span text:style-name="T216"> </text:span><text:span text:style-name="T214">func</text:span><text:span text:style-name="T216">(</text:span><text:span text:style-name="T218">типы, параметров</text:span><text:span text:style-name="T216">) (</text:span><text:span text:style-name="T218">типы, возвращаемых, значений)</text:span></text:p>
            <text:p text:style-name="P13"><text:span text:style-name="T96"/></text:p>
            <text:p text:style-name="P13"><text:span text:style-name="T96"><text:tab/></text:span><text:span text:style-name="T96">type </text:span><text:span text:style-name="T99">F1</text:span><text:span text:style-name="T96"> </text:span><text:span text:style-name="T95">func(int, int) int</text:span><text:span text:style-name="T96"><text:tab/></text:span><text:span text:style-name="T96"><text:tab/></text:span><text:span text:style-name="T96"><text:tab/></text:span><text:span text:style-name="T96">// тип функции = её сигнатура</text:span></text:p>
            <text:p text:style-name="P13"><text:span text:style-name="T96"/></text:p>
            <text:p text:style-name="P13"><text:span text:style-name="T96">// у любой функции есть тип, например: </text:span><text:span text:style-name="T95">func(int, int) int</text:span></text:p>
            <text:p text:style-name="P13"><text:span text:style-name="T96"><text:tab/></text:span><text:span text:style-name="T96">func </text:span><text:span text:style-name="T220">add</text:span><text:span text:style-name="T96">(x, y int) int { return x+y }</text:span><text:span text:style-name="T96"><text:tab/></text:span><text:span text:style-name="T96">// соответствует типу </text:span><text:span text:style-name="T99">F1</text:span></text:p>
            <text:p text:style-name="P13"><text:span text:style-name="T96"/></text:p>
            <text:p text:style-name="P13"><text:span text:style-name="T96">// функция как значение переменной</text:span></text:p>
            <text:p text:style-name="P13"><text:span text:style-name="T96"><text:tab/></text:span><text:span text:style-name="T96">var </text:span><text:span text:style-name="T99">f1</text:span><text:span text:style-name="T96"> </text:span><text:span text:style-name="T99">F1</text:span><text:span text:style-name="T96"> = add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// присваивание объявленной функции</text:span></text:p>
            <text:p text:style-name="P13"><text:span text:style-name="T96"><text:tab/></text:span><text:span text:style-name="T99">fa</text:span><text:span text:style-name="T96"> := func() { println("anonymous") } // анонимная функция типа func()</text:span></text:p>
            <text:p text:style-name="P13"><text:span text:style-name="T96"/></text:p>
            <text:p text:style-name="P13"><text:span text:style-name="T96">// функция как возвращаемое значение</text:span></text:p>
            <text:p text:style-name="P13"><text:span text:style-name="T93"><text:tab/></text:span><text:span text:style-name="T93">func </text:span><text:span text:style-name="T222">returnsFunc</text:span><text:span text:style-name="T93">()</text:span><text:span text:style-name="T98"> F1</text:span><text:span text:style-name="T93"> {</text:span><text:span text:style-name="T221"> return add </text:span><text:span text:style-name="T93">}</text:span><text:span text:style-name="T94"><text:tab/></text:span><text:span text:style-name="T94">// </text:span></text:p>
            <text:p text:style-name="P13"><text:span text:style-name="T99"><text:tab/></text:span><text:span text:style-name="T99">f2</text:span><text:span text:style-name="T96"> := </text:span><text:span text:style-name="T99">returnsFunc</text:span><text:span text:style-name="T221">()</text:span></text:p>
            <text:p text:style-name="P13"><text:span text:style-name="T221"><text:tab/></text:span><text:span text:style-name="T221">y := </text:span><text:span text:style-name="T98">f2</text:span><text:span text:style-name="T221">(40, 2)</text:span></text:p>
            <text:p text:style-name="P13"><text:span text:style-name="T96"/></text:p>
            <text:p text:style-name="P13"><text:span text:style-name="T96">// функция как параметр</text:span></text:p>
            <text:p text:style-name="P13"><text:span text:style-name="T95"><text:tab/></text:span><text:span text:style-name="T95">func </text:span><text:span text:style-name="T220">receivesFunc</text:span><text:span text:style-name="T95">(</text:span><text:span text:style-name="T96">a, b int, f </text:span><text:span text:style-name="T99">F1</text:span><text:span text:style-name="T95">)</text:span><text:span text:style-name="T96"> (r </text:span><text:span text:style-name="T99">int</text:span><text:span text:style-name="T96">)</text:span><text:span text:style-name="T95"> {</text:span><text:span text:style-name="T96"> r:= f(a, b); return r </text:span><text:span text:style-name="T95">}</text:span></text:p>
            <text:p text:style-name="P13"><text:span text:style-name="T99"><text:tab/></text:span><text:span text:style-name="T99">sum</text:span><text:span text:style-name="T96"> = </text:span><text:span text:style-name="T99">receivesFunc</text:span><text:span text:style-name="T96">(</text:span><text:span text:style-name="T99">21, 21, add</text:span><text:span text:style-name="T96">) </text:span></text:p>
            <text:p text:style-name="P13"><text:span text:style-name="T99"><text:tab/></text:span><text:span text:style-name="T99">production</text:span><text:span text:style-name="T96"> = </text:span><text:span text:style-name="T99">receivesFunc</text:span><text:span text:style-name="T96">(</text:span><text:span text:style-name="T99">21, 21, </text:span><text:span text:style-name="T96">func</text:span><text:span text:style-name="T99">(x, y </text:span><text:span text:style-name="T96">int</text:span><text:span text:style-name="T99">) </text:span><text:span text:style-name="T96">int</text:span><text:span text:style-name="T99"> { return x*y } </text:span><text:span text:style-name="T96">) </text:span></text:p>
            <text:p text:style-name="P13"><text:span text:style-name="T96"/></text:p>
            <text:p text:style-name="P13"><text:span text:style-name="T96">// определение и вызов анонимной функции</text:span></text:p>
            <text:p text:style-name="P13"><text:span text:style-name="T96"><text:tab/></text:span><text:span text:style-name="T95">func() {</text:span><text:span text:style-name="T96"> println("lambda") </text:span><text:span text:style-name="T95">}()</text:span><text:span text:style-name="T96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етоды: func (t T) f()</text:span></text:p>
          </draw:text-box>
        </draw:frame>
        <draw:frame draw:style-name="gr73" draw:text-style-name="P60" draw:layer="layout" svg:width="26.8cm" svg:height="13.139cm" svg:x="0.6cm" svg:y="2.1cm">
          <draw:text-box>
            <text:p text:style-name="P13"><text:span text:style-name="T223">К любому типу данных можно присоединить поведение с</text:span><text:span text:style-name="T224"> помощью методов:</text:span></text:p>
            <text:p text:style-name="P13"><text:span text:style-name="T217">func </text:span><text:span text:style-name="T225">(</text:span><text:span text:style-name="T226">object</text:span><text:span text:style-name="T225"> </text:span><text:span text:style-name="T226">Type</text:span><text:span text:style-name="T225">)</text:span><text:span text:style-name="T217"> </text:span><text:span text:style-name="T227">method</text:span><text:span text:style-name="T217">(</text:span><text:span text:style-name="T227">parameters</text:span><text:span text:style-name="T217">) </text:span><text:span text:style-name="T227">valueType</text:span><text:span text:style-name="T217"> { /* body */ }</text:span></text:p>
            <text:p text:style-name="P13"><text:span text:style-name="T191"/></text:p>
            <text:p text:style-name="P13"><text:span text:style-name="T149"><text:tab/></text:span><text:span text:style-name="T149">type </text:span><text:span text:style-name="T228">Celsius</text:span><text:span text:style-name="T149"> float32</text:span></text:p>
            <text:p text:style-name="P13"><text:span text:style-name="T149"><text:tab/></text:span><text:span text:style-name="T149">func (t </text:span><text:span text:style-name="T228">Celsius</text:span><text:span text:style-name="T149">) String() string { return fmt.Sprintf("%g°C", t) }</text:span></text:p>
            <text:p text:style-name="P13"><text:span text:style-name="T16"><text:tab/></text:span><text:span text:style-name="T16">var t </text:span><text:span text:style-name="T228">Celsius</text:span><text:span text:style-name="T149"> = 37.0</text:span></text:p>
            <text:p text:style-name="P13"><text:span text:style-name="T149"><text:tab/></text:span><text:span text:style-name="T149">println(t.String())</text:span><text:span text:style-name="T149"><text:tab/></text:span><text:span text:style-name="T149"><text:tab/></text:span><text:span text:style-name="T149">// 37°C</text:span></text:p>
            <text:p text:style-name="P13"><text:span text:style-name="T149"/></text:p>
            <text:p text:style-name="P13"><text:span text:style-name="T149"/></text:p>
            <text:p text:style-name="P13"><text:span text:style-name="T149"><text:tab/></text:span><text:span text:style-name="T149">type </text:span><text:span text:style-name="T150">Album</text:span><text:span text:style-name="T149"> struct { name, artist string; year, length int; media string }</text:span></text:p>
            <text:p text:style-name="P13"><text:span text:style-name="T16"><text:tab/></text:span><text:span text:style-name="T16">a := </text:span><text:span text:style-name="T147">Album</text:span><text:span text:style-name="T16">{"Pink Floyd", "Dark Side of the Moon", 1973, 44, "катушка 18 см</text:span><text:span text:style-name="T149">"}</text:span></text:p>
            <text:p text:style-name="P13"><text:span text:style-name="T149"/></text:p>
            <text:p text:style-name="P13"><text:span text:style-name="T149"><text:tab/></text:span><text:span text:style-name="T149">type </text:span><text:span text:style-name="T228">TapeRecorder</text:span><text:span text:style-name="T149"> struct {</text:span></text:p>
            <text:p text:style-name="P13"><text:span text:style-name="T149"><text:tab/></text:span><text:span text:style-name="T149"><text:tab/></text:span><text:span text:style-name="T149">Model string</text:span></text:p>
            <text:p text:style-name="P13"><text:span text:style-name="T149"><text:tab/></text:span><text:span text:style-name="T149">}</text:span></text:p>
            <text:p text:style-name="P13"><text:span text:style-name="T149"><text:tab/></text:span><text:span text:style-name="T149">func (r </text:span><text:span text:style-name="T228">TapeRecorder</text:span><text:span text:style-name="T149">) play(a Album) {</text:span></text:p>
            <text:p text:style-name="P13"><text:span text:style-name="T149"><text:tab/></text:span><text:span text:style-name="T149"><text:tab/></text:span><text:span text:style-name="T149">fmt.Printf("Playing album '%s' by '%s' for %d minutes...\n",</text:span></text:p>
            <text:p text:style-name="P13"><text:span text:style-name="T149"><text:tab/></text:span><text:span text:style-name="T149"><text:tab/></text:span><text:span text:style-name="T149"><text:tab/></text:span><text:span text:style-name="T149">a.name, a.artist, a.length)</text:span></text:p>
            <text:p text:style-name="P13"><text:span text:style-name="T149"><text:tab/></text:span><text:span text:style-name="T149">}</text:span></text:p>
            <text:p text:style-name="P13"><text:span text:style-name="T146"><text:tab/></text:span><text:span text:style-name="T146">recorder := </text:span><text:span text:style-name="T229">TapeRecorder</text:span><text:span text:style-name="T16">{model: "Нота 203-1 стерео</text:span><text:span text:style-name="T149">"}</text:span></text:p>
            <text:p text:style-name="P13"><text:span text:style-name="T149"><text:tab/></text:span><text:span text:style-name="T149">recorder.play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type struct + func </text:span></text:p>
          </draw:text-box>
        </draw:frame>
        <draw:frame draw:style-name="gr74" draw:text-style-name="P43" draw:layer="layout" svg:width="26.8cm" svg:height="13.1cm" svg:x="0.6cm" svg:y="2.1cm">
          <draw:text-box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51">package user</text:span></text:p>
            <text:p text:style-name="P13"><text:span text:style-name="T16">type </text:span><text:span text:style-name="T229">User</text:span><text:span text:style-name="T16"> struct {</text:span></text:p>
            <text:p text:style-name="P13"><text:span text:style-name="T16"><text:tab/></text:span><text:span text:style-name="T16">login, email string</text:span></text:p>
            <text:p text:style-name="P13"><text:span text:style-name="T16">}</text:span></text:p>
            <text:p text:style-name="P13"><text:span text:style-name="T16"/></text:p>
            <text:p text:style-name="P13"><text:span text:style-name="T16">// К такому типу можно присоединить поведение с</text:span><text:span text:style-name="T149"> помощью методов:</text:span></text:p>
            <text:p text:style-name="P13"><text:span text:style-name="T149">func </text:span><text:span text:style-name="T148">(u </text:span><text:span text:style-name="T228">User</text:span><text:span text:style-name="T148">)</text:span><text:span text:style-name="T149"> Login() string { return u.login }</text:span></text:p>
            <text:p text:style-name="P13"><text:span text:style-name="T149">func </text:span><text:span text:style-name="T148">(u </text:span><text:span text:style-name="T228">User</text:span><text:span text:style-name="T148">)</text:span><text:span text:style-name="T149"> Email() string { return u.email }</text:span></text:p>
            <text:p text:style-name="P13"><text:span text:style-name="T149">func </text:span><text:span text:style-name="T148">(u *</text:span><text:span text:style-name="T228">User</text:span><text:span text:style-name="T148">)</text:span><text:span text:style-name="T149"> SetEmail(mailbox string) { u.email = mailbox }</text:span></text:p>
            <text:p text:style-name="P13"><text:span text:style-name="T149"/></text:p>
            <text:p text:style-name="P13"><text:span text:style-name="T149">// Это не конструктор, а обычная функция, которую можно назвать New или NewUser</text:span></text:p>
            <text:p text:style-name="P13"><text:span text:style-name="T149">func New(l, e string) (u </text:span><text:span text:style-name="T228">User</text:span><text:span text:style-name="T149">) { u = </text:span><text:span text:style-name="T228">User</text:span><text:span text:style-name="T149">{login: l, email: e}; return u }</text:span></text:p>
            <text:p text:style-name="P13"><text:span text:style-name="T149"/></text:p>
            <text:p text:style-name="P13"><text:span text:style-name="T148">package main</text:span></text:p>
            <text:p text:style-name="P13"><text:span text:style-name="T16">import </text:span><text:span text:style-name="T149">"sample/oop/</text:span><text:span text:style-name="T148">user</text:span><text:span text:style-name="T149">"</text:span></text:p>
            <text:p text:style-name="P13"><text:span text:style-name="T149">func main() {</text:span></text:p>
            <text:p text:style-name="P13"><text:span text:style-name="T149"><text:tab/></text:span><text:span text:style-name="T149">mike := </text:span><text:span text:style-name="T148">user</text:span><text:span text:style-name="T149">.New("mshock", "mshock@caiman-club.org")</text:span></text:p>
            <text:p text:style-name="P13"><text:span text:style-name="T149"><text:tab/></text:span><text:span text:style-name="T149">mike.SetEmail("</text:span><text:span text:style-name="T149"><text:a xlink:href="mailto:librarian@caiman-club.org" xlink:type="simple">librarian@caiman-club.org</text:a></text:span><text:span text:style-name="T149">") // static dispatch of methods</text:span></text:p>
            <text:p text:style-name="P13"><text:span text:style-name="T149"><text:tab/></text:span><text:span text:style-name="T149">fmt.Printf("'%v' '%v'\n", mike.Login(), mike.Email())</text:span></text:p>
            <text:p text:style-name="P13"><text:span text:style-name="T149">}</text:span><text:span text:style-name="T149"><text:tab/></text:span></text:p>
          </draw:text-box>
        </draw:frame>
        <draw:custom-shape draw:style-name="gr41" draw:text-style-name="P47" draw:layer="layout" svg:width="7.4cm" svg:height="1.401cm" svg:x="20.1cm" svg:y="3cm">
          <text:p text:style-name="P46"><text:span text:style-name="T155">«Object- but not type-oriented»</text:span></text:p>
          <text:p text:style-name="P63"><text:span text:style-name="T155">D.Gries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composition</text:span></text:p>
          </draw:text-box>
        </draw:frame>
        <draw:frame draw:style-name="gr75" draw:text-style-name="P64" draw:layer="layout" svg:width="26.8cm" svg:height="13.1cm" svg:x="0.6cm" svg:y="2.1cm">
          <draw:text-box>
            <text:p text:style-name="P13"><text:span text:style-name="T183">package user</text:span></text:p>
            <text:p text:style-name="P13"><text:span text:style-name="T180">type </text:span><text:span text:style-name="T230">UserRole</text:span><text:span text:style-name="T180"> struct {</text:span></text:p>
            <text:p text:style-name="P13"><text:span text:style-name="T180"><text:tab/></text:span><text:span text:style-name="T180">name string</text:span></text:p>
            <text:p text:style-name="P13"><text:span text:style-name="T180"><text:tab/></text:span><text:span text:style-name="T180">id <text:s text:c="2"/>int</text:span></text:p>
            <text:p text:style-name="P13"><text:span text:style-name="T180">}</text:span></text:p>
            <text:p text:style-name="P13"><text:span text:style-name="T180">func (r </text:span><text:span text:style-name="T230">UserRole</text:span><text:span text:style-name="T180">) </text:span><text:span text:style-name="T183">Role</text:span><text:span text:style-name="T180">() string { return r.name }</text:span></text:p>
            <text:p text:style-name="P13"><text:span text:style-name="T180"/></text:p>
            <text:p text:style-name="P13"><text:span text:style-name="T180">type </text:span><text:span text:style-name="T231">User</text:span><text:span text:style-name="T180"> struct { // struct embedding</text:span></text:p>
            <text:p text:style-name="P13"><text:span text:style-name="T180"><text:tab/></text:span><text:span text:style-name="T180">login, email string</text:span></text:p>
            <text:p text:style-name="P13"><text:span text:style-name="T180"><text:tab/></text:span><text:span text:style-name="T230">UserRole</text:span><text:span text:style-name="T230"><text:tab/></text:span><text:span text:style-name="T230"><text:tab/></text:span><text:span text:style-name="T180">// composition via struct embedding: описать anonymous field как имя типа</text:span></text:p>
            <text:p text:style-name="P13"><text:span text:style-name="T180">}</text:span></text:p>
            <text:p text:style-name="P13"><text:span text:style-name="T180">func New(l, e string) (u User) {</text:span></text:p>
            <text:p text:style-name="P13"><text:span text:style-name="T180"><text:tab/></text:span><text:span text:style-name="T180">u = User{login: l, email: e, </text:span><text:span text:style-name="T230">UserRole</text:span><text:span text:style-name="T180">: </text:span><text:span text:style-name="T231">UserRole{"Гость", 9} </text:span><text:span text:style-name="T180">}</text:span></text:p>
            <text:p text:style-name="P13"><text:span text:style-name="T180"><text:tab/></text:span><text:span text:style-name="T180">return u</text:span></text:p>
            <text:p text:style-name="P13"><text:span text:style-name="T180">}</text:span></text:p>
            <text:p text:style-name="P13"><text:span text:style-name="T183"/></text:p>
            <text:p text:style-name="P13"><text:span text:style-name="T183">package main</text:span></text:p>
            <text:p text:style-name="P13"><text:span text:style-name="T177">func main() {</text:span></text:p>
            <text:p text:style-name="P13"><text:span text:style-name="T177"><text:tab/></text:span><text:span text:style-name="T177">vlad := user.New("pirogov", "chairman@caiman-club.org")</text:span></text:p>
            <text:p text:style-name="P13"><text:span text:style-name="T177"/></text:p>
            <text:p text:style-name="P13"><text:span text:style-name="T180"><text:tab/></text:span><text:span text:style-name="T180">fmt.Printf("'%v' '%v' </text:span><text:span text:style-name="T177">'%v'\n", vlad.Login(), vlad.Email(), vlad.</text:span><text:span text:style-name="T178">Role</text:span><text:span text:style-name="T177">())</text:span></text:p>
            <text:p text:style-name="P13"><text:span text:style-name="T177">}</text:span></text:p>
            <text:p text:style-name="P13"><text:span text:style-name="T180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76" draw:text-style-name="P14" draw:layer="layout" svg:width="26.8cm" svg:height="13.1cm" svg:x="0.6cm" svg:y="2.115cm">
          <draw:text-box>
            <text:p text:style-name="P18"><text:span text:style-name="T189">interface</text:span><text:span text:style-name="T188"> – это абстрактный тип данных для описания поведения: описывает набор функций (set of method signatures):</text:span></text:p>
            <text:p text:style-name="P13"><text:span text:style-name="T188"/></text:p>
            <text:p text:style-name="P13"><text:span text:style-name="T188"><text:tab/></text:span><text:span text:style-name="T188">type </text:span><text:span text:style-name="T197">Messenger</text:span><text:span text:style-name="T188"> </text:span><text:span text:style-name="T189">interface</text:span><text:span text:style-name="T188"> <text:s/>{</text:span><text:span text:style-name="T188"><text:tab/></text:span><text:span text:style-name="T188"><text:tab/></text:span><text:span text:style-name="T188"><text:tab/></text:span><text:span text:style-name="T188">// Basic interface</text:span></text:p>
            <text:p text:style-name="P13"><text:span text:style-name="T188"><text:tab/></text:span><text:span text:style-name="T188"><text:tab/></text:span><text:span text:style-name="T219">Send</text:span><text:span text:style-name="T188">(user, message string) error</text:span></text:p>
            <text:p text:style-name="P13"><text:span text:style-name="T188"><text:tab/></text:span><text:span text:style-name="T188"><text:tab/></text:span><text:span text:style-name="T219">Receive</text:span><text:span text:style-name="T188">() string, error</text:span></text:p>
            <text:p text:style-name="P13"><text:span text:style-name="T188"><text:tab/></text:span><text:span text:style-name="T188">}</text:span></text:p>
            <text:p text:style-name="P13"><text:span text:style-name="T96"/></text:p>
            <text:p text:style-name="P13"><text:span text:style-name="T180"><text:tab/></text:span><text:span text:style-name="T180">var icq, skype, whatsapp, viber, signal, discord </text:span><text:span text:style-name="T231">Messenger</text:span><text:span text:style-name="T180"> <text:s/></text:span></text:p>
            <text:p text:style-name="P13"><text:span text:style-name="T180">// Объявлены переменные абстрактного типа, которым можно присваивать значения типов,</text:span></text:p>
            <text:p text:style-name="P13"><text:span text:style-name="T180">// соответствующих контракту (интерфейсу);</text:span></text:p>
            <text:p text:style-name="P13"><text:span text:style-name="T180">// но пока у них нет конкретного типа (реализации), а значение = nil</text:span></text:p>
            <text:p text:style-name="P13"><text:span text:style-name="T180"/></text:p>
            <text:p text:style-name="P13"><text:span text:style-name="T180">// Конкретный тип будет </text:span><text:span text:style-name="T231">неявно</text:span><text:span text:style-name="T180"> соответствовать ранее описанному <text:s/>интерфейсу,</text:span></text:p>
            <text:p text:style-name="P13"><text:span text:style-name="T180">// если реализует все методы этого интерфейса</text:span></text:p>
            <text:p text:style-name="P13"><text:span text:style-name="T180"><text:tab/></text:span><text:span text:style-name="T180">type </text:span><text:span text:style-name="T231">Telegram</text:span><text:span text:style-name="T180"> struct { api TelegramAPI }</text:span><text:span text:style-name="T180"><text:tab/></text:span><text:span text:style-name="T180"><text:tab/></text:span><text:span text:style-name="T180"> </text:span></text:p>
            <text:p text:style-name="P13"><text:span text:style-name="T180"><text:tab/></text:span><text:span text:style-name="T180">func (t </text:span><text:span text:style-name="T231">Telegram</text:span><text:span text:style-name="T180">) </text:span><text:span text:style-name="T232">Send</text:span><text:span text:style-name="T180">(u, m string) (e error) { e = api.send(u, m); return e }</text:span></text:p>
            <text:p text:style-name="P13"><text:span text:style-name="T180"><text:tab/></text:span><text:span text:style-name="T180">func (t </text:span><text:span text:style-name="T231">Telegram</text:span><text:span text:style-name="T180">) </text:span><text:span text:style-name="T232">Receive</text:span><text:span text:style-name="T180">() (m string, e error) { m, e = api.receive(); return m, e }</text:span></text:p>
            <text:p text:style-name="P13"><text:span text:style-name="T180"/></text:p>
            <text:p text:style-name="P13"><text:span text:style-name="T180">// у абстрактного типа </text:span><text:span text:style-name="T231">динамически</text:span><text:span text:style-name="T180"> появляется конкретный тип (underlying type) и значение</text:span></text:p>
            <text:p text:style-name="P13"><text:span text:style-name="T180"><text:tab/></text:span><text:span text:style-name="T180">var telegram </text:span><text:span text:style-name="T231">Messenger</text:span><text:span text:style-name="T180"> = </text:span><text:span text:style-name="T231">Telegram</text:span><text:span text:style-name="T180">{ api: tg.NewClient(userID) }</text:span></text:p>
            <text:p text:style-name="P13"><text:span text:style-name="T180"><text:tab/></text:span><text:span text:style-name="T180">telegram.Send(</text:span><text:span text:style-name="T181">"@pirogov", "Знакомство с языком Go"</text:span><text:span text:style-name="T180">)</text:span><text:span text:style-name="T180"><text:tab/></text:span><text:span text:style-name="T180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embedding</text:span></text:p>
          </draw:text-box>
        </draw:frame>
        <draw:frame draw:style-name="gr77" draw:text-style-name="P14" draw:layer="layout" svg:width="26.8cm" svg:height="12.986cm" svg:x="0.6cm" svg:y="2.115cm">
          <draw:text-box>
            <text:p text:style-name="P13"><text:span text:style-name="T188">// Интерфейс также может включать в себя (embed) другие интерфейсы:</text:span></text:p>
            <text:p text:style-name="P13"><text:span text:style-name="T151"/></text:p>
            <text:p text:style-name="P13"><text:span text:style-name="T151"><text:tab/></text:span><text:span text:style-name="T16">type </text:span><text:span text:style-name="T147">Reader</text:span><text:span text:style-name="T16"> interface { Read(b []byte) (int, error) }</text:span></text:p>
            <text:p text:style-name="P13"><text:span text:style-name="T16"><text:tab/></text:span><text:span text:style-name="T16">type </text:span><text:span text:style-name="T147">Writer</text:span><text:span text:style-name="T16"> interface { Write([]byte) (int, error) </text:span><text:span text:style-name="T188"><text:tab/></text:span><text:span text:style-name="T188">}</text:span></text:p>
            <text:p text:style-name="P13"><text:span text:style-name="T16"/></text:p>
            <text:p text:style-name="P13"><text:span text:style-name="T151"><text:tab/></text:span><text:span text:style-name="T151">type </text:span><text:span text:style-name="T16">File</text:span><text:span text:style-name="T151"> interface{ </text:span></text:p>
            <text:p text:style-name="P13"><text:span text:style-name="T16"><text:tab/></text:span><text:span text:style-name="T16"><text:tab/></text:span><text:span text:style-name="T147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At</text:span></text:p>
            <text:p text:style-name="P13"><text:span text:style-name="T16"><text:tab/></text:span><text:span text:style-name="T16"><text:tab/></text:span><text:span text:style-name="T16">WriterA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51"><text:tab/></text:span><text:span text:style-name="T151">}</text:span></text:p>
            <text:p text:style-name="P13"><text:span text:style-name="T151"/></text:p>
            <text:p text:style-name="P13"><text:span text:style-name="T16">// Конкретный тип может соответствовать (satisfy) нескольким интерфейсам</text:span></text:p>
            <text:p text:style-name="P13"><text:span text:style-name="T16"><text:tab/></text:span><text:span text:style-name="T16">type </text:span><text:span text:style-name="T147">Telegram</text:span><text:span text:style-name="T16"> struct { /* ... */ }</text:span></text:p>
            <text:p text:style-name="P13"><text:span text:style-name="T96"><text:tab/></text:span><text:span text:style-name="T96">func (t </text:span><text:span text:style-name="T99">Telegram</text:span><text:span text:style-name="T96">) </text:span><text:span text:style-name="T220">Read</text:span><text:span text:style-name="T96">(b</text:span><text:span text:style-name="T16"> []byte) (int, error)</text:span><text:span text:style-name="T96"> { </text:span><text:span text:style-name="T16">/* ... */</text:span><text:span text:style-name="T96"> }</text:span></text:p>
            <text:p text:style-name="P13"><text:span text:style-name="T96"><text:tab/></text:span></text:p>
            <text:p text:style-name="P13"><text:span text:style-name="T151"/></text:p>
            <text:p text:style-name="P13"><text:span text:style-name="T188">// </text:span><text:span text:style-name="T189">any == </text:span><text:span text:style-name="T151">interface{}</text:span><text:span text:style-name="T151"><text:tab/></text:span><text:span text:style-name="T151"><text:tab/></text:span><text:span text:style-name="T151"><text:tab/></text:span><text:span text:style-name="T151"><text:tab/></text:span><text:span text:style-name="T151"><text:tab/></text:span><text:span text:style-name="T151">// </text:span><text:span text:style-name="T188">пустой интерфейс</text:span></text:p>
            <text:p text:style-name="P13"><text:span text:style-name="T151"><text:tab/></text:span><text:span text:style-name="T151">type </text:span><text:span text:style-name="T147">AnyTypeSatisfyMe</text:span><text:span text:style-name="T151"> interface{}</text:span><text:span text:style-name="T151"><text:tab/></text:span><text:span text:style-name="T16">// ему соответствует объект любого тип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78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96">type </text:span><text:span text:style-name="T160">Flyer</text:span><text:span text:style-name="T96"> interface { </text:span><text:span text:style-name="T160">fly</text:span><text:span text:style-name="T233">()</text:span><text:span text:style-name="T96"> string }</text:span><text:span text:style-name="T96"><text:tab/></text:span><text:span text:style-name="T96"><text:tab/></text:span><text:span text:style-name="T96"><text:tab/></text:span><text:span text:style-name="T96"> <text:s text:c="3"/>// 1-й интерфейс с методом</text:span></text:p>
            <text:p text:style-name="P13"><text:span text:style-name="T233">// все типы, которые реализуют метод fly(), будут соответствовать типу </text:span><text:span text:style-name="T160">Flyer</text:span></text:p>
            <text:p text:style-name="P13"><text:span text:style-name="T96"/></text:p>
            <text:p text:style-name="P13"><text:span text:style-name="T96">type </text:span><text:span text:style-name="T99">Bird</text:span><text:span text:style-name="T96"> struct { Name string }</text:span><text:span text:style-name="T96"><text:tab/></text:span><text:span text:style-name="T96"><text:tab/></text:span><text:span text:style-name="T96"><text:tab/></text:span><text:span text:style-name="T96"><text:tab/></text:span><text:span text:style-name="T96"> <text:s text:c="3"/>// пользовательский тип </text:span><text:span text:style-name="T99">Bird</text:span></text:p>
            <text:p text:style-name="P13"><text:span text:style-name="T96">func (b </text:span><text:span text:style-name="T99">Bird</text:span><text:span text:style-name="T96">)</text:span><text:span text:style-name="T160">fly</text:span><text:span text:style-name="T96">() string {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// соответствует интерфейсу </text:span><text:span text:style-name="T99">Flyer</text:span></text:p>
            <text:p text:style-name="P13"><text:span text:style-name="T96"><text:s text:c="4"/></text:span><text:span text:style-name="T96">return "flying..."</text:span></text:p>
            <text:p text:style-name="P13"><text:span text:style-name="T96">}</text:span></text:p>
            <text:p text:style-name="P13"><text:span text:style-name="T96"/></text:p>
            <text:p text:style-name="P13"><text:span text:style-name="T96">type </text:span><text:span text:style-name="T99">Swimmer</text:span><text:span text:style-name="T96"> interface { </text:span><text:span text:style-name="T99">swim</text:span><text:span text:style-name="T96">() string }</text:span><text:span text:style-name="T96"><text:tab/></text:span><text:span text:style-name="T96"> <text:s text:c="7"/>// 2-й интерфейс с методом</text:span></text:p>
            <text:p text:style-name="P13"><text:span text:style-name="T96"/></text:p>
            <text:p text:style-name="P13"><text:span text:style-name="T96">type </text:span><text:span text:style-name="T99">Penguin</text:span><text:span text:style-name="T96"> struct { Name string }</text:span><text:span text:style-name="T96"><text:tab/></text:span><text:span text:style-name="T96"><text:tab/></text:span><text:span text:style-name="T96"><text:tab/></text:span><text:span text:style-name="T96"><text:tab/></text:span><text:span text:style-name="T96">// пользовательский тип </text:span><text:span text:style-name="T99">Penguin</text:span></text:p>
            <text:p text:style-name="P13"><text:span text:style-name="T96">func (f </text:span><text:span text:style-name="T99">Penguin</text:span><text:span text:style-name="T96">)</text:span><text:span text:style-name="T99">swim</text:span><text:span text:style-name="T96">() string { return "swimming..." } <text:s text:c="10"/>// соответствует сразу</text:span></text:p>
            <text:p text:style-name="P13"><text:span text:style-name="T96">func (b </text:span><text:span text:style-name="T99">Penguin</text:span><text:span text:style-name="T96">)</text:span><text:span text:style-name="T160">fly</text:span><text:span text:style-name="T233">()</text:span><text:span text:style-name="T96"> string { return "I can fly under water!" } // двум интерфейсам</text:span></text:p>
            <text:p text:style-name="P13"><text:span text:style-name="T96"/></text:p>
            <text:p text:style-name="P13"><text:span text:style-name="T96"><text:tab/></text:span><text:span text:style-name="T96">var s = </text:span><text:span text:style-name="T234">Bird</text:span><text:span text:style-name="T96">{"</text:span><text:span text:style-name="T235">Sparrow</text:span><text:span text:style-name="T96">"}</text:span></text:p>
            <text:p text:style-name="P13"><text:span text:style-name="T96"><text:tab/></text:span><text:span text:style-name="T96">var p = </text:span><text:span text:style-name="T234">Penguin</text:span><text:span text:style-name="T96">{"Gentoo"}</text:span></text:p>
            <text:p text:style-name="P13"><text:span text:style-name="T96"/></text:p>
            <text:p text:style-name="P13"><text:span text:style-name="T96"><text:tab/></text:span><text:span text:style-name="T96">birds := []</text:span><text:span text:style-name="T160">Flyer</text:span><text:span text:style-name="T96">{s, p, Bird{"Dove"}}</text:span><text:span text:style-name="T96"><text:tab/></text:span><text:span text:style-name="T96"><text:tab/></text:span><text:span text:style-name="T96"><text:tab/></text:span><text:span text:style-name="T96">// </text:span><text:span text:style-name="T99">Flyer</text:span><text:span text:style-name="T96"> — это тип данных <text:s/></text:span></text:p>
            <text:p text:style-name="P13"><text:span text:style-name="T96"><text:tab/></text:span><text:span text:style-name="T96">for _, b := range birds {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// polymorphism</text:span></text:p>
            <text:p text:style-name="P13"><text:span text:style-name="T96"><text:s text:c="4"/></text:span><text:span text:style-name="T96"><text:tab/></text:span><text:span text:style-name="T96"><text:tab/></text:span><text:span text:style-name="T96">fmt.Println(b, b.</text:span><text:span text:style-name="T233">fly()</text:span><text:span text:style-name="T96">)</text:span></text:p>
            <text:p text:style-name="P13"><text:span text:style-name="T96"><text:tab/></text:span><text:span text:style-name="T9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79" draw:text-style-name="P65" draw:layer="layout" svg:width="26.8cm" svg:height="13.156cm" svg:x="0.7cm" svg:y="2.1cm">
          <draw:text-box>
            <text:p text:style-name="P13"><text:span text:style-name="T139">// чтобы отсортировать список, нужно 3 функции</text:span></text:p>
            <text:p text:style-name="P13"><text:span text:style-name="T139">type </text:span><text:span text:style-name="T236">sortable</text:span><text:span text:style-name="T139"> interface {</text:span></text:p>
            <text:p text:style-name="P13"><text:span text:style-name="T139"><text:tab/></text:span><text:span text:style-name="T237">LessEqual</text:span><text:span text:style-name="T139">(i, j int) bool</text:span><text:span text:style-name="T139"><text:tab/></text:span><text:span text:style-name="T139"><text:tab/></text:span><text:span text:style-name="T139">// сравнить элементы</text:span></text:p>
            <text:p text:style-name="P13"><text:span text:style-name="T139"><text:tab/></text:span><text:span text:style-name="T237">Len</text:span><text:span text:style-name="T139">() int</text:span><text:span text:style-name="T139"><text:tab/></text:span><text:span text:style-name="T139"><text:tab/></text:span><text:span text:style-name="T139"><text:tab/></text:span><text:span text:style-name="T139"><text:tab/></text:span><text:span text:style-name="T139"><text:tab/></text:span><text:span text:style-name="T139">// узнать длину списка</text:span></text:p>
            <text:p text:style-name="P13"><text:span text:style-name="T139"><text:tab/></text:span><text:span text:style-name="T237">Swap</text:span><text:span text:style-name="T139">(i, j int)</text:span><text:span text:style-name="T139"><text:tab/></text:span><text:span text:style-name="T139"><text:tab/></text:span><text:span text:style-name="T139"><text:tab/></text:span><text:span text:style-name="T139"><text:tab/></text:span><text:span text:style-name="T139">// поменять элементы местами</text:span></text:p>
            <text:p text:style-name="P13"><text:span text:style-name="T139">}</text:span></text:p>
            <text:p text:style-name="P13"><text:span text:style-name="T139"/></text:p>
            <text:p text:style-name="P13"><text:span text:style-name="T139">type </text:span><text:span text:style-name="T237">ListOfIntegers</text:span><text:span text:style-name="T139"> []int</text:span></text:p>
            <text:p text:style-name="P13"><text:span text:style-name="T139">func (l ListOfIntegers) </text:span><text:span text:style-name="T237">LessEqual</text:span><text:span text:style-name="T139">(i, j int) bool { return l[i] &lt;= l[j] }</text:span></text:p>
            <text:p text:style-name="P13"><text:span text:style-name="T139">func (l ListOfIntegers) </text:span><text:span text:style-name="T237">Len</text:span><text:span text:style-name="T139">() int { return len(l) }</text:span></text:p>
            <text:p text:style-name="P13"><text:span text:style-name="T139">func (l ListOfIntegers) </text:span><text:span text:style-name="T237">Swap</text:span><text:span text:style-name="T139">(i, j int) { l[i], l[j] = l[j], l[i]; return }</text:span></text:p>
            <text:p text:style-name="P13"><text:span text:style-name="T139"/></text:p>
            <text:p text:style-name="P13"><text:span text:style-name="T139">func sortIntegers() {</text:span></text:p>
            <text:p text:style-name="P13"><text:span text:style-name="T139"><text:tab/></text:span><text:span text:style-name="T139">ints := ListOfIntegers{123, 789, 234, 987, 345, 890, 567, 678, 456, 876, 765, 654, 543, 432, 321}</text:span></text:p>
            <text:p text:style-name="P13"><text:span text:style-name="T139"><text:tab/></text:span><text:span text:style-name="T238">QuickSort(ints, true)</text:span></text:p>
            <text:p text:style-name="P13"><text:span text:style-name="T139">}</text:span></text:p>
            <text:p text:style-name="P13"><text:span text:style-name="T139"/></text:p>
            <text:p text:style-name="P13"><text:span text:style-name="T139">type vampires []vampire</text:span></text:p>
            <text:p text:style-name="P13"><text:span text:style-name="T139">type vampire struct {</text:span></text:p>
            <text:p text:style-name="P13"><text:span text:style-name="T139"><text:tab/></text:span><text:span text:style-name="T139">name <text:s text:c="8"/>string</text:span></text:p>
            <text:p text:style-name="P13"><text:span text:style-name="T139"><text:tab/></text:span><text:span text:style-name="T139">prefersWomen bool</text:span></text:p>
            <text:p text:style-name="P13"><text:span text:style-name="T139"><text:tab/></text:span><text:span text:style-name="T139">killCount <text:s text:c="3"/>int</text:span></text:p>
            <text:p text:style-name="P13"><text:span text:style-name="T139">}</text:span></text:p>
            <text:p text:style-name="P13"><text:span text:style-name="T139">func (v vampires) </text:span><text:span text:style-name="T237">LessEqual</text:span><text:span text:style-name="T139">(i, j int) bool { return v[i].killCount &lt;= v[j].killCount }</text:span></text:p>
            <text:p text:style-name="P13"><text:span text:style-name="T139">func (v vampires) </text:span><text:span text:style-name="T237">Len</text:span><text:span text:style-name="T139">() int { return len(v) }</text:span></text:p>
            <text:p text:style-name="P13"><text:span text:style-name="T139">func (v vampires) </text:span><text:span text:style-name="T237">Swap</text:span><text:span text:style-name="T139">(i, j int) { v[i], v[j] = v[j], v[i] }</text:span></text:p>
            <text:p text:style-name="P13"><text:span text:style-name="T139"/></text:p>
            <text:p text:style-name="P13"><text:span text:style-name="T139">var vampz vampires = vampires{vampire{"Dracula", true, 100001}, </text:span><text:span text:style-name="T139"><text:tab/></text:span><text:span text:style-name="T139">vampire{"Sava Savanović", false, 3}}</text:span></text:p>
            <text:p text:style-name="P13"><text:span text:style-name="T139">// </text:span><text:span text:style-name="T238">QuickSort(vampz, false)</text:span></text:p>
          </draw:text-box>
        </draw:frame>
        <draw:frame draw:style-name="gr80" draw:text-style-name="P66" draw:layer="layout" svg:width="19cm" svg:height="3.366cm" svg:x="8.6cm" svg:y="8.714cm">
          <draw:text-box>
            <text:p text:style-name="P13"><text:span text:style-name="T139">func </text:span><text:span text:style-name="T238">QuickSort(s </text:span><text:span text:style-name="T239">sortable</text:span><text:span text:style-name="T238">, isAscending bool)</text:span><text:span text:style-name="T139"> {</text:span></text:p>
            <text:p text:style-name="P13"><text:span text:style-name="T139"><text:tab/></text:span><text:span text:style-name="T139">sort(s, 0, s.</text:span><text:span text:style-name="T237">Len</text:span><text:span text:style-name="T139">()-1, isAscending)</text:span></text:p>
            <text:p text:style-name="P13"><text:span text:style-name="T139">}</text:span></text:p>
            <text:p text:style-name="P13"><text:span text:style-name="T139"/></text:p>
            <text:p text:style-name="P13"><text:span text:style-name="T139">func sort(s </text:span><text:span text:style-name="T240">sortable</text:span><text:span text:style-name="T139">, start, end int, isAscending bool) { /* ... */ }</text:span></text:p>
            <text:p text:style-name="P13"><text:span text:style-name="T139"/></text:p>
            <text:p text:style-name="P13"><text:span text:style-name="T139">func partition(s </text:span><text:span text:style-name="T240">sortable</text:span><text:span text:style-name="T139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81" draw:text-style-name="P67" draw:layer="layout" svg:width="26.8cm" svg:height="12.9cm" svg:x="0.6cm" svg:y="2.1cm">
          <draw:text-box>
            <text:p text:style-name="P13"><text:span text:style-name="T207">func </text:span><text:span text:style-name="T241">QuickSort(s </text:span><text:span text:style-name="T242">sortable</text:span><text:span text:style-name="T241">, isAscending bool)</text:span><text:span text:style-name="T207"> {</text:span></text:p>
            <text:p text:style-name="P13"><text:span text:style-name="T207"><text:tab/></text:span><text:span text:style-name="T207">sort(s, 0, s.</text:span><text:span text:style-name="T243">Len</text:span><text:span text:style-name="T207">()-1, isAscending)</text:span></text:p>
            <text:p text:style-name="P13"><text:span text:style-name="T207">}</text:span></text:p>
            <text:p text:style-name="P13"><text:span text:style-name="T207"/></text:p>
            <text:p text:style-name="P13"><text:span text:style-name="T207">func sort(s </text:span><text:span text:style-name="T206">sortable</text:span><text:span text:style-name="T207">, start, end int, isAscending bool) {</text:span></text:p>
            <text:p text:style-name="P13"><text:span text:style-name="T207"><text:tab/></text:span><text:span text:style-name="T207">if start &gt;= end {</text:span></text:p>
            <text:p text:style-name="P13"><text:span text:style-name="T207"><text:tab/></text:span><text:span text:style-name="T207"><text:tab/></text:span><text:span text:style-name="T207">return</text:span></text:p>
            <text:p text:style-name="P13"><text:span text:style-name="T207"><text:tab/></text:span><text:span text:style-name="T207">}</text:span></text:p>
            <text:p text:style-name="P13"><text:span text:style-name="T207"><text:tab/></text:span><text:span text:style-name="T207">pivot := partition(s, start, end, isAscending)</text:span></text:p>
            <text:p text:style-name="P13"><text:span text:style-name="T207"><text:tab/></text:span><text:span text:style-name="T207">sort(s, start, pivot-1, isAscending)</text:span></text:p>
            <text:p text:style-name="P13"><text:span text:style-name="T207"><text:tab/></text:span><text:span text:style-name="T207">sort(s, pivot+1, end, isAscending)</text:span></text:p>
            <text:p text:style-name="P13"><text:span text:style-name="T207">}</text:span></text:p>
            <text:p text:style-name="P13"><text:span text:style-name="T207"/></text:p>
            <text:p text:style-name="P13"><text:span text:style-name="T207">func partition(s </text:span><text:span text:style-name="T206">sortable</text:span><text:span text:style-name="T207">, start, end int, isAscending bool) int {</text:span></text:p>
            <text:p text:style-name="P13"><text:span text:style-name="T207"><text:tab/></text:span><text:span text:style-name="T207">pivot := end</text:span></text:p>
            <text:p text:style-name="P13"><text:span text:style-name="T207"><text:tab/></text:span><text:span text:style-name="T207">partitionIndex := start</text:span></text:p>
            <text:p text:style-name="P13"><text:span text:style-name="T207"><text:tab/></text:span><text:span text:style-name="T207">for current := start; current &lt; end; current++ {</text:span></text:p>
            <text:p text:style-name="P13"><text:span text:style-name="T207"><text:tab/></text:span><text:span text:style-name="T207"><text:tab/></text:span><text:span text:style-name="T207">if (isAscending &amp;&amp; s.</text:span><text:span text:style-name="T243">LessEqual</text:span><text:span text:style-name="T207">(current, pivot)) || </text:span></text:p>
            <text:p text:style-name="P13"><text:span text:style-name="T207"><text:s text:c="14"/></text:span><text:span text:style-name="T207">(!isAscending &amp;&amp; !s.</text:span><text:span text:style-name="T243">LessEqual</text:span><text:span text:style-name="T207">(current, pivot)) {</text:span></text:p>
            <text:p text:style-name="P13"><text:span text:style-name="T207"><text:tab/></text:span><text:span text:style-name="T207"><text:tab/></text:span><text:span text:style-name="T207"><text:tab/></text:span><text:span text:style-name="T207">s.Swap(current, partitionIndex)</text:span></text:p>
            <text:p text:style-name="P13"><text:span text:style-name="T207"><text:tab/></text:span><text:span text:style-name="T207"><text:tab/></text:span><text:span text:style-name="T207"><text:tab/></text:span><text:span text:style-name="T207">partitionIndex++</text:span></text:p>
            <text:p text:style-name="P13"><text:span text:style-name="T207"><text:tab/></text:span><text:span text:style-name="T207"><text:tab/></text:span><text:span text:style-name="T207">}</text:span></text:p>
            <text:p text:style-name="P13"><text:span text:style-name="T207"><text:tab/></text:span><text:span text:style-name="T207">}</text:span></text:p>
            <text:p text:style-name="P13"><text:span text:style-name="T207"><text:tab/></text:span><text:span text:style-name="T207">s.</text:span><text:span text:style-name="T243">Swap</text:span><text:span text:style-name="T207">(partitionIndex, pivot)</text:span></text:p>
            <text:p text:style-name="P13"><text:span text:style-name="T207"><text:tab/></text:span><text:span text:style-name="T207">return partitionIndex</text:span></text:p>
            <text:p text:style-name="P13"><text:span text:style-name="T20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82" draw:text-style-name="P59" draw:layer="layout" svg:width="26.8cm" svg:height="13.237cm" svg:x="0.6cm" svg:y="2.1cm">
          <draw:text-box>
            <text:p text:style-name="P13"><text:span text:style-name="T96">// Generics описываются с помощью ограничений (constraints) на обобщённый тип в функции:</text:span></text:p>
            <text:p text:style-name="P13"><text:span text:style-name="T95"/></text:p>
            <text:p text:style-name="P13"><text:span text:style-name="T180">func </text:span><text:span text:style-name="T231">First</text:span><text:span text:style-name="T244">[T any]</text:span><text:span text:style-name="T180">(a </text:span><text:span text:style-name="T244">[]T</text:span><text:span text:style-name="T180">) (result </text:span><text:span text:style-name="T244">T</text:span><text:span text:style-name="T180">, err error) {</text:span></text:p>
            <text:p text:style-name="P13"><text:span text:style-name="T180"><text:tab/></text:span><text:span text:style-name="T180">if len(a) == 0 {</text:span></text:p>
            <text:p text:style-name="P13"><text:span text:style-name="T180"><text:tab/></text:span><text:span text:style-name="T180"><text:tab/></text:span><text:span text:style-name="T180">return result, errors.New("Slice is empty!") // пустой результат и ошибка <text:s/></text:span></text:p>
            <text:p text:style-name="P13"><text:span text:style-name="T180"><text:tab/></text:span><text:span text:style-name="T180">}</text:span></text:p>
            <text:p text:style-name="P13"><text:span text:style-name="T180"><text:tab/></text:span><text:span text:style-name="T180">return a[0], err</text:span><text:span text:style-name="T180"><text:tab/></text:span><text:span text:style-name="T180">// 1-й элемент и nil (ошибки нет)</text:span></text:p>
            <text:p text:style-name="P13"><text:span text:style-name="T180">}</text:span></text:p>
            <text:p text:style-name="P13"><text:span text:style-name="T180">func </text:span><text:span text:style-name="T231">Last</text:span><text:span text:style-name="T244">[T any]</text:span><text:span text:style-name="T180">(a </text:span><text:span text:style-name="T244">[]T</text:span><text:span text:style-name="T180">) (result </text:span><text:span text:style-name="T244">T</text:span><text:span text:style-name="T180">, err error) {</text:span></text:p>
            <text:p text:style-name="P13"><text:span text:style-name="T180"><text:tab/></text:span><text:span text:style-name="T180">if len(a) == 0 {</text:span></text:p>
            <text:p text:style-name="P13"><text:span text:style-name="T180"><text:tab/></text:span><text:span text:style-name="T180"><text:tab/></text:span><text:span text:style-name="T180">return result, errors.New("Slice is empty!") <text:s/></text:span></text:p>
            <text:p text:style-name="P13"><text:span text:style-name="T180"><text:tab/></text:span><text:span text:style-name="T180">}</text:span></text:p>
            <text:p text:style-name="P13"><text:span text:style-name="T180"><text:tab/></text:span><text:span text:style-name="T180">return a[len(a)-1], err</text:span><text:span text:style-name="T180"><text:tab/></text:span><text:span text:style-name="T180">// последнийй элемент и nil</text:span></text:p>
            <text:p text:style-name="P13"><text:span text:style-name="T180">}</text:span></text:p>
            <text:p text:style-name="P13"><text:span text:style-name="T180"/></text:p>
            <text:p text:style-name="P13"><text:span text:style-name="T180"><text:tab/></text:span><text:span text:style-name="T180">sliceOfIntegers := []int{1, 2, 3, 4, 5}</text:span></text:p>
            <text:p text:style-name="P13"><text:span text:style-name="T180"/></text:p>
            <text:p text:style-name="P13"><text:span text:style-name="T180"><text:tab/></text:span><text:span text:style-name="T180">// если тип параметра можно вывести из переменной, то его можно не указывать</text:span></text:p>
            <text:p text:style-name="P13"><text:span text:style-name="T180"><text:tab/></text:span><text:span text:style-name="T180">first, err := </text:span><text:span text:style-name="T231">First</text:span><text:span text:style-name="T244">[int]</text:span><text:span text:style-name="T180">(sliceOfIntegers)</text:span></text:p>
            <text:p text:style-name="P13"><text:span text:style-name="T180"><text:tab/></text:span><text:span text:style-name="T180">last, err := </text:span><text:span text:style-name="T231">Last</text:span><text:span text:style-name="T180">(sliceOfIntegers)</text:span></text:p>
            <text:p text:style-name="P13"><text:span text:style-name="T180"/></text:p>
            <text:p text:style-name="P13"><text:span text:style-name="T180"><text:tab/></text:span><text:span text:style-name="T180">sliceOfStrings := []string{"Вышел", "зайчик", "погулять"}</text:span></text:p>
            <text:p text:style-name="P13"><text:span text:style-name="T180"/></text:p>
            <text:p text:style-name="P13"><text:span text:style-name="T180"><text:tab/></text:span><text:span text:style-name="T180">fmt.Println(</text:span><text:span text:style-name="T231">First</text:span><text:span text:style-name="T180">(sliceOfStrings))</text:span></text:p>
            <text:p text:style-name="P13"><text:span text:style-name="T180"><text:tab/></text:span><text:span text:style-name="T180">fmt.Println(</text:span><text:span text:style-name="T231">Last</text:span><text:span text:style-name="T244">[string]</text:span><text:span text:style-name="T180">(sliceOfS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package </text:span></text:p>
          </draw:text-box>
        </draw:frame>
        <draw:frame draw:style-name="gr83" draw:text-style-name="P60" draw:layer="layout" svg:width="26.8cm" svg:height="13.136cm" svg:x="0.6cm" svg:y="2.1cm">
          <draw:text-box>
            <text:p text:style-name="P18"><text:span text:style-name="T224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25"><text:tab/></text:span><text:span text:style-name="T225">package </text:span><text:span text:style-name="T226">packageName</text:span><text:span text:style-name="T217"><text:tab/></text:span><text:span text:style-name="T217"><text:tab/></text:span><text:span text:style-name="T217">// site/path/packageName</text:span></text:p>
            <text:p text:style-name="P13"><text:span text:style-name="T66"/></text:p>
            <text:p text:style-name="P18"><text:span text:style-name="T65">Пакет — единица видимости имён (</text:span><text:span text:style-name="T66">типов, констант, переменных, полей, функций):</text:span></text:p>
            <text:list text:style-name="L1">
              <text:list-item>
                <text:p text:style-name="P13"><text:span text:style-name="T66">Все имена <text:s/>видны во всех файлах одного пакета.</text:span></text:p>
              </text:list-item>
              <text:list-item>
                <text:p text:style-name="P18"><text:span text:style-name="T66">Имена в пакете, начинающиеся </text:span><text:span text:style-name="T168">с Заглавной буквы</text:span><text:span text:style-name="T66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189"><text:tab/></text:span><text:span text:style-name="T189">import </text:span><text:span text:style-name="T203">"</text:span><text:span text:style-name="T245">packageName</text:span><text:span text:style-name="T203">"</text:span><text:span text:style-name="T203"><text:tab/></text:span><text:span text:style-name="T203">// это строка</text:span></text:p>
            <text:p text:style-name="P13"><text:span text:style-name="T203"/></text:p>
            <text:p text:style-name="P13"><text:span text:style-name="T246"><text:tab/></text:span><text:span text:style-name="T246">var result </text:span><text:span text:style-name="T247">packageName.Type =</text:span><text:span text:style-name="T246"> </text:span><text:span text:style-name="T247">packageName.Func(packageName.Const, </text:span><text:span text:style-name="T248">packageName.Var)</text:span></text:p>
            <text:p text:style-name="P13"><text:span text:style-name="T94"/></text:p>
            <text:p text:style-name="P18"><text:span text:style-name="T65">Пакет </text:span><text:span text:style-name="T189">main</text:span><text:span text:style-name="T65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66">обычно, в </text:span><text:span text:style-name="T191">main.go</text:span><text:span text:style-name="T66">) этого пакета должна быть функция </text:span><text:span text:style-name="T204">main()</text:span><text:span text:style-name="T66">.</text:span></text:p>
            <text:p text:style-name="P18"><text:span text:style-name="T66"/></text:p>
            <text:p text:style-name="P18"><text:span text:style-name="T66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204"><text:tab/></text:span><text:span text:style-name="T204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import </text:span></text:p>
          </draw:text-box>
        </draw:frame>
        <draw:frame draw:style-name="gr84" draw:text-style-name="P67" draw:layer="layout" svg:width="26.8cm" svg:height="13.136cm" svg:x="0.6cm" svg:y="2.1cm">
          <draw:text-box>
            <text:p text:style-name="P18"><text:span text:style-name="T174">Dependencies in Go</text:span></text:p>
            <text:p text:style-name="P18"><text:span text:style-name="T249">An import declaration is used to express a dependency on another package:</text:span></text:p>
            <text:p text:style-name="P18"><text:span text:style-name="T174"/></text:p>
            <text:p text:style-name="P18"><text:span text:style-name="T208">import "net/rpc"</text:span></text:p>
            <text:p text:style-name="P18"><text:span text:style-name="T249">Here, the importing package depends on the Go package "</text:span><text:span text:style-name="T250">rpc</text:span><text:span text:style-name="T249">".</text:span></text:p>
            <text:p text:style-name="P18"><text:span text:style-name="T174"/></text:p>
            <text:p text:style-name="P18"><text:span text:style-name="T249">The </text:span><text:span text:style-name="T251">import path</text:span><text:span text:style-name="T249"> ("</text:span><text:span text:style-name="T250">net/rpc</text:span><text:span text:style-name="T249">") uniquely identifies a package; multiple packages may have the same name, but they all reside at different locations (directories).</text:span></text:p>
            <text:p text:style-name="P18"><text:span text:style-name="T174"/></text:p>
            <text:p text:style-name="P18"><text:span text:style-name="T249">By convention, the package name matches the last element of the import path (here: "rpc").</text:span></text:p>
            <text:p text:style-name="P18"><text:span text:style-name="T174"/></text:p>
            <text:p text:style-name="P18"><text:span text:style-name="T249">Exported functionality of the rpc package is available via the package qualifier (rpc):</text:span></text:p>
            <text:p text:style-name="P18"><text:span text:style-name="T174"/></text:p>
            <text:p text:style-name="P18"><text:span text:style-name="T208">rpc.Call</text:span></text:p>
            <text:p text:style-name="P18"><text:span text:style-name="T208"/></text:p>
            <text:p text:style-name="P18"><text:span text:style-name="T208">Importing a package means reading a package's exported API.</text:span></text:p>
            <text:p text:style-name="P18"><text:span text:style-name="T208"/></text:p>
            <text:p text:style-name="P18"><text:span text:style-name="T208">This export information is self-contained. For instance:</text:span></text:p>
            <text:p text:style-name="P18"><text:span text:style-name="T208"/></text:p>
            <text:p text:style-name="P18"><text:span text:style-name="T208">A imports B</text:span></text:p>
            <text:p text:style-name="P18"><text:span text:style-name="T208">B imports C</text:span></text:p>
            <text:p text:style-name="P18"><text:span text:style-name="T208">B exports contain references to C</text:span></text:p>
            <text:p text:style-name="P18"><text:span text:style-name="T208">B's export data contains all necessary information about C. There is no need for a compiler to read the export data of C.</text:span></text:p>
            <text:p text:style-name="P18"><text:span text:style-name="T208"/></text:p>
            <text:p text:style-name="P18"><text:span text:style-name="T208">This has huge consequences for build times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мена: области видимости</text:span></text:p>
          </draw:text-box>
        </draw:frame>
        <draw:frame draw:style-name="gr85" draw:text-style-name="P59" draw:layer="layout" svg:width="26.8cm" svg:height="13.151cm" svg:x="0.6cm" svg:y="2.1cm">
          <draw:text-box>
            <text:p text:style-name="P13"><text:span text:style-name="T182">Naming: An excursion</text:span></text:p>
            <text:p text:style-name="P13"><text:span text:style-name="T182">How names work in a programming language is critical to readability.</text:span></text:p>
            <text:p text:style-name="P13"><text:span text:style-name="T182">Scopes control how names work.</text:span></text:p>
            <text:p text:style-name="P13"><text:span text:style-name="T182"/></text:p>
            <text:p text:style-name="P13"><text:span text:style-name="T182">Go has very simple scope hierarchy:</text:span></text:p>
            <text:list text:style-name="L1">
              <text:list-item>
                <text:p text:style-name="P13"><text:span text:style-name="T182">universe</text:span></text:p>
              </text:list-item>
              <text:list-item>
                <text:p text:style-name="P13"><text:span text:style-name="T182">package</text:span></text:p>
              </text:list-item>
              <text:list-item>
                <text:p text:style-name="P13"><text:span text:style-name="T182">file (for imports only)</text:span></text:p>
              </text:list-item>
              <text:list-item>
                <text:p text:style-name="P13"><text:span text:style-name="T182">function</text:span></text:p>
              </text:list-item>
              <text:list-item>
                <text:p text:style-name="P13"><text:span text:style-name="T182">block</text:span></text:p>
              </text:list-item>
            </text:list>
            <text:p text:style-name="P13"><text:span text:style-name="T182"/></text:p>
            <text:p text:style-name="P13"><text:span text:style-name="T182">Locality scales</text:span></text:p>
            <text:p text:style-name="P13"><text:span text:style-name="T182">No surprises when importing:</text:span></text:p>
            <text:p text:style-name="P13"><text:span text:style-name="T182"/></text:p>
            <text:p text:style-name="P13"><text:span text:style-name="T182">Adding an exported name to my package cannot break your package!</text:span></text:p>
            <text:p text:style-name="P13"><text:span text:style-name="T182">Names do not leak across boundaries.</text:span></text:p>
            <text:p text:style-name="P13"><text:span text:style-name="T182"/></text:p>
            <text:p text:style-name="P13"><text:span text:style-name="T182">In C, C++, Java the name y could refer to anything.</text:span></text:p>
            <text:p text:style-name="P13"><text:span text:style-name="T182">In Go, y (or even Y) is always defined within the package.</text:span></text:p>
            <text:p text:style-name="P13"><text:span text:style-name="T182">In Go, x.Y is clear: find x locally, Y belongs to it, and there is only one such Y.</text:span></text:p>
            <text:p text:style-name="P13"><text:span text:style-name="T182"/></text:p>
            <text:p text:style-name="P13"><text:span text:style-name="T182">Immediate consequences for readability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<text:a xlink:href="https://go.dev/ref/mod" xlink:type="simple">Модули</text:a></text:span><text:span text:style-name="T63"><text:s/></text:span></text:p>
          </draw:text-box>
        </draw:frame>
        <draw:frame draw:style-name="gr86" draw:text-style-name="P60" draw:layer="layout" svg:width="26.8cm" svg:height="13.1cm" svg:x="0.6cm" svg:y="2.1cm">
          <draw:text-box>
            <text:p text:style-name="P18"><text:span text:style-name="T196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224"/></text:p>
            <text:p text:style-name="P18"><text:span text:style-name="T65">Модуль идентифицируется путём до модуля (module path), который объявляется в файле </text:span><text:span text:style-name="T189">go.mod</text:span><text:span text:style-name="T65"> вместе с информацией о зависимостях модуля. </text:span></text:p>
            <text:p text:style-name="P18"><text:span text:style-name="T188"/></text:p>
            <text:p text:style-name="P18"><text:span text:style-name="T188"><text:tab/></text:span><text:span text:style-name="T188"># создать файл go.mod с именем модуля</text:span></text:p>
            <text:p text:style-name="P18"><text:span text:style-name="T252"><text:tab/></text:span><text:span text:style-name="T252">go mod init </text:span><text:span text:style-name="T219">path/to/</text:span><text:span text:style-name="T245">module/moduleName</text:span><text:span text:style-name="T200"> </text:span></text:p>
            <text:p text:style-name="P18"><text:span text:style-name="T189"/></text:p>
            <text:p text:style-name="P18"><text:span text:style-name="T65">Например:</text:span></text:p>
            <text:p text:style-name="P18"><text:span text:style-name="T188"><text:tab/></text:span><text:span text:style-name="T188">go mod init </text:span><text:span text:style-name="T197">caiman-club.org/go/mshock/presentation</text:span><text:span text:style-name="T188"> </text:span></text:p>
            <text:p text:style-name="P18"><text:span text:style-name="T188"/></text:p>
            <text:p text:style-name="P18"><text:span text:style-name="T65">Главный каталог модуля (module root directory) — это каталог, содержащий файл </text:span><text:span text:style-name="T204">go.mod</text:span><text:span text:style-name="T66">. Когда модуль состоит из нескольких пакетов, они располагаются в подкаталогах главного каталога модуля.</text:span></text:p>
            <text:p text:style-name="P18"><text:span text:style-name="T188"/></text:p>
            <text:p text:style-name="P18"><text:span text:style-name="T66"/></text:p>
            <text:p text:style-name="P18"><text:span text:style-name="T191"/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2">Go</text:span><text:span text:style-name="T63">задачность: </text:span><text:span text:style-name="T63"><text:a xlink:href="https://go.dev/s/concurrency-is-not-parallelism" xlink:type="simple">concurrency</text:a></text:span></text:p>
          </draw:text-box>
        </draw:frame>
        <draw:frame draw:style-name="gr87" draw:text-style-name="P68" draw:layer="layout" svg:width="12.9cm" svg:height="12.599cm" svg:x="0.6cm" svg:y="2.1cm">
          <draw:text-box>
            <text:list text:style-name="L1">
              <text:list-item>
                <text:p text:style-name="P18"><text:span text:style-name="T253">concurrency</text:span><text:span text:style-name="T254"> ~ одновременность = взаимодействие множества процессов, которые могут </text:span><text:span text:style-name="T255">выполняются одновременно, если позволяет «железо» и ОС</text:span></text:p>
              </text:list-item>
            </text:list>
            <text:p text:style-name="P18"><text:span text:style-name="T255"/></text:p>
            <text:p text:style-name="P18"><text:span text:style-name="T256">"</text:span><text:span text:style-name="T257">Concurrency</text:span><text:span text:style-name="T258"> is the </text:span><text:span text:style-name="T259">composition</text:span><text:span text:style-name="T258"> of independently execution things.</text:span><text:span text:style-name="T256">"</text:span><text:span text:style-name="T260"> <text:s text:c="8"/>‒ Rob Pike</text:span></text:p>
            <text:p text:style-name="P18"><text:span text:style-name="T255"/></text:p>
            <text:p text:style-name="P18"><text:span text:style-name="T253">Concurrency</text:span><text:span text:style-name="T254"> — это способ структурировать программу, согласовывая взаимодействие процессов </text:span><text:span text:style-name="T255">(возможно, выполняющихся одновременно).</text:span></text:p>
            <text:p text:style-name="P18"><text:span text:style-name="T255"/></text:p>
            <text:p text:style-name="P18"><text:span text:style-name="T261">Concurrency</text:span><text:span text:style-name="T255"> — это о том, как </text:span><text:span text:style-name="T262">организовать</text:span><text:span text:style-name="T255"> одновременную обработку многих вещей («</text:span><text:span text:style-name="T262">dealing</text:span><text:span text:style-name="T255"> with a lot of things at once»).</text:span></text:p>
            <text:p text:style-name="P18"><text:span text:style-name="T255"/></text:p>
            <text:p text:style-name="P18"><text:span text:style-name="T255">В программе, спроектированной на основе </text:span><text:span text:style-name="T261">concurrency</text:span><text:span text:style-name="T255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88" draw:text-style-name="P68" draw:layer="layout" svg:width="12.9cm" svg:height="12.599cm" svg:x="14.5cm" svg:y="2.1cm">
          <draw:text-box>
            <text:list text:style-name="L1">
              <text:list-item>
                <text:p text:style-name="P18"><text:span text:style-name="T253">parallelism</text:span><text:span text:style-name="T254"> ~ параллелизм = параллельное выполнение множества процессов</text:span></text:p>
              </text:list-item>
            </text:list>
            <text:p text:style-name="P18"><text:span text:style-name="T254"/></text:p>
            <text:p text:style-name="P18"><text:span text:style-name="T254"/></text:p>
            <text:p text:style-name="P18"><text:span text:style-name="T263"/></text:p>
            <text:p text:style-name="P18"><text:span text:style-name="T263">"</text:span><text:span text:style-name="T264">Parallelism</text:span><text:span text:style-name="T265"> is the simultaneous </text:span><text:span text:style-name="T266">execution</text:span><text:span text:style-name="T265"> of multiple </text:span><text:span text:style-name="T267">things.</text:span><text:span text:style-name="T263">"</text:span><text:span text:style-name="T260"> <text:s text:c="35"/>‒ Rob Pike</text:span></text:p>
            <text:p text:style-name="P18"><text:span text:style-name="T255"/></text:p>
            <text:p text:style-name="P18"><text:span text:style-name="T261">Parallelism</text:span><text:span text:style-name="T255"> — это параллельное выполнение нескольких (независимых, возможно, взаимосвязанных) процессов.</text:span></text:p>
            <text:p text:style-name="P18"><text:span text:style-name="T255"/></text:p>
            <text:p text:style-name="P18"><text:span text:style-name="T253"/></text:p>
            <text:p text:style-name="P18"><text:span text:style-name="T253">Parallelism</text:span><text:span text:style-name="T254"> — это о том, как </text:span><text:span text:style-name="T268">выполнить</text:span><text:span text:style-name="T254"> обработку многих вещей параллельно</text:span><text:span text:style-name="T255"> («</text:span><text:span text:style-name="T262">doing</text:span><text:span text:style-name="T255"> a lot of things at once»).</text:span></text:p>
            <text:p text:style-name="P18"><text:span text:style-name="T255"/></text:p>
            <text:p text:style-name="P18"><text:span text:style-name="T254">П</text:span><text:span text:style-name="T255">рограмма, спроектированная на основе concurrency, организует взаимодействие процессов, учитывая их возможный </text:span><text:span text:style-name="T261">параллелизм</text:span><text:span text:style-name="T255">.</text:span></text:p>
          </draw:text-box>
        </draw:frame>
        <draw:frame draw:style-name="gr89" draw:text-style-name="P69" draw:layer="layout" svg:width="22.4cm" svg:height="0.839cm" svg:x="1.9cm" svg:y="14.699cm">
          <draw:text-box>
            <text:p text:style-name="P18"><text:span text:style-name="T260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2">Go</text:span><text:span text:style-name="T63">задачность: средства</text:span></text:p>
          </draw:text-box>
        </draw:frame>
        <draw:frame draw:style-name="gr90" draw:text-style-name="P61" draw:layer="layout" svg:width="26.8cm" svg:height="13.269cm" svg:x="0.6cm" svg:y="2.1cm">
          <draw:text-box>
            <text:p text:style-name="P18"><text:span text:style-name="T269">Многозадачность в Go реализована на основе CSP (communicating sequential processes, C. A. R. Hoare, 1978).</text:span></text:p>
            <text:p text:style-name="P18"><text:span text:style-name="T269"/></text:p>
            <text:p text:style-name="P13"><text:span text:style-name="T224">Для управления многозадачностью в язык встроено несколько механизмов:</text:span></text:p>
            <text:p text:style-name="P13"><text:span text:style-name="T224"/></text:p>
            <text:list text:style-name="L1">
              <text:list-item>
                <text:p text:style-name="P13"><text:span text:style-name="T223">Сопрограммы (goroutines) для распаралелливания выполнения:</text:span></text:p>
              </text:list-item>
            </text:list>
            <text:p text:style-name="P13"><text:span text:style-name="T216"><text:tab/></text:span><text:span text:style-name="T225">go f()</text:span><text:span text:style-name="T217"> </text:span><text:span text:style-name="T217"><text:tab/></text:span><text:span text:style-name="T217"><text:tab/></text:span><text:span text:style-name="T217"><text:tab/></text:span><text:span text:style-name="T217"><text:tab/></text:span><text:span text:style-name="T217">// запустить любую функцию как процесс</text:span></text:p>
            <text:p text:style-name="P13"><text:span text:style-name="T217"/></text:p>
            <text:list text:continue-numbering="true" text:style-name="L1">
              <text:list-item>
                <text:p text:style-name="P13"><text:span text:style-name="T223">Каналы (</text:span><text:span text:style-name="T217">channel</text:span><text:span text:style-name="T224">) для обмена данными и синхронизации выполнения:</text:span></text:p>
              </text:list-item>
            </text:list>
            <text:p text:style-name="P13"><text:span text:style-name="T217"><text:tab/></text:span><text:span text:style-name="T217">channel &lt;- value</text:span><text:span text:style-name="T217"><text:tab/></text:span><text:span text:style-name="T217"><text:tab/></text:span><text:span text:style-name="T217">// отправить значение в канал и ждать</text:span></text:p>
            <text:p text:style-name="P13"><text:span text:style-name="T216"><text:tab/></text:span><text:span text:style-name="T216">value = &lt;-channel</text:span><text:span text:style-name="T216"><text:tab/></text:span><text:span text:style-name="T216">// </text:span><text:span text:style-name="T217">ждать и получить значение из канала</text:span></text:p>
            <text:p text:style-name="P13"><text:span text:style-name="T217"/></text:p>
            <text:list text:continue-numbering="true" text:style-name="L1">
              <text:list-item>
                <text:p text:style-name="P13"><text:span text:style-name="T224">Выбор (</text:span><text:span text:style-name="T217">select</text:span><text:span text:style-name="T224">) для обработки нескольких потоков данных череез каналы:</text:span></text:p>
              </text:list-item>
            </text:list>
            <text:p text:style-name="P13"><text:span text:style-name="T217"><text:tab/></text:span><text:span text:style-name="T225">select</text:span><text:span text:style-name="T217"> {</text:span></text:p>
            <text:p text:style-name="P13"><text:span text:style-name="T217"><text:tab/></text:span><text:span text:style-name="T217">case &lt;-ch2: </text:span><text:span text:style-name="T217"><text:tab/></text:span><text:span text:style-name="T217"><text:tab/></text:span><text:span text:style-name="T217"><text:tab/></text:span><text:span text:style-name="T217">// ожидать, когда что-то появится в канале #1</text:span></text:p>
            <text:p text:style-name="P13"><text:span text:style-name="T217"><text:tab/></text:span><text:span text:style-name="T217">case v2 := &lt;-ch2: </text:span><text:span text:style-name="T217"><text:tab/></text:span><text:span text:style-name="T217">// ждать и получить значение из канала #2</text:span></text:p>
            <text:p text:style-name="P13"><text:span text:style-name="T217"><text:tab/></text:span><text:span text:style-name="T217">case ch3 &lt;- v3:</text:span><text:span text:style-name="T217"><text:tab/></text:span><text:span text:style-name="T217"><text:tab/></text:span><text:span text:style-name="T217">// отправить в канал #3</text:span></text:p>
            <text:p text:style-name="P13"><text:span text:style-name="T217"><text:tab/></text:span><text:span text:style-name="T217">default:</text:span><text:span text:style-name="T217"><text:tab/></text:span><text:span text:style-name="T217"><text:tab/></text:span><text:span text:style-name="T217"><text:tab/></text:span><text:span text:style-name="T217"><text:tab/></text:span><text:span text:style-name="T217">// обработать другое событие</text:span></text:p>
            <text:p text:style-name="P13"><text:span text:style-name="T217"><text:tab/></text:span><text:span text:style-name="T21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2">Go</text:span><text:span text:style-name="T63">задачность: goroutines</text:span></text:p>
          </draw:text-box>
        </draw:frame>
        <draw:frame draw:style-name="gr91" draw:text-style-name="P61" draw:layer="layout" svg:width="26.8cm" svg:height="13.1cm" svg:x="0.6cm" svg:y="2.1cm">
          <draw:text-box>
            <text:p text:style-name="P18"><text:span text:style-name="T224">Сопрограммы (goroutines) — это легковесные потоки, которые выполняюся одновременно и управляются главным потоком (main go thread). </text:span></text:p>
            <text:p text:style-name="P13"><text:span text:style-name="T224"/></text:p>
            <text:p text:style-name="P13"><text:span text:style-name="T225">func f(</text:span><text:span text:style-name="T217">n int</text:span><text:span text:style-name="T225">)</text:span><text:span text:style-name="T217"> { println(</text:span><text:span text:style-name="T270">n</text:span><text:span text:style-name="T217">) } </text:span></text:p>
            <text:p text:style-name="P13"><text:span text:style-name="T217"/></text:p>
            <text:p text:style-name="P13"><text:span text:style-name="T217">func main() {</text:span></text:p>
            <text:p text:style-name="P13"><text:span text:style-name="T217"><text:tab/></text:span><text:span text:style-name="T217">for n := range 5 {</text:span></text:p>
            <text:p text:style-name="P13"><text:span text:style-name="T214"><text:tab/></text:span><text:span text:style-name="T214"><text:tab/></text:span><text:span text:style-name="T214">go f(</text:span><text:span text:style-name="T216">n+1</text:span><text:span text:style-name="T214">)</text:span><text:span text:style-name="T216"><text:tab/></text:span><text:span text:style-name="T216">// запустить 5 экземпляров f() </text:span><text:span text:style-name="T217">параллельно c main()</text:span></text:p>
            <text:p text:style-name="P13"><text:span text:style-name="T217"><text:tab/></text:span></text:p>
            <text:p text:style-name="P13"><text:span text:style-name="T225"><text:tab/></text:span><text:span text:style-name="T225"><text:tab/></text:span><text:span text:style-name="T217">// можно запустить анонимные функции</text:span></text:p>
            <text:p text:style-name="P13"><text:span text:style-name="T217"><text:tab/></text:span><text:span text:style-name="T217"><text:tab/></text:span><text:span text:style-name="T225">go func () {</text:span><text:span text:style-name="T217"> println(n+1) </text:span><text:span text:style-name="T225">}()</text:span></text:p>
            <text:p text:style-name="P13"><text:span text:style-name="T217"/></text:p>
            <text:p text:style-name="P13"><text:span text:style-name="T217"><text:tab/></text:span><text:span text:style-name="T217">}</text:span></text:p>
            <text:p text:style-name="P13"><text:span text:style-name="T217"/></text:p>
            <text:p text:style-name="P13"><text:span text:style-name="T217"><text:tab/></text:span><text:span text:style-name="T217">time.Sleep(1 * time.Second)</text:span></text:p>
            <text:p text:style-name="P13"><text:span text:style-name="T217"><text:tab/></text:span><text:span text:style-name="T217">println("Вышел зайчик погулять.")</text:span></text:p>
            <text:p text:style-name="P13"><text:span text:style-name="T21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2">Go</text:span><text:span text:style-name="T63">задачность: goroutines</text:span></text:p>
          </draw:text-box>
        </draw:frame>
        <draw:frame draw:style-name="gr92" draw:text-style-name="P60" draw:layer="layout" svg:width="26.8cm" svg:height="13.1cm" svg:x="0.6cm" svg:y="2.1cm">
          <draw:text-box>
            <text:p text:style-name="P18"><text:span text:style-name="T66">Goroutines</text:span></text:p>
            <text:p text:style-name="P18"><text:span text:style-name="T66">What is a goroutine? It's an independently executing function, launched by a go statement.</text:span></text:p>
            <text:p text:style-name="P18"><text:span text:style-name="T66"/></text:p>
            <text:p text:style-name="P18"><text:span text:style-name="T66">It has its own call stack, which grows and shrinks as required.</text:span></text:p>
            <text:p text:style-name="P18"><text:span text:style-name="T66"/></text:p>
            <text:p text:style-name="P18"><text:span text:style-name="T66">It's very cheap. It's practical to have thousands, even hundreds of thousands of goroutines.</text:span></text:p>
            <text:p text:style-name="P18"><text:span text:style-name="T66"/></text:p>
            <text:p text:style-name="P18"><text:span text:style-name="T66">It's not a thread.</text:span></text:p>
            <text:p text:style-name="P18"><text:span text:style-name="T66"/></text:p>
            <text:p text:style-name="P18"><text:span text:style-name="T66">There might be only one thread in a program with thousands of goroutines.</text:span></text:p>
            <text:p text:style-name="P18"><text:span text:style-name="T66"/></text:p>
            <text:p text:style-name="P18"><text:span text:style-name="T66">Instead, goroutines are multiplexed dynamically onto threads as needed to keep all the goroutines running.</text:span></text:p>
            <text:p text:style-name="P18"><text:span text:style-name="T66"/></text:p>
            <text:p text:style-name="P18"><text:span text:style-name="T66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2">Go</text:span><text:span text:style-name="T63">задачность: каналы</text:span></text:p>
          </draw:text-box>
        </draw:frame>
        <draw:frame draw:style-name="gr93" draw:text-style-name="P61" draw:layer="layout" svg:width="26.8cm" svg:height="13.211cm" svg:x="0.6cm" svg:y="2.1cm">
          <draw:text-box>
            <text:p text:style-name="P13"><text:span text:style-name="T216">// объявить переменную для канал обмена данными указанного типа</text:span></text:p>
            <text:p text:style-name="P13"><text:span text:style-name="T214"><text:tab/></text:span><text:span text:style-name="T214">var </text:span><text:span text:style-name="T215">channel</text:span><text:span text:style-name="T214"> chan </text:span><text:span text:style-name="T215">T</text:span><text:span text:style-name="T215"><text:tab/></text:span><text:span text:style-name="T215"><text:tab/></text:span></text:p>
            <text:p text:style-name="P13"><text:span text:style-name="T215"/></text:p>
            <text:p text:style-name="P13"><text:span text:style-name="T216">//</text:span><text:span text:style-name="T216"><text:tab/></text:span><text:span text:style-name="T216">создать канал</text:span></text:p>
            <text:p text:style-name="P13"><text:span text:style-name="T214"><text:tab/></text:span><text:span text:style-name="T215">channel</text:span><text:span text:style-name="T214"> = make(chan </text:span><text:span text:style-name="T215">T, </text:span><text:span text:style-name="T218">размерБуфера</text:span><text:span text:style-name="T214">)</text:span></text:p>
            <text:p text:style-name="P13"><text:span text:style-name="T214"/></text:p>
            <text:p text:style-name="P13"><text:span text:style-name="T216">// отправить значение в канал</text:span></text:p>
            <text:p text:style-name="P13"><text:span text:style-name="T215"><text:tab/></text:span><text:span text:style-name="T215">channel</text:span><text:span text:style-name="T214"> &lt;- value</text:span></text:p>
            <text:p text:style-name="P13"><text:span text:style-name="T216">// и ждать, пока не будет прочитано значение из канала</text:span></text:p>
            <text:p text:style-name="P13"><text:span text:style-name="T216"/></text:p>
            <text:p text:style-name="P13"><text:span text:style-name="T216">// ждать, пока не будет записано значение в канал</text:span></text:p>
            <text:p text:style-name="P13"><text:span text:style-name="T216">// прочитать значение из канала в переменную</text:span></text:p>
            <text:p text:style-name="P13"><text:span text:style-name="T214"><text:tab/></text:span><text:span text:style-name="T214">value := &lt;-</text:span><text:span text:style-name="T215">channel</text:span></text:p>
            <text:p text:style-name="P13"><text:span text:style-name="T214"/></text:p>
            <text:p text:style-name="P13"><text:span text:style-name="T216">// прочитать из канала, игнорируя значение</text:span></text:p>
            <text:p text:style-name="P13"><text:span text:style-name="T214"><text:tab/></text:span><text:span text:style-name="T214">&lt;-</text:span><text:span text:style-name="T215">channel</text:span></text:p>
            <text:p text:style-name="P13"><text:span text:style-name="T271"/></text:p>
            <text:p text:style-name="P13"><text:span text:style-name="T214">close(</text:span><text:span text:style-name="T215">channel</text:span><text:span text:style-name="T214">)</text:span><text:span text:style-name="T216"><text:tab/></text:span><text:span text:style-name="T216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94" draw:text-style-name="P61" draw:layer="layout" svg:width="26.8cm" svg:height="13.1cm" svg:x="0.6cm" svg:y="2.1cm">
          <draw:text-box>
            <text:p text:style-name="P13"><text:span text:style-name="T188"><text:tab/></text:span><text:span text:style-name="T188">var </text:span><text:span text:style-name="T197">club</text:span><text:span text:style-name="T188"> </text:span><text:span text:style-name="T189">chan</text:span><text:span text:style-name="T188"> string</text:span><text:span text:style-name="T198"><text:tab/></text:span><text:span text:style-name="T198"><text:tab/></text:span><text:span text:style-name="T198"><text:tab/></text:span><text:span text:style-name="T198">// объявить канал для строк, значение nil</text:span></text:p>
            <text:p text:style-name="P13"><text:span text:style-name="T188"><text:tab/></text:span><text:span text:style-name="T197">club</text:span><text:span text:style-name="T188"> = make(</text:span><text:span text:style-name="T189">chan</text:span><text:span text:style-name="T188"> string)</text:span><text:span text:style-name="T188"><text:tab/></text:span><text:span text:style-name="T188"><text:tab/></text:span><text:span text:style-name="T188">// выделить память каналу для строк</text:span></text:p>
            <text:p text:style-name="P13"><text:span text:style-name="T188"/></text:p>
            <text:p text:style-name="P13"><text:span text:style-name="T190">// club &lt;- "Разговор о Go"</text:span><text:span text:style-name="T190"><text:tab/></text:span><text:span text:style-name="T190"><text:tab/></text:span><text:span text:style-name="T190">// будет </text:span><text:span text:style-name="T272">deadlock !!!</text:span></text:p>
            <text:p text:style-name="P13"><text:span text:style-name="T188">// отправить в канал значение</text:span><text:span text:style-name="T188"><text:tab/></text:span><text:span text:style-name="T188">параллельно</text:span></text:p>
            <text:p text:style-name="P13"><text:span text:style-name="T188"><text:tab/></text:span><text:span text:style-name="T189">go</text:span><text:span text:style-name="T188"> func() { club &lt;- "Предложен разговор о языке Go" }() </text:span></text:p>
            <text:p text:style-name="P13"><text:span text:style-name="T188"><text:tab/></text:span><text:span text:style-name="T188">received := </text:span><text:span text:style-name="T189">&lt;-</text:span><text:span text:style-name="T197">club</text:span><text:span text:style-name="T188"><text:tab/></text:span><text:span text:style-name="T188"><text:tab/></text:span><text:span text:style-name="T188"><text:tab/></text:span><text:span text:style-name="T188"><text:tab/></text:span><text:span text:style-name="T188">// получить значение из канала в переменную</text:span></text:p>
            <text:p text:style-name="P13"><text:span text:style-name="T188"/></text:p>
            <text:p text:style-name="P13"><text:span text:style-name="T188"><text:tab/></text:span><text:span text:style-name="T189">go</text:span><text:span text:style-name="T188"> </text:span><text:span text:style-name="T197">sendMessage</text:span><text:span text:style-name="T188">(</text:span><text:span text:style-name="T197">club</text:span><text:span text:style-name="T188">, </text:span><text:span text:style-name="T193">"Разговор о языке Go запланирован."</text:span><text:span text:style-name="T188">)</text:span></text:p>
            <text:p text:style-name="P13"><text:span text:style-name="T188"><text:tab/></text:span><text:span text:style-name="T189">go</text:span><text:span text:style-name="T188"> </text:span><text:span text:style-name="T197">sendMessage</text:span><text:span text:style-name="T188">(</text:span><text:span text:style-name="T197">club</text:span><text:span text:style-name="T188">, </text:span><text:span text:style-name="T193">"Разговор о языке Go состоялся."</text:span><text:span text:style-name="T188">)</text:span></text:p>
            <text:p text:style-name="P13"><text:span text:style-name="T188"/></text:p>
            <text:p text:style-name="P13"><text:span text:style-name="T188"><text:tab/></text:span><text:span text:style-name="T188">m2, m1 := </text:span><text:span text:style-name="T189">&lt;-</text:span><text:span text:style-name="T197">club</text:span><text:span text:style-name="T188">, </text:span><text:span text:style-name="T189">&lt;-</text:span><text:span text:style-name="T197">club</text:span><text:span text:style-name="T188"> </text:span><text:span text:style-name="T188"><text:tab/></text:span><text:span text:style-name="T188"><text:tab/></text:span><text:span text:style-name="T188">// получить 2 сообщения</text:span></text:p>
            <text:p text:style-name="P13"><text:span text:style-name="T188"><text:tab/></text:span><text:span text:style-name="T188">close(</text:span><text:span text:style-name="T197">club</text:span><text:span text:style-name="T188">)</text:span></text:p>
            <text:p text:style-name="P13"><text:span text:style-name="T188"><text:tab/></text:span><text:span text:style-name="T188">message, ok := &lt;-club </text:span><text:span text:style-name="T188"><text:tab/></text:span><text:span text:style-name="T188"><text:tab/></text:span><text:span text:style-name="T188"><text:tab/></text:span><text:span text:style-name="T188">// проверить доступность канала</text:span></text:p>
            <text:p text:style-name="P13"><text:span text:style-name="T188"><text:s text:c="4"/></text:span><text:span text:style-name="T188">if !ok {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канал закрыт</text:span></text:p>
            <text:p text:style-name="P13"><text:span text:style-name="T188"><text:s text:c="8"/></text:span><text:span text:style-name="T188">fmt.Println("</text:span><text:span text:style-name="T193">Разговор</text:span><text:span text:style-name="T188"> завершился.")</text:span></text:p>
            <text:p text:style-name="P13"><text:span text:style-name="T188"><text:s text:c="4"/></text:span><text:span text:style-name="T188">}</text:span></text:p>
            <text:p text:style-name="P13"><text:span text:style-name="T188"/></text:p>
            <text:p text:style-name="P13"><text:span text:style-name="T188"/></text:p>
          </draw:text-box>
        </draw:frame>
        <draw:frame draw:style-name="gr95" draw:text-style-name="P66" draw:layer="layout" svg:width="16.5cm" svg:height="2.168cm" svg:x="11cm" svg:y="13.1cm">
          <draw:text-box>
            <text:p text:style-name="P13"><text:span text:style-name="T188">func </text:span><text:span text:style-name="T197">sendMessage</text:span><text:span text:style-name="T188">(ch </text:span><text:span text:style-name="T189">chan&lt;- string</text:span><text:span text:style-name="T188">, s string) {</text:span></text:p>
            <text:p text:style-name="P13"><text:span text:style-name="T188"><text:s text:c="4"/></text:span><text:span text:style-name="T188">ch </text:span><text:span text:style-name="T189">&lt;-</text:span><text:span text:style-name="T188">s</text:span></text:p>
            <text:p text:style-name="P13"><text:span text:style-name="T18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</text:span><text:span text:style-name="T63"><text:a xlink:href="https://go.dev/cmd/go/" xlink:type="simple">go command</text:a></text:span></text:p>
          </draw:text-box>
        </draw:frame>
        <draw:frame draw:style-name="gr96" draw:text-style-name="P43" draw:layer="layout" svg:width="26.8cm" svg:height="13.1cm" svg:x="0.6cm" svg:y="2.1cm">
          <draw:text-box>
            <text:p text:style-name="P13"><text:span text:style-name="T151">go</text:span><text:span text:style-name="T16"> </text:span><text:span text:style-name="T147">command</text:span><text:span text:style-name="T16"> [аргументы...] # в одну команду </text:span><text:span text:style-name="T151">go</text:span><text:span text:style-name="T16"> интегрированы все команды:</text:span></text:p>
            <text:p text:style-name="P13"><text:span text:style-name="T146"/></text:p>
            <text:p text:style-name="P13"><text:span text:style-name="T16"><text:tab/></text:span><text:span text:style-name="T16">bug <text:s text:c="8"/>оформить отчёт об ошибке (bug report)</text:span></text:p>
            <text:p text:style-name="P13"><text:span text:style-name="T16"><text:tab/></text:span><text:span text:style-name="T151">build</text:span><text:span text:style-name="T16"> <text:s text:c="6"/>собрать исполняемую программу со всеми зависимостями</text:span></text:p>
            <text:p text:style-name="P13"><text:span text:style-name="T16"><text:tab/></text:span><text:span text:style-name="T16">clean <text:s text:c="6"/>удалить объектные файлы и почистить файлы в кэше</text:span></text:p>
            <text:p text:style-name="P13"><text:span text:style-name="T16"><text:tab/></text:span><text:span text:style-name="T151">doc</text:span><text:span text:style-name="T16"> <text:s text:c="8"/>показать документацию на пакет</text:span></text:p>
            <text:p text:style-name="P13"><text:span text:style-name="T16"><text:tab/></text:span><text:span text:style-name="T16">env <text:s text:c="8"/>вывести информацию о переменных окружения для Go</text:span></text:p>
            <text:p text:style-name="P13"><text:span text:style-name="T16"><text:tab/></text:span><text:span text:style-name="T16">fix <text:s text:c="8"/>обновить пакеты с изменениями в API</text:span></text:p>
            <text:p text:style-name="P13"><text:span text:style-name="T16"><text:tab/></text:span><text:span text:style-name="T151">fmt</text:span><text:span text:style-name="T16"> <text:s text:c="8"/>переформатировать исходники к стандартному виду</text:span></text:p>
            <text:p text:style-name="P13"><text:span text:style-name="T16"><text:tab/></text:span><text:span text:style-name="T16">generate <text:s text:c="3"/>сгенерировать файлы Go по указаниям в исходниках</text:span></text:p>
            <text:p text:style-name="P13"><text:span text:style-name="T16"><text:tab/></text:span><text:span text:style-name="T151">get</text:span><text:span text:style-name="T16"> <text:s text:c="8"/>скачать и установить пакеты, импортированные в этом модуле</text:span></text:p>
            <text:p text:style-name="P13"><text:span text:style-name="T16"><text:tab/></text:span><text:span text:style-name="T151">install</text:span><text:span text:style-name="T16"> <text:s text:c="4"/>скомпилировать и установить пакеты и зависимости</text:span></text:p>
            <text:p text:style-name="P13"><text:span text:style-name="T16"><text:tab/></text:span><text:span text:style-name="T16">list <text:s text:c="7"/>вывести список пакетов или модулей</text:span></text:p>
            <text:p text:style-name="P13"><text:span text:style-name="T16"><text:tab/></text:span><text:span text:style-name="T151">mod</text:span><text:span text:style-name="T16"> <text:s text:c="8"/>подкоманды для обслуживания файла go.mod </text:span></text:p>
            <text:p text:style-name="P13"><text:span text:style-name="T16"><text:tab/></text:span><text:span text:style-name="T16">work <text:s text:c="7"/>подкоманды для обслуживания workspace</text:span></text:p>
            <text:p text:style-name="P13"><text:span text:style-name="T273"><text:tab/></text:span><text:span text:style-name="T274">run</text:span><text:span text:style-name="T273"> <text:s text:c="8"/>скомпилировать и сразу выполнить программу на Go</text:span></text:p>
            <text:p text:style-name="P13"><text:span text:style-name="T16"><text:tab/></text:span><text:span text:style-name="T16">telemetry <text:s text:c="2"/>управлять настройками и данными телеметрии</text:span></text:p>
            <text:p text:style-name="P13"><text:span text:style-name="T16"><text:tab/></text:span><text:span text:style-name="T151">test</text:span><text:span text:style-name="T16"> <text:s text:c="7"/>выполнить тесты для пакетов: ./... # для всех</text:span></text:p>
            <text:p text:style-name="P13"><text:span text:style-name="T16"><text:tab/></text:span><text:span text:style-name="T16">tool <text:s text:c="7"/>запустить указанный инструмент</text:span></text:p>
            <text:p text:style-name="P13"><text:span text:style-name="T16"><text:tab/></text:span><text:span text:style-name="T16">version <text:s text:c="4"/>вывести версию Go </text:span></text:p>
            <text:p text:style-name="P13"><text:span text:style-name="T16"><text:tab/></text:span><text:span text:style-name="T16">vet <text:s text:c="8"/>сделать отчёт о потенциально ошибочных конструкциях в пакетах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go tool</text:span></text:p>
          </draw:text-box>
        </draw:frame>
        <draw:frame draw:style-name="gr97" draw:text-style-name="P43" draw:layer="layout" svg:width="26.8cm" svg:height="13.1cm" svg:x="0.6cm" svg:y="2.1cm">
          <draw:text-box>
            <text:p text:style-name="P13"><text:span text:style-name="T151"><text:tab/></text:span><text:span text:style-name="T151">go tool</text:span><text:span text:style-name="T16"> [-n] </text:span><text:span text:style-name="T147">command</text:span><text:span text:style-name="T16"> [</text:span><text:span text:style-name="T147">arguments</text:span><text:span text:style-name="T16">...] # запускает такие инструменты:</text:span></text:p>
            <text:p text:style-name="P13"><text:span text:style-name="T96"/></text:p>
            <text:p text:style-name="P13"><text:span text:style-name="T95">addr2line</text:span><text:span text:style-name="T96"> читает адреса и выводит имена функций &amp; место в исходнике (file:line)</text:span></text:p>
            <text:p text:style-name="P13"><text:span text:style-name="T95">asm</text:span><text:span text:style-name="T96"><text:tab/></text:span><text:span text:style-name="T96"> <text:s text:c="5"/>ассемблирует </text:span><text:span text:style-name="T99">x.go</text:span><text:span text:style-name="T96"> в </text:span><text:span text:style-name="T99">x.o</text:span><text:span text:style-name="T96">, чтобы объединить с другими объектами в архив пакета</text:span></text:p>
            <text:p text:style-name="P13"><text:span text:style-name="T95">buildid</text:span><text:span text:style-name="T96"> <text:s text:c="2"/>выводит или перезаписывает (с </text:span><text:span text:style-name="T99">-w</text:span><text:span text:style-name="T96">) </text:span><text:span text:style-name="T99">build ID</text:span><text:span text:style-name="T96"> в указанном файле</text:span></text:p>
            <text:p text:style-name="P13"><text:span text:style-name="T95">cgo</text:span><text:span text:style-name="T96"> <text:s text:c="6"/>преобразует исходные Go файлы в несколько исходных Go и C файлов</text:span></text:p>
            <text:p text:style-name="P13"><text:span text:style-name="T95">compile</text:span><text:span text:style-name="T96"> <text:s text:c="2"/>компилирует файлы пакета в один объектный файл</text:span></text:p>
            <text:p text:style-name="P13"><text:span text:style-name="T95">covdata</text:span><text:span text:style-name="T96"> <text:s text:c="2"/>генерирует отчёты из выходных файлов coverage testing (2-го поколения)</text:span></text:p>
            <text:p text:style-name="P13"><text:span text:style-name="T95">cover</text:span><text:span text:style-name="T96"> <text:s text:c="4"/>анализирует данные покрытия сгнерированные '</text:span><text:span text:style-name="T99">go test -coverprofile=cover.out</text:span><text:span text:style-name="T96">'</text:span></text:p>
            <text:p text:style-name="P13"><text:span text:style-name="T96">doc <text:s text:c="6"/>== </text:span><text:span text:style-name="T99">go doc</text:span></text:p>
            <text:p text:style-name="P13"><text:span text:style-name="T96">fix <text:s text:c="6"/>находит программы со старыми API и исправляет их для использования новых API</text:span></text:p>
            <text:p text:style-name="P13"><text:span text:style-name="T95">link</text:span><text:span text:style-name="T96"> <text:s text:c="5"/>объединяет главный объектный файл и зависимости в исполняемый двоичный файл</text:span></text:p>
            <text:p text:style-name="P13"><text:span text:style-name="T95">nm</text:span><text:span text:style-name="T96"> <text:s text:c="7"/>выводит список символов из объектного / исполняемого файла или архива</text:span></text:p>
            <text:p text:style-name="P13"><text:span text:style-name="T95">objdump</text:span><text:span text:style-name="T96"> <text:s text:c="2"/>дизассемблирует исполняемые файлы</text:span></text:p>
            <text:p text:style-name="P13"><text:span text:style-name="T95">pack</text:span><text:span text:style-name="T96"> <text:s text:c="5"/>простая версия традиционной Unix-команды </text:span><text:span text:style-name="T99">ar</text:span><text:span text:style-name="T96"> с нужными для Go операциями</text:span></text:p>
            <text:p text:style-name="P13"><text:span text:style-name="T95">pprof</text:span><text:span text:style-name="T96"> <text:s text:c="4"/>средство визуализации и анализа метрик о выполнении (performance profile)</text:span></text:p>
            <text:p text:style-name="P13"><text:span text:style-name="T95">preprofile</text:span><text:span text:style-name="T96"> делает промежуточное представление данных pprof для применения в PGO</text:span></text:p>
            <text:p text:style-name="P13"><text:span text:style-name="T95">test2json</text:span><text:span text:style-name="T96"> преобразует вывод </text:span><text:span text:style-name="T99">go test</text:span><text:span text:style-name="T96"> в машинно-читаемый поток JSON</text:span></text:p>
            <text:p text:style-name="P13"><text:span text:style-name="T95">trace</text:span><text:span text:style-name="T96"> <text:s text:c="4"/>средство просмотра файлов трассировки, сгнерированных </text:span><text:span text:style-name="T99">go test -trace</text:span></text:p>
            <text:p text:style-name="P13"><text:span text:style-name="T96">vet <text:s text:c="6"/>изучает исходники на Go и делает отчёт о подозрительных конструкциях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IDEs</text:span></text:p>
          </draw:text-box>
        </draw:frame>
        <draw:frame draw:style-name="gr98" draw:text-style-name="P61" draw:layer="layout" svg:width="26.8cm" svg:height="13.1cm" svg:x="0.6cm" svg:y="2.1cm">
          <draw:text-box>
            <text:p text:style-name="P13"><text:span text:style-name="T275"><text:a xlink:href="https://go.dev/wiki/IDEsAndTextEditorPlugins" xlink:type="simple">▲ IDEs And Text Editor Plugins @ go.dev</text:a></text:span><text:span text:style-name="T275">:</text:span></text:p>
            <text:p text:style-name="P13"><text:span text:style-name="T275"/></text:p>
            <text:list text:style-name="L1">
              <text:list-item>
                <text:p text:style-name="P13"><text:span text:style-name="T276">Visual Studio Code</text:span><text:span text:style-name="T275"> + plug-in (Microsoft)</text:span></text:p>
              </text:list-item>
              <text:list-item>
                <text:p text:style-name="P13"><text:span text:style-name="T276">GoLand</text:span><text:span text:style-name="T275"> (IDE by JetBrains)</text:span></text:p>
              </text:list-item>
              <text:list-item>
                <text:p text:style-name="P13"><text:span text:style-name="T276">LiteIDE</text:span><text:span text:style-name="T275"> (open source and cross-platform Go IDE)</text:span></text:p>
              </text:list-item>
              <text:list-item>
                <text:p text:style-name="P13"><text:span text:style-name="T276">Komodo IDE</text:span><text:span text:style-name="T275"> (cross-platform IDE with built-in Go support)</text:span></text:p>
              </text:list-item>
            </text:list>
            <text:p text:style-name="P13"><text:span text:style-name="T276"/></text:p>
            <text:list text:continue-numbering="true" text:style-name="L1">
              <text:list-item>
                <text:p text:style-name="P13"><text:span text:style-name="T276">Komodo Edit</text:span><text:span text:style-name="T275"> + plug-in (cross-platform text editor)</text:span></text:p>
              </text:list-item>
              <text:list-item>
                <text:p text:style-name="P13"><text:span text:style-name="T276">jEdit</text:span><text:span text:style-name="T275"> (open-source, cross-platform text editor: Java)</text:span></text:p>
              </text:list-item>
              <text:list-item>
                <text:p text:style-name="P13"><text:span text:style-name="T276">Geany</text:span><text:span text:style-name="T275"> (free cross-platform programmer's text editor)</text:span></text:p>
              </text:list-item>
              <text:list-item>
                <text:p text:style-name="P13"><text:span text:style-name="T276">Notepad++</text:span><text:span text:style-name="T275"> (text &amp; source code editor: Windows)</text:span></text:p>
              </text:list-item>
              <text:list-item>
                <text:p text:style-name="P13"><text:span text:style-name="T276">Kate</text:span><text:span text:style-name="T275"> (cross-platform text editor with Go support out-of-the-box: KDE)</text:span></text:p>
              </text:list-item>
              <text:list-item>
                <text:p text:style-name="P13"><text:span text:style-name="T276">Sublime Text</text:span><text:span text:style-name="T275"> (commercial text editor: macOS, Windows, Linux)</text:span></text:p>
              </text:list-item>
              <text:list-item>
                <text:p text:style-name="P13"><text:span text:style-name="T276">TextMate</text:span><text:span text:style-name="T275"> (commercial text editor: macOS)</text:span></text:p>
              </text:list-item>
              <text:list-item>
                <text:p text:style-name="P13"><text:span text:style-name="T276">vim</text:span><text:span text:style-name="T275"> &amp; </text:span><text:span text:style-name="T276">Neovim</text:span><text:span text:style-name="T275">+ vim-go plugin (open-source, cross-platform text editor)</text:span></text:p>
              </text:list-item>
            </text:list>
            <text:p text:style-name="P13"><text:span text:style-name="T275"/></text:p>
            <text:p text:style-name="P18"><text:span text:style-name="T277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99" draw:text-style-name="P70" draw:layer="layout" svg:width="26.8cm" svg:height="12.843cm" svg:x="0.6cm" svg:y="2.07cm">
          <draw:text-box>
            <text:p text:style-name="P18"><text:span text:style-name="T278">Go </text:span><text:span text:style-name="T279">применяется</text:span><text:span text:style-name="T278"> в </text:span><text:span text:style-name="T280">(&gt; 40% IT technology companies worldwide)</text:span><text:span text:style-name="T278">:</text:span></text:p>
            <text:p text:style-name="P18"><text:span text:style-name="T223"><text:tab/></text:span><text:span text:style-name="T281">Alibaba</text:span><text:span text:style-name="T223">, Amazon, American Express, </text:span><text:span text:style-name="T281">Apple</text:span><text:span text:style-name="T223">, Armut (</text:span><text:span text:style-name="T282">C#→Go</text:span><text:span text:style-name="T223">), </text:span><text:span text:style-name="T281">Baidu</text:span><text:span text:style-name="T223">, BBC, bitly, ByteDance (TikTok/Douyin), Canonical, Capital One, CERN, </text:span><text:span text:style-name="T281">Cloudflare</text:span><text:span text:style-name="T223">, Cockroach Labs, Curve, DataDog, Dailymotion, </text:span><text:span text:style-name="T281">Docker</text:span><text:span text:style-name="T223">, DropBox</text:span><text:span text:style-name="T282"> (Python→Go)</text:span><text:span text:style-name="T223">, GitHub, </text:span><text:span text:style-name="T281">Google</text:span><text:span text:style-name="T223">, gov.uk, Heroku, Huawei, </text:span><text:span text:style-name="T281">IBM</text:span><text:span text:style-name="T223">, InfluxDB, Intel, K8s, Kubernetes, </text:span><text:span text:style-name="T281">Meta</text:span><text:span text:style-name="T223">, </text:span><text:span text:style-name="T281">Microsoft</text:span><text:span text:style-name="T223">, Monzo Bank, </text:span><text:span text:style-name="T281">Mozilla</text:span><text:span text:style-name="T223"> (</text:span><text:span text:style-name="T282">Rust &amp; Go</text:span><text:span text:style-name="T223">), Netflix (</text:span><text:span text:style-name="T282">Java→Go</text:span><text:span text:style-name="T223">), New York Times, </text:span><text:span text:style-name="T281">Oracle</text:span><text:span text:style-name="T223">, PayPal, Pinterest, Qiniu, </text:span><text:span text:style-name="T281">Reddit</text:span><text:span text:style-name="T223">, RedHat, Riot Games, Slack, Salesforce</text:span><text:span text:style-name="T282"> (Python, C→Go)</text:span><text:span text:style-name="T223">, SendGrid, Stream</text:span><text:span text:style-name="T282"> (Python→Go)</text:span><text:span text:style-name="T223">, SoundCloud, Terraform, The Economist, The New York Times, </text:span><text:span text:style-name="T281">Twitch</text:span><text:span text:style-name="T223">, Uber, Walmart, YouTube, </text:span><text:span text:style-name="T281">X / Twitter</text:span><text:span text:style-name="T223">, </text:span><text:span text:style-name="T282">многих</text:span><text:span text:style-name="T283"> других организациях и проектах </text:span><text:span text:style-name="T284">open-source</text:span><text:span text:style-name="T283">.</text:span></text:p>
            <text:p text:style-name="P18"><text:span text:style-name="T224"/></text:p>
            <text:p text:style-name="P18"><text:span text:style-name="T285">В </text:span><text:span text:style-name="T286">России</text:span><text:span text:style-name="T285"> (всеми крупными компаниями):</text:span></text:p>
            <text:p text:style-name="P18"><text:span text:style-name="T223"><text:tab/></text:span><text:span text:style-name="T281">Яндекс</text:span><text:span text:style-name="T223">, ЦУМ, УГМК-Телеком, Точка, Т-Банк, Совкомбанк Технологии, Ситимобил, </text:span><text:span text:style-name="T281">СберТех</text:span><text:span text:style-name="T223">, Ростелеком, Онлайн-кинотеатр Иви, </text:span><text:span text:style-name="T281">МТС</text:span><text:span text:style-name="T223">+MWS, МойОфис, Магнит.Tech, </text:span><text:span text:style-name="T281">Лаборатория Касперского</text:span><text:span text:style-name="T223">, Купер, ИТ-Холдинг Т1, ИнГосСтрах Банк, Домклик, Группа Астра, ГНИВЦ, АйТи Инновация, YADRO, X5 Digital, Wildberries, </text:span><text:span text:style-name="T281">VK</text:span><text:span text:style-name="T223">, Viasat Tech, Tutu, </text:span><text:span text:style-name="T281">Tele2</text:span><text:span text:style-name="T223">, Selectel, S8.Capital, </text:span><text:span text:style-name="T281">Ozon</text:span><text:span text:style-name="T223">, Okko, </text:span><text:span text:style-name="T281">Mail.ru</text:span><text:span text:style-name="T223"> Group, Lamoda Tech</text:span><text:span text:style-name="T224">, iSpring, IBS, Delivery Club, Cloud.ru, Boxberry: IT, </text:span><text:span text:style-name="T287">Beeline</text:span><text:span text:style-name="T224">, </text:span><text:span text:style-name="T287">Avito</text:span><text:span text:style-name="T224">, 2GIS </text:span><text:span text:style-name="T283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нение</text:span></text:p>
          </draw:text-box>
        </draw:frame>
        <draw:frame draw:style-name="gr100" draw:text-style-name="P61" draw:layer="layout" svg:width="26.8cm" svg:height="13.043cm" svg:x="0.6cm" svg:y="2.1cm">
          <draw:text-box>
            <text:p text:style-name="P13"><text:span text:style-name="T288">Области </text:span><text:span text:style-name="T288"><text:a xlink:href="https://github.com/avelino/awesome-go" xlink:type="simple">применения ▲</text:a></text:span><text:span text:style-name="T288"><text:s/>Go:</text:span></text:p>
            <text:list text:style-name="L1">
              <text:list-item>
                <text:p text:style-name="P71"><text:span text:style-name="T289"><text:a xlink:href="https://go.dev/solutions/devops" xlink:type="simple">DevOps &amp; SRE ▲</text:a></text:span><text:span text:style-name="T289"><text:s/>(Development Operations &amp; Site Reliability Engineering)</text:span></text:p>
              </text:list-item>
              <text:list-item>
                <text:p text:style-name="P71"><text:span text:style-name="T289"><text:a xlink:href="https://go.dev/solutions/cloud" xlink:type="simple">Cloud &amp; Distributed Network Services ▲</text:a></text:span><text:span text:style-name="T289"><text:s/></text:span></text:p>
              </text:list-item>
              <text:list-item>
                <text:p text:style-name="P71"><text:span text:style-name="T224"><text:a xlink:href="https://go.dev/solutions/webdev" xlink:type="simple">Web Development ▲</text:a></text:span><text:span text:style-name="T224"><text:s/>(frameworks, toolkits, engines, servers)</text:span></text:p>
              </text:list-item>
              <text:list-item>
                <text:p text:style-name="P71"><text:span text:style-name="T289"><text:a xlink:href="https://go.dev/solutions/clis" xlink:type="simple">System Automation &amp; CLIs ▲</text:a></text:span><text:span text:style-name="T289">, Utilities &amp; Stand-Alone Tools</text:span></text:p>
              </text:list-item>
              <text:list-item>
                <text:p text:style-name="P71"><text:span text:style-name="T289">... multi-platform GUI apps (</text:span><text:span text:style-name="T289"><text:a xlink:href="https://fyne.io/" xlink:type="simple">fyne.io</text:a></text:span><text:span text:style-name="T289">)</text:span></text:p>
              </text:list-item>
              <text:list-item>
                <text:p text:style-name="P71"><text:span text:style-name="T289">... AI clients via API &amp; libraries (TensorFlow in Go, etc.)</text:span></text:p>
              </text:list-item>
              <text:list-item>
                <text:p text:style-name="P71"><text:span text:style-name="T289">… </text:span><text:span text:style-name="T289">IoT &amp; embedded systems (TinyGo)</text:span></text:p>
              </text:list-item>
            </text:list>
            <text:p text:style-name="P13"><text:span text:style-name="T196">Software на Go:</text:span></text:p>
            <text:p text:style-name="P18"><text:span text:style-name="T9"><text:tab/></text:span><text:span text:style-name="T9">Allegro </text:span><text:span text:style-name="T13">(eCommerce)</text:span><text:span text:style-name="T9">, </text:span><text:span text:style-name="T8">AmneziaWG</text:span><text:span text:style-name="T9">, </text:span><text:span text:style-name="T8">AKS</text:span><text:span text:style-name="T9"> [Azure Container Service] @ Microsoft, AresDB </text:span><text:span text:style-name="T13">@ Uber</text:span><text:span text:style-name="T9">, bilibili </text:span><text:span text:style-name="T13">(video sharing)</text:span><text:span text:style-name="T9">, Buffalo </text:span><text:span text:style-name="T13">(web framework)</text:span><text:span text:style-name="T9">, Caddy </text:span><text:span text:style-name="T13">(web server)</text:span><text:span text:style-name="T9">, CockroachDB, Digger </text:span><text:span text:style-name="T13">(IaC)</text:span><text:span text:style-name="T9">, </text:span><text:span text:style-name="T8">Docker</text:span><text:span text:style-name="T9">, Drone </text:span><text:span text:style-name="T13">(CD)</text:span><text:span text:style-name="T9">, </text:span><text:span text:style-name="T8">DropBox</text:span><text:span text:style-name="T9"> </text:span><text:span text:style-name="T13">(backend)</text:span><text:span text:style-name="T9">, ent </text:span><text:span text:style-name="T13">@ Meta</text:span><text:span text:style-name="T9">, </text:span><text:span text:style-name="T8">GenKit</text:span><text:span text:style-name="T9"> </text:span><text:span text:style-name="T13">(AI) @ Google</text:span><text:span text:style-name="T9">, Go Ethereum, Flamingo </text:span><text:span text:style-name="T13">(web framework)</text:span><text:span text:style-name="T9">, Gin </text:span><text:span text:style-name="T13">(web framework), </text:span><text:span text:style-name="T9">Gitlab Runner, </text:span><text:span text:style-name="T8">Google Cloud</text:span><text:span text:style-name="T9">, Gorgonia </text:span><text:span text:style-name="T13">(ML)</text:span><text:span text:style-name="T9">, Gorilla </text:span><text:span text:style-name="T13">(web toolkit)</text:span><text:span text:style-name="T9">, </text:span><text:span text:style-name="T8">Grafana</text:span><text:span text:style-name="T9">, Hugo </text:span><text:span text:style-name="T13">(website engine)</text:span><text:span text:style-name="T9">, InfluxDB, JuiceFS, </text:span><text:span text:style-name="T8">Kubernetes</text:span><text:span text:style-name="T9">, LangChainGo, </text:span><text:span text:style-name="T8">LocalAI</text:span><text:span text:style-name="T9">, LXD </text:span><text:span text:style-name="T13">@ Canonical</text:span><text:span text:style-name="T9">, </text:span><text:span text:style-name="T8">Mattermost</text:span><text:span text:style-name="T9"> </text:span><text:span text:style-name="T13">(messaging platform)</text:span><text:span text:style-name="T9">, MinIO </text:span><text:span text:style-name="T13">(object storage), </text:span><text:span text:style-name="T9">Monzo </text:span><text:span text:style-name="T13">(banking app)</text:span><text:span text:style-name="T9">, NATS </text:span><text:span text:style-name="T13">(messaging)</text:span><text:span text:style-name="T9">, NSQ </text:span><text:span text:style-name="T13">(messaging)</text:span><text:span text:style-name="T9">, </text:span><text:span text:style-name="T8">Ollama</text:span><text:span text:style-name="T9"> (89%), OpenShift </text:span><text:span text:style-name="T13">(containerization)</text:span><text:span text:style-name="T9">, </text:span><text:span text:style-name="T8">PayPal</text:span><text:span text:style-name="T9">, Podman, </text:span><text:span text:style-name="T8">Prometheus</text:span><text:span text:style-name="T9"> </text:span><text:span text:style-name="T13">(monitoring &amp; alerting toolkit)</text:span><text:span text:style-name="T9">, Rend </text:span><text:span text:style-name="T13">(large scale data caching @ Netflix)</text:span><text:span text:style-name="T9">, </text:span><text:span text:style-name="T8">SoundCloud</text:span><text:span text:style-name="T9">, Soundscape </text:span><text:span text:style-name="T13">(music streaming)</text:span><text:span text:style-name="T9">, </text:span><text:span text:style-name="T8">Terraform</text:span><text:span text:style-name="T9"> </text:span><text:span text:style-name="T13">(IaC)</text:span><text:span text:style-name="T9">, Timesheets </text:span><text:span text:style-name="T13">(project management), </text:span><text:span text:style-name="T8">Twitch</text:span><text:span text:style-name="T9"> </text:span><text:span text:style-name="T13">(live-streaming)</text:span><text:span text:style-name="T9">, VITESS </text:span><text:span text:style-name="T13">@ YouTube</text:span><text:span text:style-name="T9">, </text:span><text:span text:style-name="T8">Zabbix</text:span><text:span text:style-name="T9"> agent2, …</text:span></text:p>
            <text:p text:style-name="P18"><text:span text:style-name="T290"/></text:p>
            <text:p text:style-name="P13"><text:span text:style-name="T223"><text:a xlink:href="https://medevel.com/golang-apps-6729/#gsc.tab=0" xlink:type="simple">Top 60+ Open-source Apps Written with Golang in 2024 ▲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101" draw:text-style-name="P26" draw:layer="layout" svg:width="26.8cm" svg:height="13.76cm" svg:x="0.6cm" svg:y="2.1cm">
          <draw:text-box>
            <text:p text:style-name="P18"><text:span text:style-name="T281"><text:a xlink:href="https://www.tiobe.com/tiobe-index/" xlink:type="simple">TIOBE index ▲</text:a></text:span><text:span text:style-name="T223"><text:s/></text:span><text:span text:style-name="T224">(since 2009):</text:span></text:p>
            <text:p text:style-name="P18"><text:span text:style-name="T223"><text:tab/></text:span><text:span text:style-name="T224">Now: </text:span><text:span text:style-name="T287">#8</text:span><text:span text:style-name="T224"> (Aug 2025) ← #13 (Nov 2023)</text:span></text:p>
            <text:p text:style-name="P18"><text:span text:style-name="T223"><text:tab/></text:span><text:span text:style-name="T223">Highest Position (before): #7 (Apr 2024)</text:span></text:p>
            <text:p text:style-name="P18"><text:span text:style-name="T223"><text:tab/></text:span><text:span text:style-name="T223">Lowest Position: #122 (May 2015)</text:span></text:p>
            <text:p text:style-name="P18"><text:span text:style-name="T223"><text:tab/></text:span><text:span text:style-name="T223">Language of the Year: 2009, 2016</text:span></text:p>
            <text:p text:style-name="P18"><text:span text:style-name="T281"><text:a xlink:href="https://radar.cloudflare.com/year-in-review/2024#api-client-language-popularity" xlink:type="simple">Cloudflare Radar ▲</text:a></text:span><text:span text:style-name="T223"><text:s/>API Client Language popularity: </text:span><text:span text:style-name="T281">#1</text:span><text:span text:style-name="T223"> (2024)</text:span></text:p>
            <text:p text:style-name="P18"><text:span text:style-name="T281"><text:a xlink:href="https://www.jetbrains.com/lp/devecosystem-2024/" xlink:type="simple">JetBrains ▲</text:a></text:span><text:span text:style-name="T223"><text:s/>Top-paid employees by programming language: </text:span><text:span text:style-name="T281">#2</text:span><text:span text:style-name="T223"> (2024)</text:span></text:p>
            <text:p text:style-name="P18"><text:span text:style-name="T281"><text:a xlink:href="https://github.blog/news-insights/octoverse/octoverse-2024/#the-most-popular-programming-languages" xlink:type="simple">GitHub Octoverse ▲</text:a></text:span><text:span text:style-name="T281"><text:s/></text:span><text:span text:style-name="T223">Top 10 fastest growing languages in 2024: </text:span><text:span text:style-name="T281">#3</text:span></text:p>
            <text:p text:style-name="P18"><text:span text:style-name="T281"><text:a xlink:href="https://blog.jetbrains.com/research/2025/04/is-golang-still-growing-go-language-popularity-trends-in-2024/" xlink:type="simple">JetBrains ▲</text:a></text:span><text:span text:style-name="T281"><text:s/></text:span><text:span text:style-name="T223">Language Promise Index:</text:span><text:span text:style-name="T281"> #4</text:span><text:span text:style-name="T223"> (2024)</text:span></text:p>
            <text:p text:style-name="P18"><text:span text:style-name="T281"><text:a xlink:href="https://spectrum.ieee.org/top-programming-languages-2024" xlink:type="simple">IEEE Spectrum ▲</text:a></text:span><text:span text:style-name="T223"><text:s/>Top Programming Languages: </text:span><text:span text:style-name="T281">#8</text:span><text:span text:style-name="T223"> (</text:span><text:span text:style-name="T224">2024)</text:span></text:p>
            <text:p text:style-name="P18"><text:span text:style-name="T287"><text:a xlink:href="https://www.crossover.com/blog/top-10-in-demand-programming-languages-for-2024" xlink:type="simple">Crossover ▲</text:a></text:span><text:span text:style-name="T224"><text:s/>Top 10 In-Demand Programming Languages for 2025: </text:span><text:span text:style-name="T287">#10</text:span><text:span text:style-name="T224"> </text:span></text:p>
            <text:p text:style-name="P18"><text:span text:style-name="T287"><text:a xlink:href="https://www.zdnet.com/article/the-most-popular-programming-languages-in-2024-and-what-that-even-means/" xlink:type="simple">ZDnet ▲</text:a></text:span><text:span text:style-name="T224"><text:s/>The most popular programming languages in 2025: </text:span><text:span text:style-name="T287">#10</text:span></text:p>
            <text:p text:style-name="P18"><text:span text:style-name="T281"><text:a xlink:href="https://survey.stackoverflow.co/2024/technology#most-popular-technologies-language-prof" xlink:type="simple">StackOverflow ▲</text:a></text:span><text:span text:style-name="T281"><text:s/>#11</text:span><text:span text:style-name="T223"> Most popular techs: language (professionals) (2024)</text:span></text:p>
            <text:p text:style-name="P18"><text:span text:style-name="T281"><text:a xlink:href="https://pypl.github.io/PYPL.html" xlink:type="simple">PYPL ▲</text:a></text:span><text:span text:style-name="T223">: </text:span><text:span text:style-name="T281">#12</text:span><text:span text:style-name="T224"> (May 2025)</text:span></text:p>
            <text:p text:style-name="P18"><text:span text:style-name="T287"><text:a xlink:href="https://redmonk.com/sogrady/2024/09/12/language-rankings-6-24/" xlink:type="simple">RedMonk ▲</text:a></text:span><text:span text:style-name="T224"><text:s/>Programming Language Rankings: </text:span><text:span text:style-name="T287">#12</text:span><text:span text:style-name="T224"> (Jun 2024)</text:span></text:p>
            <text:p text:style-name="P18"><text:span text:style-name="T287"><text:a xlink:href="https://www.statista.com/statistics/793628/worldwide-developer-survey-most-used-languages/" xlink:type="simple">Statista ▲</text:a></text:span><text:span text:style-name="T224"><text:s/>Most used programming languages among developers (2024): </text:span><text:span text:style-name="T287">#12</text:span></text:p>
            <text:p text:style-name="P18"><text:span text:style-name="T287"><text:a xlink:href="https://www.geeksforgeeks.org/top-programming-languages/" xlink:type="simple">GeeksForGeeks ▲</text:a></text:span><text:span text:style-name="T224"><text:s/>20 Best Programming Languages to Learn in 2025: </text:span><text:span text:style-name="T287">#13</text:span></text:p>
            <text:p text:style-name="P24"><text:span text:style-name="T291"/></text:p>
            <text:p text:style-name="P24"><text:span text:style-name="T291">* я не учитывал в индексах позицию HTML/CSS</text:span></text:p>
            <text:p text:style-name="P24"><text:span text:style-name="T291"/></text:p>
          </draw:text-box>
        </draw:frame>
        <draw:frame draw:style-name="gr102" draw:text-style-name="P73" draw:layer="layout" svg:width="6cm" svg:height="2.4cm" svg:x="21.4cm" svg:y="2.6cm">
          <draw:text-box>
            <text:p text:style-name="P72"><text:span text:style-name="T292"><text:a xlink:href="https://blog.jetbrains.com/research/2025/04/is-golang-still-growing-go-language-popularity-trends-in-2024/" xlink:type="simple">Is Golang Still Growing? Go Language Popularity Trends in 2024</text:a></text:span><text:span text:style-name="T292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103" draw:text-style-name="P19" draw:layer="layout" svg:width="26.8cm" svg:height="12.884cm" svg:x="0.6cm" svg:y="2.116cm">
          <draw:text-box>
            <text:p text:style-name="P18"><text:span text:style-name="T27">При критике языка Go упоминаются следующие недостатки:</text:span></text:p>
            <text:list text:style-name="L1">
              <text:list-item>
                <text:p text:style-name="P18"><text:span text:style-name="T293">Синтаксис слишком простой, мало syntactic sugar.</text:span></text:p>
              </text:list-item>
              <text:list-item>
                <text:p text:style-name="P18"><text:span text:style-name="T293">Синтаксис непривычный: использование </text:span><text:span text:style-name="T58">[ ]</text:span><text:span text:style-name="T293"> в типах параметров и в описании ограничений для generics снижает читабельность.</text:span></text:p>
              </text:list-item>
              <text:list-item>
                <text:p text:style-name="P18"><text:span text:style-name="T293">Нет полноценного ООП. </text:span></text:p>
              </text:list-item>
              <text:list-item>
                <text:p text:style-name="P18"><text:span text:style-name="T293">Ограниченный вывод типов (inference): явное указание типов параметров снижает простоту и выгоды от шаблонного кода.</text:span></text:p>
              </text:list-item>
              <text:list-item>
                <text:p text:style-name="P18"><text:span text:style-name="T293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293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293">Нет перегрузки функций (function overloading).</text:span></text:p>
              </text:list-item>
              <text:list-item>
                <text:p text:style-name="P18"><text:span text:style-name="T293">Нет перегрузки операций (operator overloading) или добавления ключевых слов (keyword extensibility).</text:span></text:p>
              </text:list-item>
              <text:list-item>
                <text:p text:style-name="P18"><text:span text:style-name="T293">Нет возможности объявить неизменяемость (immutability declarations), кроме </text:span><text:span text:style-name="T58">const</text:span><text:span text:style-name="T293">.</text:span></text:p>
              </text:list-item>
              <text:list-item>
                <text:p text:style-name="P18"><text:span text:style-name="T293">Не хватает значений по умолчанию для параметров функций (default values for arguments).</text:span></text:p>
              </text:list-item>
              <text:list-item>
                <text:p text:style-name="P18"><text:span text:style-name="T293">Использование </text:span><text:span text:style-name="T58">nil</text:span><text:span text:style-name="T293"> и weak type safety?</text:span></text:p>
              </text:list-item>
              <text:list-item>
                <text:p text:style-name="P18"><text:span text:style-name="T293">Диспетчер сопрограмм (goroutines scheduler) управляет их выполнением, что может привести к недетерминированному поведению.</text:span></text:p>
              </text:list-item>
              <text:list-item>
                <text:p text:style-name="P18"><text:span text:style-name="T293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293">Странный шаблон при форматировании даты и времени: "</text:span><text:span text:style-name="T58">Mon Jan 2 15:04:05 -0700 2006</text:span><text:span text:style-name="T293">".</text:span></text:p>
              </text:list-item>
              <text:list-item>
                <text:p text:style-name="P18"><text:span text:style-name="T293">Нет проверки значений на соответствие перечислению, объявленному через </text:span><text:span text:style-name="T58">iota</text:span><text:span text:style-name="T293">.</text:span></text:p>
              </text:list-item>
              <text:list-item>
                <text:p text:style-name="P18"><text:span text:style-name="T293">В некоторых случаях требуется более низкоуровневое управление распределением памяти, как в Rust.</text:span></text:p>
              </text:list-item>
            </text:list>
            <text:p text:style-name="P18"><text:span text:style-name="T293"/></text:p>
            <text:p text:style-name="P74"><text:span text:style-name="T294">По-моему, эти претензии предъявляют те, кто не понял, для чего создавался Go, и хотят сделать из него другой язык.</text:span></text:p>
            <text:p text:style-name="P18"><text:span text:style-name="T293"/></text:p>
            <text:p text:style-name="P18"><text:span text:style-name="T59">Во многих проектах разработчики сочетают применение Go с использованием других новых языков: </text:span><text:span text:style-name="T59"><text:a xlink:href="https://thenewstack.io/rust-vs-go-why-theyre-better-together/" xlink:type="simple">Rust vs. Go: Why They’re Better Together ▲</text:a></text:span><text:span text:style-name="T59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ои впечатления от Go </text:span></text:p>
          </draw:text-box>
        </draw:frame>
        <draw:frame draw:style-name="gr104" draw:text-style-name="P60" draw:layer="layout" svg:width="26.8cm" svg:height="13.049cm" svg:x="0.6cm" svg:y="2.1cm">
          <draw:text-box>
            <text:p text:style-name="P13"><text:span text:style-name="T66">Синтаксис лаконичный, но с некоторыми непривычными конструкциями.</text:span></text:p>
            <text:p text:style-name="P13"><text:span text:style-name="T66">Логично спроектирован, предсказуем. Исходники хорошо понимаются.</text:span></text:p>
            <text:p text:style-name="P13"><text:span text:style-name="T66">Непривычно после динамического Ruby: все объявления и преобразования надо делать явно.</text:span></text:p>
            <text:p text:style-name="P13"><text:span text:style-name="T65"/></text:p>
            <text:p text:style-name="P13"><text:span text:style-name="T65">Очень строгий: </text:span><text:span text:style-name="T66">переменная не используется – код компилироваться не будет!</text:span></text:p>
            <text:p text:style-name="P13"><text:span text:style-name="T66">Strong typing и другие строгости важны для надёжности больших программ.</text:span></text:p>
            <text:p text:style-name="P13"><text:span text:style-name="T66">Явная работа с ошибками дисциплинирует программиста: о них надо думать постоянно.</text:span></text:p>
            <text:p text:style-name="P13"><text:span text:style-name="T66">Убедился в преимуществах отказа от традиционного ООП в пользу объектного подхода в Go.</text:span></text:p>
            <text:p text:style-name="P13"><text:span text:style-name="T66">Интерфейсы в Go — основа динамичности и гибкости при разработке.</text:span></text:p>
            <text:p text:style-name="P13"><text:span text:style-name="T66"/></text:p>
            <text:p text:style-name="P13"><text:span text:style-name="T66">Довольно низкоуровневый: напоминает Си, но современный и более надёжный.</text:span></text:p>
            <text:p text:style-name="P13"><text:span text:style-name="T66">Очень быстро компилируется. Удобно сразу выполнить: </text:span><text:span text:style-name="T191">go run program.go</text:span></text:p>
            <text:p text:style-name="P13"><text:span text:style-name="T66">Легко скомпилировать исполняемую программу для другого «железа» и ОС.</text:span></text:p>
            <text:p text:style-name="P13"><text:span text:style-name="T66">Действительно очень быстро выполняется: переписал на Go c Python и Ruby, сравнил скорость.</text:span></text:p>
            <text:p text:style-name="P13"><text:span text:style-name="T65"/></text:p>
            <text:p text:style-name="P13"><text:span text:style-name="T66">Очень много </text:span><text:span text:style-name="T168">стандартных</text:span><text:span text:style-name="T66"> библиотек – на все случаи жизни.</text:span></text:p>
            <text:p text:style-name="P13"><text:span text:style-name="T66">Легко подключать и обновлять сторонние модули.</text:span></text:p>
            <text:p text:style-name="P13"><text:span text:style-name="T66">Хорошая документация на библиотеки (с исполняемыми примерами).</text:span></text:p>
            <text:p text:style-name="P13"><text:span text:style-name="T66">Много сайтов с примерами – изучать легко.</text:span></text:p>
            <text:p text:style-name="P13"><text:span text:style-name="T66">Хорошие инструменты в комплекте — можно писать без IDE.</text:span></text:p>
          </draw:text-box>
        </draw:frame>
        <draw:custom-shape draw:style-name="gr105" draw:text-style-name="P76" draw:layer="layout" svg:width="8.1cm" svg:height="2.501cm" svg:x="19.4cm" svg:y="12.8cm">
          <text:p text:style-name="P75"><text:span text:style-name="T155">Наверное, это последний язык, </text:span></text:p>
          <text:p text:style-name="P75"><text:span text:style-name="T155">разработанный «классиками»,</text:span></text:p>
          <text:p text:style-name="P75"><text:span text:style-name="T155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Книг много</text:span><text:span text:style-name="T295"> </text:span><text:span text:style-name="T296">(лучше читать на английском: свежие версии и без ошибок перевода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06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4cm" svg:y="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06" draw:text-style-name="P4" draw:layer="layout" svg:width="3.41cm" svg:height="4cm" svg:x="0.4cm" svg:y="2.6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2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4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06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5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06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0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5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06" draw:text-style-name="P4" draw:layer="layout" svg:width="2.86cm" svg:height="4cm" svg:x="14.04cm" svg:y="3.7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4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06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6.7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07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06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24cm" svg:y="3.6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2.1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98cm" svg:height="4cm" svg:x="20.2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draw:frame draw:style-name="gr2" draw:text-style-name="P20" draw:layer="layout" svg:width="3.09cm" svg:height="4cm" svg:x="24.62cm" svg:y="3.751cm">
          <draw:image xlink:href="Pictures/10000001000001400000019ECA6DDE03155B21C8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3">Ссылки </text:span><text:span text:style-name="T297">▲</text:span></text:p>
          </draw:text-box>
        </draw:frame>
        <draw:frame draw:style-name="gr108" draw:text-style-name="P78" draw:layer="layout" svg:width="27cm" svg:height="13.151cm" svg:x="0.5cm" svg:y="2.127cm">
          <draw:text-box>
            <text:list text:style-name="L1">
              <text:list-item>
                <text:p text:style-name="P77"><text:span text:style-name="T206"><text:a xlink:href="https://go.dev/" xlink:type="simple">go.dev/</text:a></text:span><text:span text:style-name="T206"><text:s text:c="35"/></text:span><text:span text:style-name="T298"><text:s text:c="4"/>// Официальный сайт языка</text:span></text:p>
              </text:list-item>
              <text:list-item>
                <text:p text:style-name="P77"><text:span text:style-name="T206"><text:a xlink:href="https://go.dev/play/" xlink:type="simple">go.dev/play/</text:a></text:span><text:span text:style-name="T207"><text:s text:c="30"/></text:span><text:span text:style-name="T298"><text:s text:c="4"/>// Go Playground ~ выполнение в браузере</text:span></text:p>
              </text:list-item>
              <text:list-item>
                <text:p text:style-name="P77"><text:span text:style-name="T206"><text:a xlink:href="https://go.dev/ref/spec" xlink:type="simple">go.dev/ref/spec</text:a></text:span><text:span text:style-name="T206"><text:s text:c="27"/></text:span><text:span text:style-name="T298"><text:s text:c="4"/></text:span><text:span text:style-name="T299">// Спецификация языка</text:span><text:span text:style-name="T298"> (!!!)</text:span></text:p>
              </text:list-item>
              <text:list-item>
                <text:p text:style-name="P77"><text:span text:style-name="T299"><text:a xlink:href="https://github.com/golang/go" xlink:type="simple">github.com/golang/go</text:a></text:span><text:span text:style-name="T299"><text:s text:c="26"/></text:span><text:span text:style-name="T298">// Исходники</text:span></text:p>
              </text:list-item>
              <text:list-item>
                <text:p text:style-name="P77"><text:span text:style-name="T206"><text:a xlink:href="https://go.dev/doc/" xlink:type="simple">go.dev/doc/</text:a></text:span><text:span text:style-name="T207"><text:s text:c="31"/></text:span><text:span text:style-name="T298"><text:s text:c="4"/>// Документация</text:span></text:p>
              </text:list-item>
              <text:list-item>
                <text:p text:style-name="P77"><text:span text:style-name="T206"><text:a xlink:href="https://go.dev/doc/code" xlink:type="simple">go.dev/doc/code</text:a></text:span><text:span text:style-name="T207"><text:s text:c="27"/></text:span><text:span text:style-name="T298"><text:s text:c="4"/>// How to Write Go Code</text:span></text:p>
              </text:list-item>
              <text:list-item>
                <text:p text:style-name="P77"><text:span text:style-name="T206"><text:a xlink:href="https://pkg.go.dev/std" xlink:type="simple">pkg.go.dev/std</text:a></text:span><text:span text:style-name="T206"><text:s text:c="20"/></text:span><text:span text:style-name="T207"><text:s text:c="8"/></text:span><text:span text:style-name="T298"><text:s text:c="4"/>// стандартная библиотека</text:span></text:p>
              </text:list-item>
              <text:list-item>
                <text:p text:style-name="P18"><text:span text:style-name="T206"><text:a xlink:href="https://gobyexample.com/" xlink:type="simple">gobyexample.com</text:a></text:span><text:span text:style-name="T207"><text:s text:c="27"/></text:span><text:span text:style-name="T298"><text:s text:c="4"/>// Go в примерах</text:span></text:p>
              </text:list-item>
              <text:list-item>
                <text:p text:style-name="P18"><text:span text:style-name="T299"><text:a xlink:href="https://go.dev/doc/modules/layout" xlink:type="simple">go.dev/doc/modules/layout</text:a></text:span><text:span text:style-name="T298"><text:s text:c="21"/>// Структура каталогов</text:span></text:p>
              </text:list-item>
              <text:list-item>
                <text:p text:style-name="P18"><text:span text:style-name="T206"><text:a xlink:href="https://github.com/golang-standards/project-layout/blob/master/README_ru.md" xlink:type="simple">github.com/golang-standards/project-layout</text:a></text:span><text:span text:style-name="T207"><text:s text:c="4"/>// </text:span><text:span text:style-name="T298">Стандартный макет [большого] Go проекта</text:span></text:p>
              </text:list-item>
              <text:list-item>
                <text:p text:style-name="P77"><text:span text:style-name="T206"><text:a xlink:href="https://tour.golang.org/" xlink:type="simple">tour.golang.org</text:a></text:span><text:span text:style-name="T207"><text:s text:c="27"/></text:span><text:span text:style-name="T298"><text:s text:c="4"/>// Экскурсия по возможностям Go</text:span></text:p>
              </text:list-item>
              <text:list-item>
                <text:p text:style-name="P77"><text:span text:style-name="T206"><text:a xlink:href="https://golangdocs.com/" xlink:type="simple">golangdocs.com</text:a></text:span><text:span text:style-name="T207"><text:s text:c="28"/></text:span><text:span text:style-name="T298"><text:s text:c="4"/>// Примеры конструкций</text:span></text:p>
              </text:list-item>
              <text:list-item>
                <text:p text:style-name="P77"><text:span text:style-name="T299"><text:a xlink:href="https://appliedgo.net/why-go/" xlink:type="simple">appliedgo.net/why-go/</text:a></text:span><text:span text:style-name="T298"><text:s text:c="25"/>// 15 Reasons I Love Go</text:span></text:p>
              </text:list-item>
              <text:list-item>
                <text:p text:style-name="P77"><text:span text:style-name="T299"><text:a xlink:href="https://github.com/avelino/awesome-go" xlink:type="simple">awesome-go</text:a></text:span><text:span text:style-name="T298"><text:s text:c="36"/>// Подборка библиотек и инструментов: для всего</text:span></text:p>
              </text:list-item>
            </text:list>
            <text:p text:style-name="P77"><text:span text:style-name="T299"/></text:p>
            <text:list text:continue-numbering="true" text:style-name="L1">
              <text:list-item>
                <text:p text:style-name="P18"><text:span text:style-name="T206"><text:a xlink:href="https://go.dev/doc/effective_go" xlink:type="simple">go.dev/doc/effective_go</text:a></text:span><text:span text:style-name="T206"><text:s text:c="4"/></text:span><text:span text:style-name="T207"><text:s text:c="9"/></text:span><text:span text:style-name="T298"><text:s text:c="10"/>// "Effecive Go" бесплатная web-книга</text:span></text:p>
              </text:list-item>
              <text:list-item>
                <text:p text:style-name="P77"><text:span text:style-name="T299"><text:a xlink:href="https://gopl.io/" xlink:type="simple">gopl.io</text:a></text:span><text:span text:style-name="T298"><text:s text:c="18"/>// "The Go Programming Language" by A.A.A.Donovan &amp; B.W.Kernighan</text:span></text:p>
              </text:list-item>
            </text:list>
            <text:p text:style-name="P77"><text:span text:style-name="T298"/></text:p>
            <text:list text:continue-numbering="true" text:style-name="L1">
              <text:list-item>
                <text:p text:style-name="P77"><text:span text:style-name="T206"><text:a xlink:href="https://www.w3schools.com/go/index.php" xlink:type="simple">w3schools.com/go/</text:a></text:span><text:span text:style-name="T207"><text:s text:c="16"/></text:span><text:span text:style-name="T298">@ w3schools <text:s/>// Справочник</text:span></text:p>
              </text:list-item>
              <text:list-item>
                <text:p text:style-name="P77"><text:span text:style-name="T206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207"><text:s/></text:span><text:span text:style-name="T298">@ proglib.io // Самоучитель</text:span></text:p>
              </text:list-item>
              <text:list-item>
                <text:p text:style-name="P77"><text:span text:style-name="T206"><text:a xlink:href="https://proglib.io/p/dorozhnaya-karta-go-razrabotchika-v-2023-godu-2023-11-01" xlink:type="simple">Дорожная карта Go-разработчика</text:a></text:span><text:span text:style-name="T207"><text:s text:c="3"/></text:span><text:span text:style-name="T298">@ proglib.io // План изучения</text:span></text:p>
              </text:list-item>
              <text:list-item>
                <text:p text:style-name="P77"><text:span text:style-name="T299"><text:a xlink:href="https://lyceum.yandex.ru/go" xlink:type="simple">lyceum.yandex.ru/go</text:a></text:span><text:span text:style-name="T298"><text:s text:c="27"/>// Яндекс-лицей: Программирование на Go</text:span></text:p>
              </text:list-item>
              <text:list-item>
                <text:p text:style-name="P77"><text:span text:style-name="T299"><text:a xlink:href="https://start.practicum.yandex/go-basics/" xlink:type="simple">start.practicum.yandex/go-basics/</text:a></text:span><text:span text:style-name="T298"><text:s text:c="13"/>// Яндекс-практикум: Основы Go</text:span></text:p>
              </text:list-item>
              <text:list-item>
                <text:p text:style-name="P77"><text:span text:style-name="T299"><text:a xlink:href="https://codelibs.ru/category/go/" xlink:type="simple">Книги по Go</text:a></text:span><text:span text:style-name="T298"><text:s text:c="22"/>@codelibs.ru // Учебники по Go</text:span></text:p>
              </text:list-item>
            </text:list>
            <text:p text:style-name="P77"><text:span text:style-name="T298"/></text:p>
            <text:list text:continue-numbering="true" text:style-name="L1">
              <text:list-item>
                <text:p text:style-name="P77"><text:span text:style-name="T299"><text:a xlink:href="https://tinygo.org/" xlink:type="simple">tinygo.org</text:a></text:span><text:span text:style-name="T298"><text:s text:c="36"/>// TinyGo: Go on embedded systems &amp; WebAssembly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custom-shape draw:style-name="gr109" draw:text-style-name="P79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3">Готов ответить на вопросы</text:span></text:p>
          </draw:text-box>
        </draw:frame>
        <draw:frame draw:style-name="gr12" draw:text-style-name="P80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300"/></text:p>
            <text:p text:style-name="P2"><text:span text:style-name="T300"/></text:p>
            <text:p text:style-name="P2"><text:span text:style-name="T300"/></text:p>
            <text:p text:style-name="P2"><text:span text:style-name="T300"/></text:p>
            <text:p text:style-name="P2"><text:span text:style-name="T300"/></text:p>
            <text:p text:style-name="P2"><text:span text:style-name="T300"/></text:p>
            <text:p text:style-name="P2"><text:span text:style-name="T300"/></text:p>
            <text:p text:style-name="P2"><text:span text:style-name="T300"/></text:p>
            <text:p text:style-name="P2"><text:span text:style-name="T300"/></text:p>
            <text:p text:style-name="P2"><text:span text:style-name="T300"/></text:p>
            <text:p text:style-name="P2"><text:span text:style-name="T300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110" draw:text-style-name="P81" draw:layer="layout" svg:width="6.527cm" svg:height="3.405cm" svg:x="10cm" svg:y="6.834cm">
          <draw:text-box>
            <text:p text:style-name="P2"><text:span text:style-name="T301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3">Словарик</text:span></text:p>
          </draw:text-box>
        </draw:frame>
        <draw:frame draw:style-name="gr111" draw:text-style-name="P82" draw:layer="layout" svg:width="26.4cm" svg:height="12.473cm" svg:x="0.8cm" svg:y="2.527cm">
          <draw:text-box>
            <text:p text:style-name="P18"><text:span text:style-name="T302">communicating sequential processes ~ взаимодействие последовательных процессов </text:span></text:p>
            <text:p text:style-name="P18"><text:span text:style-name="T302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302">CSP <text:s/>= communicating sequential processes</text:span></text:p>
            <text:p text:style-name="P18"><text:span text:style-name="T302">gopher ~ программист на Go</text:span></text:p>
            <text:p text:style-name="P18"><text:span text:style-name="T302">goroutine ~ подпрограмма, возможно, выполняемая параллельно</text:span></text:p>
            <text:p text:style-name="P18"><text:span text:style-name="T302">multitasking ~ многозадачность</text:span></text:p>
            <text:p text:style-name="P18"><text:span text:style-name="T302">parallelism ~ параллелизм = параллельное выполнение вычислений</text:span></text:p>
            <text:p text:style-name="P18"><text:span text:style-name="T302">process ~ процесс</text:span></text:p>
            <text:p text:style-name="P18"><text:span text:style-name="T302">subprocess ~ подпроцесс</text:span></text:p>
            <text:p text:style-name="P18"><text:span text:style-name="T302">subtask ~ подзадача</text:span></text:p>
            <text:p text:style-name="P18"><text:span text:style-name="T302">task ~ задача</text:span></text:p>
            <text:p text:style-name="P18"><text:span text:style-name="T302"/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5-09-26T18:00:49.634540854</dc:date>
    <meta:editing-duration>P9DT21H49M3S</meta:editing-duration>
    <meta:editing-cycles>1711</meta:editing-cycles>
    <meta:generator>LibreOffice/7.4.7.2$Linux_X86_64 LibreOffice_project/40$Build-2</meta:generator>
    <meta:document-statistic meta:object-count="525"/>
  </office:meta>
</office:document-meta>
</file>